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layout-cache" manifest:media-type="application/binary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Replacements/Object 5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"/>
  <manifest:file-entry manifest:full-path="ObjectReplacements/Object 30" manifest:media-type="application/x-openoffice-gdimetafile;windows_formatname=&quot;GDIMetaFile&quot;"/>
  <manifest:file-entry manifest:full-path="ObjectReplacements/Object 23" manifest:media-type=""/>
  <manifest:file-entry manifest:full-path="ObjectReplacements/Object 8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"/>
  <manifest:file-entry manifest:full-path="ObjectReplacements/Object 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1" manifest:media-type=""/>
  <manifest:file-entry manifest:full-path="ObjectReplacements/Object 7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ahoma" svg:font-family="Tahoma, Calibri, 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2" style:family="table">
      <style:table-properties style:width="17.595cm" fo:margin-left="0cm" table:align="left"/>
    </style:style>
    <style:style style:name="Таблица12.A" style:family="table-column">
      <style:table-column-properties style:column-width="15.108cm"/>
    </style:style>
    <style:style style:name="Таблица12.B" style:family="table-column">
      <style:table-column-properties style:column-width="2.487cm"/>
    </style:style>
    <style:style style:name="Таблица12.A1" style:family="table-cell">
      <style:table-cell-properties fo:padding="0.097cm" fo:border="none"/>
    </style:style>
    <style:style style:name="Таблица12.B1" style:family="table-cell">
      <style:table-cell-properties style:vertical-align="middle" fo:padding="0.097cm" fo:border="none"/>
    </style:style>
    <style:style style:name="Таблица1" style:family="table">
      <style:table-properties style:width="17.595cm" fo:margin-left="0cm" table:align="left"/>
    </style:style>
    <style:style style:name="Таблица1.A" style:family="table-column">
      <style:table-column-properties style:column-width="16.484cm"/>
    </style:style>
    <style:style style:name="Таблица1.B" style:family="table-column">
      <style:table-column-properties style:column-width="1.111cm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7.595cm" fo:margin-left="0cm" table:align="left"/>
    </style:style>
    <style:style style:name="Таблица2.A" style:family="table-column">
      <style:table-column-properties style:column-width="16.484cm"/>
    </style:style>
    <style:style style:name="Таблица2.B" style:family="table-column">
      <style:table-column-properties style:column-width="1.111cm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7.595cm" fo:margin-left="0cm" table:align="left"/>
    </style:style>
    <style:style style:name="Таблица3.A" style:family="table-column">
      <style:table-column-properties style:column-width="16.325cm"/>
    </style:style>
    <style:style style:name="Таблица3.B" style:family="table-column">
      <style:table-column-properties style:column-width="1.27cm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style:vertical-align="middle" fo:padding="0.097cm" fo:border="none"/>
    </style:style>
    <style:style style:name="Таблица5" style:family="table">
      <style:table-properties style:width="17.595cm" fo:margin-left="0cm" table:align="left"/>
    </style:style>
    <style:style style:name="Таблица5.A" style:family="table-column">
      <style:table-column-properties style:column-width="16.325cm"/>
    </style:style>
    <style:style style:name="Таблица5.B" style:family="table-column">
      <style:table-column-properties style:column-width="1.27cm"/>
    </style:style>
    <style:style style:name="Таблица5.A1" style:family="table-cell">
      <style:table-cell-properties fo:padding="0.097cm" fo:border="none"/>
    </style:style>
    <style:style style:name="Таблица5.B1" style:family="table-cell">
      <style:table-cell-properties style:vertical-align="middle" fo:padding="0.097cm" fo:border="none"/>
    </style:style>
    <style:style style:name="Таблица6" style:family="table">
      <style:table-properties style:width="17.595cm" fo:margin-left="0cm" table:align="left"/>
    </style:style>
    <style:style style:name="Таблица6.A" style:family="table-column">
      <style:table-column-properties style:column-width="16.034cm"/>
    </style:style>
    <style:style style:name="Таблица6.B" style:family="table-column">
      <style:table-column-properties style:column-width="1.561cm"/>
    </style:style>
    <style:style style:name="Таблица6.A1" style:family="table-cell">
      <style:table-cell-properties fo:padding="0.097cm" fo:border="none"/>
    </style:style>
    <style:style style:name="Таблица6.B1" style:family="table-cell">
      <style:table-cell-properties style:vertical-align="middle" fo:padding="0.097cm" fo:border="none"/>
    </style:style>
    <style:style style:name="Таблица7" style:family="table">
      <style:table-properties style:width="17.595cm" fo:margin-left="0cm" table:align="left"/>
    </style:style>
    <style:style style:name="Таблица7.A" style:family="table-column">
      <style:table-column-properties style:column-width="16.245cm"/>
    </style:style>
    <style:style style:name="Таблица7.B" style:family="table-column">
      <style:table-column-properties style:column-width="1.349cm"/>
    </style:style>
    <style:style style:name="Таблица7.1" style:family="table-row">
      <style:table-row-properties style:min-row-height="1.085cm"/>
    </style:style>
    <style:style style:name="Таблица7.A1" style:family="table-cell">
      <style:table-cell-properties style:vertical-align="middle" fo:padding="0.097cm" fo:border="none"/>
    </style:style>
    <style:style style:name="Таблица4" style:family="table">
      <style:table-properties style:width="17.595cm" fo:margin-left="0cm" table:align="left"/>
    </style:style>
    <style:style style:name="Таблица4.A" style:family="table-column">
      <style:table-column-properties style:column-width="16.325cm"/>
    </style:style>
    <style:style style:name="Таблица4.B" style:family="table-column">
      <style:table-column-properties style:column-width="1.27cm"/>
    </style:style>
    <style:style style:name="Таблица4.A1" style:family="table-cell">
      <style:table-cell-properties fo:padding="0.097cm" fo:border="none"/>
    </style:style>
    <style:style style:name="Таблица4.B1" style:family="table-cell">
      <style:table-cell-properties style:vertical-align="middle" fo:padding="0.097cm" fo:border="none"/>
    </style:style>
    <style:style style:name="Таблица9" style:family="table">
      <style:table-properties style:width="17.595cm" fo:margin-left="0cm" table:align="left"/>
    </style:style>
    <style:style style:name="Таблица9.A" style:family="table-column">
      <style:table-column-properties style:column-width="16.272cm"/>
    </style:style>
    <style:style style:name="Таблица9.B" style:family="table-column">
      <style:table-column-properties style:column-width="1.323cm"/>
    </style:style>
    <style:style style:name="Таблица9.A1" style:family="table-cell">
      <style:table-cell-properties fo:padding="0.097cm" fo:border="none"/>
    </style:style>
    <style:style style:name="Таблица9.B1" style:family="table-cell">
      <style:table-cell-properties style:vertical-align="middle" fo:padding="0.097cm" fo:border="none"/>
    </style:style>
    <style:style style:name="Таблица10" style:family="table">
      <style:table-properties style:width="17.595cm" fo:margin-left="0cm" table:align="left"/>
    </style:style>
    <style:style style:name="Таблица10.A" style:family="table-column">
      <style:table-column-properties style:column-width="16.272cm"/>
    </style:style>
    <style:style style:name="Таблица10.B" style:family="table-column">
      <style:table-column-properties style:column-width="1.323cm"/>
    </style:style>
    <style:style style:name="Таблица10.A1" style:family="table-cell">
      <style:table-cell-properties fo:padding="0.097cm" fo:border="none"/>
    </style:style>
    <style:style style:name="Таблица10.B1" style:family="table-cell">
      <style:table-cell-properties style:vertical-align="middle" fo:padding="0.097cm" fo:border="none"/>
    </style:style>
    <style:style style:name="Таблица11" style:family="table">
      <style:table-properties style:width="17.595cm" fo:margin-left="0cm" table:align="left"/>
    </style:style>
    <style:style style:name="Таблица11.A" style:family="table-column">
      <style:table-column-properties style:column-width="16.272cm"/>
    </style:style>
    <style:style style:name="Таблица11.B" style:family="table-column">
      <style:table-column-properties style:column-width="1.323cm"/>
    </style:style>
    <style:style style:name="Таблица11.A1" style:family="table-cell">
      <style:table-cell-properties fo:padding="0.097cm" fo:border="none"/>
    </style:style>
    <style:style style:name="Таблица11.B1" style:family="table-cell">
      <style:table-cell-properties style:vertical-align="middle" fo:padding="0.097cm" fo:border="none"/>
    </style:style>
    <style:style style:name="P1" style:family="paragraph" style:parent-style-name="Text_20_body">
      <style:paragraph-properties fo:text-align="end" style:justify-single-word="false"/>
      <style:text-properties fo:font-variant="normal" fo:text-transform="none" fo:color="#333333" fo:letter-spacing="normal"/>
    </style:style>
    <style:style style:name="P2" style:family="paragraph" style:parent-style-name="Text_20_body">
      <style:text-properties fo:font-variant="normal" fo:text-transform="none" fo:color="#333333" style:font-name="Tahoma" fo:font-size="10.5pt" fo:letter-spacing="normal" fo:font-style="normal" fo:font-weight="bold"/>
    </style:style>
    <style:style style:name="P3" style:family="paragraph" style:parent-style-name="Heading_20_2">
      <style:text-properties fo:font-variant="normal" fo:text-transform="none" fo:color="#333333" style:font-name="Tahoma" fo:font-size="20.5pt" fo:letter-spacing="normal" fo:font-style="normal" fo:font-weight="bold"/>
    </style:style>
    <style:style style:name="P4" style:family="paragraph" style:parent-style-name="Quotations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42d4b"/>
    </style:style>
    <style:style style:name="P5" style:family="paragraph" style:parent-style-name="Quotations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45c06"/>
    </style:style>
    <style:style style:name="P6" style:family="paragraph" style:parent-style-name="Quotations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db6d4"/>
    </style:style>
    <style:style style:name="P7" style:family="paragraph" style:parent-style-name="Quotations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tyle="italic" fo:font-weight="bold" officeooo:paragraph-rsid="001db6d4" style:font-weight-asian="bold" style:font-weight-complex="bold"/>
    </style:style>
    <style:style style:name="P8" style:family="paragraph" style:parent-style-name="Quotations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f72f1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145c06"/>
    </style:style>
    <style:style style:name="P10" style:family="paragraph" style:parent-style-name="Quotations">
      <style:paragraph-properties fo:margin-left="1.251cm" fo:margin-right="0cm" fo:margin-top="0cm" fo:margin-bottom="0cm" style:contextual-spacing="false" fo:text-indent="0cm" style:auto-text-indent="false" fo:padding="0cm" fo:border="none"/>
      <style:text-properties officeooo:paragraph-rsid="001db6d4"/>
    </style:style>
    <style:style style:name="P11" style:family="paragraph" style:parent-style-name="Quotations">
      <style:paragraph-properties fo:margin-left="0cm" fo:margin-right="0cm" fo:margin-top="0cm" fo:margin-bottom="0cm" style:contextual-spacing="false" fo:text-indent="0.873cm" style:auto-text-indent="false" fo:padding="0cm" fo:border="none"/>
      <style:text-properties officeooo:paragraph-rsid="001c63ae"/>
    </style:style>
    <style:style style:name="P12" style:family="paragraph" style:parent-style-name="Quotations">
      <style:paragraph-properties fo:margin-left="0cm" fo:margin-right="0cm" fo:margin-top="0cm" fo:margin-bottom="0cm" style:contextual-spacing="false" fo:text-align="end" style:justify-single-word="false" fo:text-indent="0.873cm" style:auto-text-indent="false" fo:padding="0cm" fo:border="none"/>
      <style:text-properties officeooo:paragraph-rsid="00142d4b"/>
    </style:style>
    <style:style style:name="P13" style:family="paragraph" style:parent-style-name="Quotations">
      <style:paragraph-properties fo:margin-left="0cm" fo:margin-right="0cm" fo:margin-top="0cm" fo:margin-bottom="0cm" style:contextual-spacing="false" fo:text-align="end" style:justify-single-word="false" fo:text-indent="0.873cm" style:auto-text-indent="false" fo:padding="0cm" fo:border="none"/>
      <style:text-properties officeooo:paragraph-rsid="001436a1"/>
    </style:style>
    <style:style style:name="P14" style:family="paragraph" style:parent-style-name="Quotations">
      <style:paragraph-properties fo:margin-left="0cm" fo:margin-right="0cm" fo:margin-top="0cm" fo:margin-bottom="0cm" style:contextual-spacing="false" fo:text-indent="0.873cm" style:auto-text-indent="false" fo:padding="0cm" fo:border="none"/>
      <style:text-properties officeooo:paragraph-rsid="0012599a"/>
    </style:style>
    <style:style style:name="P15" style:family="paragraph" style:parent-style-name="Quotations">
      <style:paragraph-properties fo:margin-left="0cm" fo:margin-right="0cm" fo:margin-top="0cm" fo:margin-bottom="0cm" style:contextual-spacing="false" fo:text-indent="0.873cm" style:auto-text-indent="false" fo:padding="0cm" fo:border="none"/>
      <style:text-properties officeooo:paragraph-rsid="0013b467"/>
    </style:style>
    <style:style style:name="P16" style:family="paragraph" style:parent-style-name="Quotations">
      <style:paragraph-properties fo:margin-left="0cm" fo:margin-right="0cm" fo:margin-top="0cm" fo:margin-bottom="0cm" style:contextual-spacing="false" fo:text-indent="0.873cm" style:auto-text-indent="false" fo:padding="0cm" fo:border="none"/>
      <style:text-properties officeooo:paragraph-rsid="00142d4b"/>
    </style:style>
    <style:style style:name="P17" style:family="paragraph" style:parent-style-name="Quotations">
      <style:paragraph-properties fo:margin-left="0cm" fo:margin-right="0cm" fo:margin-top="0cm" fo:margin-bottom="0cm" style:contextual-spacing="false" fo:text-align="start" style:justify-single-word="false" fo:text-indent="0.873cm" style:auto-text-indent="false" fo:padding="0cm" fo:border="none"/>
      <style:text-properties officeooo:paragraph-rsid="001436a1"/>
    </style:style>
    <style:style style:name="P18" style:family="paragraph" style:parent-style-name="Quotations">
      <style:paragraph-properties fo:margin-left="0cm" fo:margin-right="0cm" fo:margin-top="0cm" fo:margin-bottom="0cm" style:contextual-spacing="false" fo:text-align="start" style:justify-single-word="false" fo:text-indent="0.873cm" style:auto-text-indent="false" fo:padding="0cm" fo:border="none"/>
      <style:text-properties officeooo:paragraph-rsid="001d7692"/>
    </style:style>
    <style:style style:name="P19" style:family="paragraph" style:parent-style-name="Quotations">
      <style:paragraph-properties fo:margin-left="0cm" fo:margin-right="0cm" fo:margin-top="0cm" fo:margin-bottom="0cm" style:contextual-spacing="false" fo:text-indent="0.873cm" style:auto-text-indent="false" fo:padding="0cm" fo:border="none"/>
      <style:text-properties officeooo:paragraph-rsid="001436a1"/>
    </style:style>
    <style:style style:name="P20" style:family="paragraph" style:parent-style-name="Quotations">
      <style:paragraph-properties fo:margin-left="0cm" fo:margin-right="0cm" fo:margin-top="0cm" fo:margin-bottom="0cm" style:contextual-spacing="false" fo:text-align="center" style:justify-single-word="false" fo:text-indent="0.873cm" style:auto-text-indent="false" fo:padding="0cm" fo:border="none"/>
      <style:text-properties officeooo:paragraph-rsid="001436a1"/>
    </style:style>
    <style:style style:name="P21" style:family="paragraph" style:parent-style-name="Quotations">
      <style:paragraph-properties fo:margin-left="0cm" fo:margin-right="0cm" fo:margin-top="0cm" fo:margin-bottom="0cm" style:contextual-spacing="false" fo:text-indent="0.873cm" style:auto-text-indent="false" fo:padding="0cm" fo:border="none"/>
      <style:text-properties officeooo:paragraph-rsid="00145c06"/>
    </style:style>
    <style:style style:name="P22" style:family="paragraph" style:parent-style-name="Quotations">
      <style:paragraph-properties fo:margin-left="0cm" fo:margin-right="0cm" fo:margin-top="0cm" fo:margin-bottom="0cm" style:contextual-spacing="false" fo:text-indent="0.873cm" style:auto-text-indent="false" fo:padding="0cm" fo:border="none"/>
      <style:text-properties officeooo:paragraph-rsid="0010d287"/>
    </style:style>
    <style:style style:name="P23" style:family="paragraph" style:parent-style-name="Quotations">
      <style:paragraph-properties fo:margin-left="0cm" fo:margin-right="0cm" fo:margin-top="0cm" fo:margin-bottom="0cm" style:contextual-spacing="false" fo:text-align="end" style:justify-single-word="false" fo:text-indent="0.873cm" style:auto-text-indent="false" fo:padding="0cm" fo:border="none"/>
      <style:text-properties fo:font-size="10pt" officeooo:paragraph-rsid="001c63ae"/>
    </style:style>
    <style:style style:name="P24" style:family="paragraph" style:parent-style-name="Quotations">
      <style:paragraph-properties fo:margin-left="0cm" fo:margin-right="0cm" fo:margin-top="0cm" fo:margin-bottom="0cm" style:contextual-spacing="false" fo:text-indent="0.873cm" style:auto-text-indent="false" fo:padding="0cm" fo:border="none"/>
      <style:text-properties officeooo:paragraph-rsid="001d7692"/>
    </style:style>
    <style:style style:name="P25" style:family="paragraph" style:parent-style-name="Quotations">
      <style:paragraph-properties fo:margin-left="0cm" fo:margin-right="0cm" fo:margin-top="0cm" fo:margin-bottom="0cm" style:contextual-spacing="false" fo:text-indent="0.873cm" style:auto-text-indent="false" fo:padding="0cm" fo:border="none"/>
      <style:text-properties officeooo:paragraph-rsid="001db6d4"/>
    </style:style>
    <style:style style:name="P26" style:family="paragraph" style:parent-style-name="Quotations">
      <style:paragraph-properties fo:margin-left="0cm" fo:margin-right="0cm" fo:margin-top="0cm" fo:margin-bottom="0cm" style:contextual-spacing="false" fo:text-indent="0.873cm" style:auto-text-indent="false" fo:padding="0cm" fo:border="none"/>
      <style:text-properties fo:font-weight="bold" officeooo:paragraph-rsid="001c63ae"/>
    </style:style>
    <style:style style:name="P27" style:family="paragraph" style:parent-style-name="Quotations">
      <style:paragraph-properties fo:margin-left="0cm" fo:margin-right="0cm" fo:margin-top="0cm" fo:margin-bottom="0cm" style:contextual-spacing="false" fo:text-indent="0.873cm" style:auto-text-indent="false" fo:padding="0cm" fo:border="none"/>
      <style:text-properties fo:font-weight="bold" officeooo:paragraph-rsid="001d7692"/>
    </style:style>
    <style:style style:name="P28" style:family="paragraph" style:parent-style-name="Quotations">
      <style:paragraph-properties fo:margin-left="0cm" fo:margin-right="0cm" fo:margin-top="0cm" fo:margin-bottom="0cm" style:contextual-spacing="false" fo:text-indent="0.873cm" style:auto-text-indent="false" fo:padding="0cm" fo:border="none"/>
      <style:text-properties fo:font-style="italic" fo:font-weight="bold" officeooo:paragraph-rsid="001d7692" style:font-weight-asian="bold" style:font-weight-complex="bold"/>
    </style:style>
    <style:style style:name="P29" style:family="paragraph" style:parent-style-name="Quotations">
      <style:paragraph-properties fo:margin-left="0cm" fo:margin-right="0cm" fo:margin-top="0cm" fo:margin-bottom="0cm" style:contextual-spacing="false" fo:text-align="start" style:justify-single-word="false" fo:text-indent="0.873cm" style:auto-text-indent="false" fo:padding="0cm" fo:border="none"/>
      <style:text-properties fo:font-style="italic" fo:font-weight="bold" officeooo:paragraph-rsid="001d7692" style:font-weight-asian="bold" style:font-weight-complex="bold"/>
    </style:style>
    <style:style style:name="P30" style:family="paragraph" style:parent-style-name="Quotations">
      <style:paragraph-properties fo:margin-left="0cm" fo:margin-right="0cm" fo:margin-top="0cm" fo:margin-bottom="0cm" style:contextual-spacing="false" fo:text-indent="0.873cm" style:auto-text-indent="false" fo:padding="0cm" fo:border="none"/>
      <style:text-properties fo:font-style="italic" fo:font-weight="bold" officeooo:paragraph-rsid="001db6d4" style:font-weight-asian="bold" style:font-weight-complex="bold"/>
    </style:style>
    <style:style style:name="P31" style:family="paragraph" style:parent-style-name="Quotations">
      <style:paragraph-properties fo:margin-left="0cm" fo:margin-right="0cm" fo:margin-top="0cm" fo:margin-bottom="0cm" style:contextual-spacing="false" fo:text-indent="0.873cm" style:auto-text-indent="false" fo:padding="0cm" fo:border="none"/>
      <style:text-properties fo:font-style="italic" fo:font-weight="bold" officeooo:paragraph-rsid="00147f89" style:font-weight-asian="bold" style:font-weight-complex="bold"/>
    </style:style>
    <style:style style:name="P32" style:family="paragraph" style:parent-style-name="Quotations">
      <style:paragraph-properties fo:margin-left="0cm" fo:margin-right="0cm" fo:margin-top="0cm" fo:margin-bottom="0cm" style:contextual-spacing="false" fo:text-indent="0.873cm" style:auto-text-indent="false" fo:padding="0cm" fo:border="none"/>
      <style:text-properties fo:font-style="italic" fo:font-weight="bold" officeooo:paragraph-rsid="0016091c" style:font-weight-asian="bold" style:font-weight-complex="bold"/>
    </style:style>
    <style:style style:name="P33" style:family="paragraph" style:parent-style-name="Quotations">
      <style:paragraph-properties fo:margin-left="0cm" fo:margin-right="0cm" fo:margin-top="0cm" fo:margin-bottom="0cm" style:contextual-spacing="false" fo:text-indent="0.873cm" style:auto-text-indent="false" fo:padding="0cm" fo:border="none"/>
      <style:text-properties fo:font-size="16pt" fo:font-weight="bold" officeooo:paragraph-rsid="001d7692" style:font-weight-asian="bold" style:font-weight-complex="bold"/>
    </style:style>
    <style:style style:name="P34" style:family="paragraph" style:parent-style-name="Quotations">
      <style:paragraph-properties fo:margin-left="0cm" fo:margin-right="0cm" fo:margin-top="0cm" fo:margin-bottom="0cm" style:contextual-spacing="false" fo:text-indent="0.873cm" style:auto-text-indent="false" fo:padding="0cm" fo:border="none"/>
      <style:text-properties officeooo:paragraph-rsid="001f72f1"/>
    </style:style>
    <style:style style:name="P35" style:family="paragraph" style:parent-style-name="Quotations">
      <style:paragraph-properties fo:margin-left="0cm" fo:margin-right="0cm" fo:margin-top="0cm" fo:margin-bottom="0cm" style:contextual-spacing="false" fo:text-indent="0.873cm" style:auto-text-indent="false" fo:padding="0cm" fo:border="none"/>
      <style:text-properties officeooo:paragraph-rsid="00147f89"/>
    </style:style>
    <style:style style:name="P36" style:family="paragraph" style:parent-style-name="Quotations">
      <style:paragraph-properties fo:margin-left="0cm" fo:margin-right="0cm" fo:margin-top="0cm" fo:margin-bottom="0cm" style:contextual-spacing="false" fo:text-indent="0.873cm" style:auto-text-indent="false" fo:padding="0cm" fo:border="none"/>
      <style:text-properties officeooo:paragraph-rsid="0016091c"/>
    </style:style>
    <style:style style:name="P37" style:family="paragraph" style:parent-style-name="Quotations">
      <style:paragraph-properties fo:margin-left="0cm" fo:margin-right="0cm" fo:margin-top="0cm" fo:margin-bottom="0cm" style:contextual-spacing="false" fo:text-indent="0.873cm" style:auto-text-indent="false" fo:break-before="page" fo:padding="0cm" fo:border="none"/>
      <style:text-properties fo:font-size="16pt" fo:font-weight="bold" officeooo:paragraph-rsid="001db6d4" style:font-weight-asian="bold" style:font-weight-complex="bold"/>
    </style:style>
    <style:style style:name="P38" style:family="paragraph" style:parent-style-name="Quotations">
      <style:paragraph-properties fo:margin-left="0cm" fo:margin-right="0cm" fo:margin-top="0cm" fo:margin-bottom="0cm" style:contextual-spacing="false" fo:text-indent="0.873cm" style:auto-text-indent="false" fo:break-before="page" fo:padding="0cm" fo:border="none"/>
      <style:text-properties fo:font-size="16pt" fo:font-weight="bold" officeooo:paragraph-rsid="00145c06"/>
    </style:style>
    <style:style style:name="P39" style:family="paragraph" style:parent-style-name="Table_20_Contents">
      <style:paragraph-properties fo:margin-left="0cm" fo:margin-right="0cm" fo:text-align="center" style:justify-single-word="false" fo:text-indent="0.873cm" style:auto-text-indent="false"/>
    </style:style>
    <style:style style:name="P40" style:family="paragraph" style:parent-style-name="Table_20_Contents">
      <style:paragraph-properties fo:margin-left="0cm" fo:margin-right="0cm" fo:text-align="center" style:justify-single-word="false" fo:text-indent="0.873cm" style:auto-text-indent="false"/>
      <style:text-properties officeooo:paragraph-rsid="001c63ae"/>
    </style:style>
    <style:style style:name="P41" style:family="paragraph" style:parent-style-name="Table_20_Contents">
      <style:paragraph-properties fo:margin-left="0cm" fo:margin-right="0cm" fo:text-align="center" style:justify-single-word="false" fo:text-indent="0.873cm" style:auto-text-indent="false"/>
      <style:text-properties officeooo:paragraph-rsid="00142d4b"/>
    </style:style>
    <style:style style:name="P42" style:family="paragraph" style:parent-style-name="Table_20_Contents">
      <style:paragraph-properties fo:margin-left="0cm" fo:margin-right="0cm" fo:text-align="center" style:justify-single-word="false" fo:text-indent="0.873cm" style:auto-text-indent="false"/>
      <style:text-properties officeooo:paragraph-rsid="00145c06"/>
    </style:style>
    <style:style style:name="P43" style:family="paragraph" style:parent-style-name="Quotations">
      <style:paragraph-properties fo:margin-left="0.009cm" fo:margin-right="0.009cm" fo:margin-top="0cm" fo:margin-bottom="0cm" style:contextual-spacing="false" fo:text-align="end" style:justify-single-word="false" fo:text-indent="-0.026cm" style:auto-text-indent="false" fo:padding="0cm" fo:border="none">
        <style:tab-stops/>
      </style:paragraph-properties>
      <style:text-properties officeooo:paragraph-rsid="00145c06"/>
    </style:style>
    <style:style style:name="P44" style:family="paragraph" style:parent-style-name="Quotations">
      <style:paragraph-properties fo:margin-left="0.009cm" fo:margin-right="0.009cm" fo:margin-top="0cm" fo:margin-bottom="0cm" style:contextual-spacing="false" fo:text-align="end" style:justify-single-word="false" fo:text-indent="-0.026cm" style:auto-text-indent="false" fo:padding="0cm" fo:border="none">
        <style:tab-stops/>
      </style:paragraph-properties>
      <style:text-properties officeooo:paragraph-rsid="00142d4b"/>
    </style:style>
    <style:style style:name="P45" style:family="paragraph" style:parent-style-name="Quotations">
      <style:paragraph-properties fo:margin-left="0.009cm" fo:margin-right="0.009cm" fo:margin-top="0cm" fo:margin-bottom="0cm" style:contextual-spacing="false" fo:text-align="end" style:justify-single-word="false" fo:text-indent="-0.026cm" style:auto-text-indent="false" fo:padding="0cm" fo:border="none">
        <style:tab-stops/>
      </style:paragraph-properties>
      <style:text-properties officeooo:rsid="00142d4b" officeooo:paragraph-rsid="00142d4b"/>
    </style:style>
    <style:style style:name="P46" style:family="paragraph" style:parent-style-name="Quotations">
      <style:paragraph-properties fo:margin-left="0.009cm" fo:margin-right="0.062cm" fo:margin-top="0cm" fo:margin-bottom="0cm" style:contextual-spacing="false" fo:text-align="end" style:justify-single-word="false" fo:text-indent="0.053cm" style:auto-text-indent="false" fo:padding="0cm" fo:border="none"/>
      <style:text-properties officeooo:paragraph-rsid="001436a1"/>
    </style:style>
    <style:style style:name="P47" style:family="paragraph" style:parent-style-name="Quotations">
      <style:paragraph-properties fo:margin-left="2.501cm" fo:margin-right="0cm" fo:margin-top="0cm" fo:margin-bottom="0cm" style:contextual-spacing="false" fo:text-indent="0cm" style:auto-text-indent="false" fo:padding="0cm" fo:border="none"/>
      <style:text-properties officeooo:paragraph-rsid="001db6d4"/>
    </style:style>
    <style:style style:name="P48" style:family="paragraph" style:parent-style-name="Quotations">
      <style:paragraph-properties fo:margin-left="0cm" fo:margin-right="0cm" fo:margin-top="0cm" fo:margin-bottom="0cm" style:contextual-spacing="false" fo:text-indent="0.9cm" style:auto-text-indent="false" fo:padding="0cm" fo:border="none"/>
      <style:text-properties officeooo:paragraph-rsid="001db6d4"/>
    </style:style>
    <style:style style:name="P49" style:family="paragraph" style:parent-style-name="Quotations">
      <style:paragraph-properties fo:margin-left="0.009cm" fo:margin-right="0.009cm" fo:margin-top="0cm" fo:margin-bottom="0cm" style:contextual-spacing="false" fo:text-align="end" style:justify-single-word="false" fo:text-indent="-0.053cm" style:auto-text-indent="false" fo:padding="0cm" fo:border="none">
        <style:tab-stops/>
      </style:paragraph-properties>
      <style:text-properties officeooo:paragraph-rsid="00145c06"/>
    </style:style>
    <style:style style:name="P50" style:family="paragraph" style:parent-style-name="Quotations">
      <style:paragraph-properties fo:margin-left="0.009cm" fo:margin-right="0.009cm" fo:margin-top="0cm" fo:margin-bottom="0cm" style:contextual-spacing="false" fo:text-align="end" style:justify-single-word="false" fo:text-indent="-0.053cm" style:auto-text-indent="false" fo:padding="0cm" fo:border="none">
        <style:tab-stops/>
      </style:paragraph-properties>
      <style:text-properties officeooo:paragraph-rsid="0013b467"/>
    </style:style>
    <style:style style:name="P51" style:family="paragraph" style:parent-style-name="Quotations">
      <style:paragraph-properties fo:margin-left="0.009cm" fo:margin-right="0.009cm" fo:margin-top="0cm" fo:margin-bottom="0cm" style:contextual-spacing="false" fo:text-align="end" style:justify-single-word="false" fo:text-indent="0.026cm" style:auto-text-indent="false" fo:padding="0cm" fo:border="none"/>
      <style:text-properties officeooo:paragraph-rsid="00145c06"/>
    </style:style>
    <style:style style:name="P52" style:family="paragraph" style:parent-style-name="Quotations">
      <style:paragraph-properties fo:margin-left="0cm" fo:margin-right="0cm" fo:margin-top="0cm" fo:margin-bottom="0cm" style:contextual-spacing="false" fo:text-indent="1.005cm" style:auto-text-indent="false" fo:padding="0cm" fo:border="none"/>
      <style:text-properties officeooo:paragraph-rsid="001db6d4"/>
    </style:style>
    <style:style style:name="P53" style:family="paragraph" style:parent-style-name="Quotations">
      <style:paragraph-properties fo:margin-left="0.009cm" fo:margin-right="0.009cm" fo:margin-top="0cm" fo:margin-bottom="0cm" style:contextual-spacing="false" fo:text-align="end" style:justify-single-word="false" fo:text-indent="0cm" style:auto-text-indent="false" fo:padding="0cm" fo:border="none"/>
      <style:text-properties officeooo:paragraph-rsid="0013b467"/>
    </style:style>
    <style:style style:name="P54" style:family="paragraph" style:parent-style-name="Quotations" style:list-style-name="L1">
      <style:paragraph-properties fo:margin-top="0cm" fo:margin-bottom="0cm" style:contextual-spacing="false" fo:padding="0cm" fo:border="none"/>
      <style:text-properties officeooo:paragraph-rsid="001c63ae"/>
    </style:style>
    <style:style style:name="P55" style:family="paragraph" style:parent-style-name="Quotations" style:list-style-name="L1">
      <style:paragraph-properties fo:margin-left="0cm" fo:margin-right="1cm" fo:text-indent="0.979cm" style:auto-text-indent="false">
        <style:tab-stops>
          <style:tab-stop style:position="0.873cm"/>
        </style:tab-stops>
      </style:paragraph-properties>
    </style:style>
    <style:style style:name="P56" style:family="paragraph" style:parent-style-name="Quotations">
      <style:paragraph-properties fo:margin-left="0cm" fo:margin-right="0cm" fo:margin-top="0cm" fo:margin-bottom="0cm" style:contextual-spacing="false" fo:text-indent="0.873cm" style:auto-text-indent="false" fo:padding="0cm" fo:border="none"/>
      <style:text-properties fo:font-style="italic" fo:font-weight="bold" officeooo:paragraph-rsid="0010d287" style:font-weight-asian="bold" style:font-weight-complex="bold"/>
    </style:style>
    <style:style style:name="P57" style:family="paragraph" style:parent-style-name="Quotations">
      <style:paragraph-properties fo:margin-left="0cm" fo:margin-right="0cm" fo:margin-top="0cm" fo:margin-bottom="0cm" style:contextual-spacing="false" fo:text-indent="0.873cm" style:auto-text-indent="false" fo:padding="0cm" fo:border="none"/>
      <style:text-properties fo:font-style="italic" fo:font-weight="bold" officeooo:paragraph-rsid="001f72f1" style:font-weight-asian="bold" style:font-weight-complex="bold"/>
    </style:style>
    <style:style style:name="P58" style:family="paragraph" style:parent-style-name="Quotations">
      <style:paragraph-properties fo:margin-left="0cm" fo:margin-right="0cm" fo:margin-top="0cm" fo:margin-bottom="0cm" style:contextual-spacing="false" fo:text-indent="1.085cm" style:auto-text-indent="false" fo:padding="0cm" fo:border="none"/>
      <style:text-properties officeooo:paragraph-rsid="00223148"/>
    </style:style>
    <style:style style:name="P59" style:family="paragraph" style:parent-style-name="Quotations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223148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ahoma" fo:font-size="10.5pt" fo:font-style="normal" fo:font-weight="bold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436a1" style:font-style-asian="italic" style:font-style-complex="italic"/>
    </style:style>
    <style:style style:name="T7" style:family="text">
      <style:text-properties fo:font-style="italic" officeooo:rsid="001d7692" style:font-style-asian="italic" style:font-style-complex="italic"/>
    </style:style>
    <style:style style:name="T8" style:family="text">
      <style:text-properties fo:font-style="italic" fo:font-weight="bold" style:font-weight-asian="bold" style:font-weight-complex="bold"/>
    </style:style>
    <style:style style:name="T9" style:family="text">
      <style:text-properties fo:font-style="italic"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officeooo:rsid="000c8ca7"/>
    </style:style>
    <style:style style:name="T12" style:family="text">
      <style:text-properties fo:font-size="16pt" fo:font-weight="bold" style:font-size-asian="16pt" style:font-size-complex="16pt"/>
    </style:style>
    <style:style style:name="T13" style:family="text">
      <style:text-properties fo:font-weight="normal" officeooo:rsid="001d7692" style:font-weight-asian="normal" style:font-weight-complex="normal"/>
    </style:style>
    <style:style style:name="T14" style:family="text">
      <style:text-properties officeooo:rsid="00142d4b"/>
    </style:style>
    <style:style style:name="T15" style:family="text">
      <style:text-properties officeooo:rsid="001436a1"/>
    </style:style>
    <style:style style:name="T16" style:family="text">
      <style:text-properties officeooo:rsid="00145c06"/>
    </style:style>
    <style:style style:name="T17" style:family="text">
      <style:text-properties officeooo:rsid="001c63ae"/>
    </style:style>
    <style:style style:name="T18" style:family="text">
      <style:text-properties officeooo:rsid="001d769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" fo:background-color="#ffffff" style:background-transparency="100%" style:shadow="none" draw:ole-draw-aspect="1">
        <style:background-image/>
      </style:graphic-properties>
    </style:style>
    <style:style style:name="fr3" style:family="graphic" style:parent-style-name="Formula">
      <style:graphic-properties style:vertical-pos="from-top" style:horizontal-pos="from-left" style:horizontal-rel="paragraph" draw:ole-draw-aspect="1"/>
    </style:style>
    <style:style style:name="fr4" style:family="graphic" style:parent-style-name="Formula">
      <style:graphic-properties style:vertical-pos="from-top" style:horizontal-pos="from-left" style:horizontal-rel="page" draw:ole-draw-aspect="1"/>
    </style:style>
    <style:style style:name="fr5" style:family="graphic" style:parent-style-name="Formula">
      <style:graphic-properties style:vertical-pos="from-top" style:horizontal-pos="center" style:horizontal-rel="page" draw:ole-draw-aspect="1"/>
    </style:style>
    <style:style style:name="fr6" style:family="graphic" style:parent-style-name="Formula">
      <style:graphic-properties style:vertical-pos="from-top" style:horizontal-pos="center" style:horizontal-rel="paragraph-content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Вероятности в 1000.</text:h>
      <text:p text:style-name="P1"><text:a xlink:type="simple" xlink:href="http://city.is74.ru/forum/showthread.php?t=216465"><text:span text:style-name="T3"/></text:a></text:p>
      <text:p text:style-name="P1"><text:a xlink:type="simple" xlink:href="http://city.is74.ru/forum/showthread.php?t=216465"><text:span text:style-name="T3">http://city.is74.ru/forum/showthread.php?t=216465</text:span></text:a></text:p>
      <text:p text:style-name="P2"/>
      <text:section text:style-name="Sect1" text:name="post_message_6525043">
        <text:p text:style-name="P11">В тысячу играют колодой из 24 карт, всего по 6 карт каждой масти (Т 10 К Д В 9). <text:span text:style-name="T17">Играют</text:span> втроем или вчетвером (<text:span text:style-name="T17">в этом случае </text:span>один из игроков сидит на прикупе). Троим игрокам сдается по 7 карт, оставшиеся 3 карты ложатся в прикуп. Партия <text:span text:style-name="T17">(кон) </text:span>играется или в темную (двойной счет, но при этом заказывающий игрок не видит своих карт до момента взятия прикупа), или в светлую (игрок смотрит свои 7 карт и решает, торговаться за прикуп или нет).<text:line-break/></text:p>
        <text:p text:style-name="P26">Число сочетаний.</text:p>
        <text:p text:style-name="P26"/>
        <text:list xml:id="list2037504425429548883" text:style-name="L1">
          <text:list-item>
            <text:p text:style-name="P54">Сколькими способами можно выбрать 1 карту из 4? <text:line-break/>– <text:span text:style-name="T18">ч</text:span>етырьмя различными способами.</text:p>
          </text:list-item>
          <text:list-item>
            <text:p text:style-name="P54">Сколькими способами можно выбрать 2 карты из 4? <text:line-break/>Пронумеруем карты от 1 до 4. Возможные сочетания карт: 1 2, 1 3, 1 4, 2 3, 2 4, 3 4.<text:span text:style-name="T17"> <text:line-break/>– </text:span><text:span text:style-name="T18">ш</text:span>естью различными способами.</text:p>
            <text:p text:style-name="P54"/>
            <text:p text:style-name="P55">Число сочетаний из n по k (<draw:frame draw:style-name="fr1" draw:name="Объект102" text:anchor-type="as-char" svg:y="-0.377cm" svg:width="1.028cm" svg:height="0.467cm" draw:z-index="6"><draw:object xlink:href="./Object 102" xlink:type="simple" xlink:show="embed" xlink:actuate="onLoad"/><draw:image xlink:href="./ObjectReplacements/Object 102" xlink:type="simple" xlink:show="embed" xlink:actuate="onLoad"/></draw:frame>) равно количеству способов, которыми можно выбрать k элементов из n элементов без повторений, обозначается <draw:frame draw:style-name="fr1" draw:name="Объект17" text:anchor-type="as-char" svg:y="-0.437cm" svg:width="0.667cm" svg:height="0.593cm" draw:z-index="7"><draw:object xlink:href="./Object 17" xlink:type="simple" xlink:show="embed" xlink:actuate="onLoad"/><draw:image xlink:href="./ObjectReplacements/Object 17" xlink:type="simple" xlink:show="embed" xlink:actuate="onLoad"/></draw:frame>.</text:p>
          </text:list-item>
        </text:list>
        <table:table table:name="Таблица12" table:style-name="Таблица12">
          <table:table-column table:style-name="Таблица12.A"/>
          <table:table-column table:style-name="Таблица12.B"/>
          <table:table-row>
            <table:table-cell table:style-name="Таблица12.A1" office:value-type="string">
              <text:p text:style-name="P40"><draw:frame draw:style-name="fr2" draw:name="Объект2" text:anchor-type="as-char" svg:y="-0.621cm" svg:width="2.909cm" svg:height="1.041cm" draw:z-index="10"><draw:object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Таблица12.B1" office:value-type="string">
              <text:p text:style-name="P23"><text:span text:style-name="T1"><text:s/></text:span><text:span text:style-name="T13">(1.1)</text:span></text:p>
            </table:table-cell>
          </table:table-row>
        </table:table>
        <text:p text:style-name="P24"><text:line-break/><text:span text:style-name="T12">Игра в темную.</text:span><text:line-break/><text:line-break/><text:span text:style-name="T1">Вероятность нахождения в прикупе определенных карт.</text:span></text:p>
        <text:p text:style-name="P27"/>
        <text:p text:style-name="P24">Для начала решим задачу о нахождении в прикупе некоторого количества нужных нам карт. Всего в колоде 24 карты, ни одна, ни хуже и не лучше любой другой, колода не заряжена, поэтому попадание любой карты в прикуп есть событие случайное и равновероятное для всех карт.<text:line-break/><text:line-break/><text:span text:style-name="T8">Вероятность попадания 1 любой карты в прикуп.</text:span></text:p>
        <text:p text:style-name="P28"/>
        <text:p text:style-name="P24">Число возможных прикупов определится<draw:frame draw:style-name="fr1" draw:name="Объект20" text:anchor-type="as-char" svg:y="-0.437cm" svg:width="2.004cm" svg:height="0.593cm" draw:z-index="11"><draw:object xlink:href="./Object 20" xlink:type="simple" xlink:show="embed" xlink:actuate="onLoad"/><draw:image xlink:href="./ObjectReplacements/Object 20" xlink:type="simple" xlink:show="embed" xlink:actuate="onLoad"/></draw:frame>, т.е. сколькими способами можно выбрать 3 карты из 24. Далее, найдем число прикупов, не удовлетворяющих условию, т.е. нужная нам карта не вошла в прикуп. Число таких прикупов определится <draw:frame draw:style-name="fr1" draw:name="Объект21" text:anchor-type="as-char" svg:y="-0.437cm" svg:width="3.256cm" svg:height="0.593cm" draw:z-index="12"><draw:object xlink:href="./Object 21" xlink:type="simple" xlink:show="embed" xlink:actuate="onLoad"/><draw:image xlink:href="./ObjectReplacements/Object 21" xlink:type="simple" xlink:show="embed" xlink:actuate="onLoad"/></draw:frame>. Вычислим вероятность по следующей формуле:</text:p>
        <text:p text:style-name="P14"/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P39"><draw:frame draw:style-name="fr3" draw:name="Объект18" text:anchor-type="as-char" svg:y="-0.621cm" svg:width="9.791cm" svg:height="1cm" draw:z-index="0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50">(1.2)</text:p>
            </table:table-cell>
          </table:table-row>
        </table:table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table:style-name="Таблица2.A1" office:value-type="string">
              <text:p text:style-name="P41"><draw:frame draw:style-name="fr3" draw:name="Объект3" text:anchor-type="as-char" svg:y="-0.744cm" svg:width="6.218cm" svg:height="1.245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44">(1.<text:span text:style-name="T14">3</text:span>)</text:p>
            </table:table-cell>
          </table:table-row>
        </table:table>
        <text:p text:style-name="P24">Вероятность, при игре в темную докупить 1 любую карту равна 12.50%.</text:p>
        <text:p text:style-name="P24"/>
        <text:p text:style-name="P24"><text:soft-page-break/>Обобщая вышеприведенную формулу (1.3), получим формулу для расчета <text:span text:style-name="T4">вероятности попадания в прикуп хотя бы одной из n нужных нам карт (</text:span><text:span text:style-name="T4"><draw:frame draw:style-name="fr1" draw:name="Объект19" text:anchor-type="as-char" svg:y="-0.377cm" svg:width="0.995cm" svg:height="0.469cm" draw:z-index="69"><draw:object xlink:href="./Object 19" xlink:type="simple" xlink:show="embed" xlink:actuate="onLoad"/><draw:image xlink:href="./ObjectReplacements/Object 19" xlink:type="simple" xlink:show="embed" xlink:actuate="onLoad"/></draw:frame></text:span><text:span text:style-name="T4">):</text:span></text:p>
        <text:p text:style-name="P15"/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P39"><draw:frame draw:style-name="fr4" draw:name="Объект4" text:anchor-type="as-char" svg:y="-0.744cm" svg:width="7.2cm" svg:height="1.245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able:table-cell>
            <table:table-cell table:style-name="Таблица3.B1" office:value-type="string">
              <text:p text:style-name="P53">(1.4)</text:p>
            </table:table-cell>
          </table:table-row>
        </table:table>
        <text:p text:style-name="P4">для n = 22, 23, 24 вероятность равна 100%, т.к. вычитаемое вырождается.</text:p>
        <text:p text:style-name="P16"/>
        <text:p text:style-name="P24"><text:span text:style-name="T5">Пример</text:span><text:span text:style-name="T7">:</text:span> </text:p>
        <text:p text:style-name="P24">Вероятность докупить любого туза:<draw:frame draw:style-name="fr3" draw:name="Объект5" text:anchor-type="as-char" svg:y="-0.744cm" svg:width="6.235cm" svg:height="1.245cm" draw:z-index="70"><draw:object xlink:href="./Object 5" xlink:type="simple" xlink:show="embed" xlink:actuate="onLoad"/><draw:image xlink:href="./ObjectReplacements/Object 5" xlink:type="simple" xlink:show="embed" xlink:actuate="onLoad"/></draw:frame><text:line-break/><text:line-break/><text:span text:style-name="T8">Вероятность докупить 2 карты из </text:span><text:span text:style-name="T9">n </text:span><text:span text:style-name="T8">нужных (</text:span><text:span text:style-name="T8"><draw:frame draw:style-name="fr1" draw:name="Объект103" text:anchor-type="as-char" svg:y="-0.377cm" svg:width="1.011cm" svg:height="0.467cm" draw:z-index="94"><draw:object xlink:href="./Object 103" xlink:type="simple" xlink:show="embed" xlink:actuate="onLoad"/><draw:image xlink:href="./ObjectReplacements/Object 103" xlink:type="simple" xlink:show="embed" xlink:actuate="onLoad"/></draw:frame></text:span><text:span text:style-name="T8">).</text:span></text:p>
        <text:p text:style-name="P28"/>
        <text:p text:style-name="P24">Рассуждения совершенно аналогичны рассуждениям для одной карты, за тем исключением, что нам также не подходят и те прикупы, в которые вошла только одна из двух нужных нам карт. В числитель дроби добавится вычитаемое n*(24-n)C2. Формула для расчета вероятности:<text:line-break/></text:p>
        <table:table table:name="Таблица5" table:style-name="Таблица5">
          <table:table-column table:style-name="Таблица5.A"/>
          <table:table-column table:style-name="Таблица5.B"/>
          <table:table-row>
            <table:table-cell table:style-name="Таблица5.A1" office:value-type="string">
              <text:p text:style-name="P41"><draw:frame draw:style-name="fr5" draw:name="Объект6" text:anchor-type="as-char" svg:y="-0.75cm" svg:width="7.766cm" svg:height="1.252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5.B1" office:value-type="string">
              <text:p text:style-name="P12"><text:s/>(<text:span text:style-name="T14">1.5</text:span>)</text:p>
            </table:table-cell>
          </table:table-row>
        </table:table>
        <text:p text:style-name="P17">для n = 23, 24 вероятность равна 100%, т.к. вычитаемые вырождаются.</text:p>
        <text:p text:style-name="P17"/>
        <text:p text:style-name="P18"><text:span text:style-name="T5">Пример</text:span><text:span text:style-name="T6">:</text:span> </text:p>
        <text:p text:style-name="P18"/>
        <text:p text:style-name="P18">Вероятность докупить любого туза с любой десяткой, или 2 любых туза, или 2 любые десятки. Речь идет о вероятности докупить 2 карты из 8 (4 Т + 4 10) <draw:frame draw:style-name="fr1" draw:name="Объект24" text:anchor-type="as-char" svg:y="-0.386cm" svg:width="3.247cm" svg:height="0.51cm" draw:z-index="18"><draw:object xlink:href="./Object 24" xlink:type="simple" xlink:show="embed" xlink:actuate="onLoad"/><draw:image xlink:href="./ObjectReplacements/Object 24" xlink:type="simple" xlink:show="embed" xlink:actuate="onLoad"/></draw:frame>Удачным будет каждый четвертый прикуп.<text:line-break/><text:line-break/><text:span text:style-name="T8">Вероятность докупить 3 карты из </text:span><text:span text:style-name="T9">n</text:span><text:span text:style-name="T8"> нужных (</text:span><text:span text:style-name="T8"><draw:frame draw:style-name="fr1" draw:name="Объект22" text:anchor-type="as-char" svg:y="-0.377cm" svg:width="0.998cm" svg:height="0.469cm" draw:z-index="19"><draw:object xlink:href="./Object 22" xlink:type="simple" xlink:show="embed" xlink:actuate="onLoad"/><draw:image xlink:href="./ObjectReplacements/Object 22" xlink:type="simple" xlink:show="embed" xlink:actuate="onLoad"/></draw:frame></text:span><text:span text:style-name="T8">).</text:span></text:p>
        <text:p text:style-name="P29"/>
        <text:p text:style-name="P18">В данном случае проще посчитать число удачных прикупов и отнести его к общему числу прикупов <draw:frame draw:style-name="fr1" draw:name="Объект23" text:anchor-type="as-char" svg:y="-0.437cm" svg:width="0.785cm" svg:height="0.593cm" draw:z-index="68"><draw:object xlink:href="./Object 23" xlink:type="simple" xlink:show="embed" xlink:actuate="onLoad"/><draw:image xlink:href="./ObjectReplacements/Object 23" xlink:type="simple" xlink:show="embed" xlink:actuate="onLoad"/></draw:frame>.<text:line-break/></text:p>
        <table:table table:name="Таблица6" table:style-name="Таблица6">
          <table:table-column table:style-name="Таблица6.A"/>
          <table:table-column table:style-name="Таблица6.B"/>
          <table:table-row>
            <table:table-cell table:style-name="Таблица6.A1" office:value-type="string">
              <text:p text:style-name="P41"><draw:frame draw:style-name="fr1" draw:name="Объект7" text:anchor-type="as-char" svg:y="-0.621cm" svg:width="6.271cm" svg:height="1.124cm" draw:z-index="4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able:table-cell>
            <table:table-cell table:style-name="Таблица6.B1" office:value-type="string">
              <text:p text:style-name="P45">(1.6)</text:p>
            </table:table-cell>
          </table:table-row>
        </table:table>
        <text:p text:style-name="P24"><text:line-break/><text:span text:style-name="T8">Задача 1.1. Вероятность докупить прикуп, сумма карт которого не ниже 20 очков.</text:span></text:p>
        <text:p text:style-name="P28"/>
        <text:p text:style-name="P24">В любом случае ни одна комбинация составленная из карт К Д В 9 не даст 20 очков. Минимальная комбинация: 10 10 9. Определили, что 2 любые карты из 3 должны быть или Т или 10, третья карта может быть любой. Т.е. первые 2 карты выбираются из 8 (4 Т + 4 10) и после того, как 2 карты заняли свое место в прикупе, оставшаяся карта выбирается из 22.<text:line-break/>Искомая вероятность:<draw:frame draw:style-name="fr1" draw:name="Объект8" text:anchor-type="as-char" svg:y="-0.744cm" svg:width="5.011cm" svg:height="1.245cm" draw:z-index="61"><draw:object xlink:href="./Object 8" xlink:type="simple" xlink:show="embed" xlink:actuate="onLoad"/><draw:image xlink:href="./ObjectReplacements/Object 8" xlink:type="simple" xlink:show="embed" xlink:actuate="onLoad"/></draw:frame><text:line-break/><text:line-break/><text:span text:style-name="T8">Задача 1.2. Вероятность докупить любую пару (хваль) (40, 60, 80, 100).</text:span></text:p>
        <text:p text:style-name="P28"/>
        <text:p text:style-name="P34">Всего есть 4 пары, каждая из которых <text:span text:style-name="T11">«</text:span>займет»; 2 карты из 3. Оставшаяся карта может быть любой из 22.</text:p>
        <text:p text:style-name="P34"><text:soft-page-break/>Искомая вероятность: <draw:frame draw:style-name="fr1" draw:name="Объект9" text:anchor-type="as-char" svg:y="-0.621cm" svg:width="4.44cm" svg:height="1.124cm" draw:z-index="95"><draw:object xlink:href="./Object 9" xlink:type="simple" xlink:show="embed" xlink:actuate="onLoad"/><draw:image xlink:href="./ObjectReplacements/Object 9" xlink:type="simple" xlink:show="embed" xlink:actuate="onLoad"/></draw:frame>.<text:line-break/><text:line-break/><text:span text:style-name="T8">Задача 1.3. Вероятность докупить хотя бы 1 любую половину (К или Д любой масти).</text:span></text:p>
        <text:p text:style-name="P28"/>
        <text:p text:style-name="P34">Речь идет о вероятности докупить любую 1 карту из 8.</text:p>
        <text:p text:style-name="P34">Искомая вероятность: <draw:frame draw:style-name="fr1" draw:name="Объект10" text:anchor-type="as-char" svg:y="-0.744cm" svg:width="6.212cm" svg:height="1.245cm" draw:z-index="96"><draw:object xlink:href="./Object 10" xlink:type="simple" xlink:show="embed" xlink:actuate="onLoad"/><draw:image xlink:href="./ObjectReplacements/Object 10" xlink:type="simple" xlink:show="embed" xlink:actuate="onLoad"/></draw:frame></text:p>
        <text:p text:style-name="P34"/>
        <text:p text:style-name="P34">Данные вероятности скорее могут пригодиться игроку сидящему на прикупе. Для игрока заказывающего игру в темную ниже рассмотрим более общую задачу.<text:line-break/><text:line-break/></text:p>
        <text:p text:style-name="P37">Игра в темную. Более общая задача.</text:p>
        <text:p text:style-name="P33"/>
        <text:p text:style-name="P24">После того как игрок заказал игру в темную, у него на руках оказываются 10 карт, 2 из которых он сносит своим оппонентам. Задача ставится следующим образом: рассчитать вероятность нахождения на руках m карт из n нужных<draw:frame draw:style-name="fr1" draw:name="Объект25" text:anchor-type="as-char" svg:y="-0.386cm" svg:width="1.429cm" svg:height="0.51cm" draw:z-index="63"><draw:object xlink:href="./Object 25" xlink:type="simple" xlink:show="embed" xlink:actuate="onLoad"/><draw:image xlink:href="./ObjectReplacements/Object 25" xlink:type="simple" xlink:show="embed" xlink:actuate="onLoad"/></draw:frame>.</text:p>
        <text:p text:style-name="P24"/>
        <text:p text:style-name="P24">Число возможных раскладов - <draw:frame draw:style-name="fr1" draw:name="Объект26" text:anchor-type="as-char" svg:y="-0.437cm" svg:width="0.785cm" svg:height="0.593cm" draw:z-index="64"><draw:object xlink:href="./Object 26" xlink:type="simple" xlink:show="embed" xlink:actuate="onLoad"/><draw:image xlink:href="./ObjectReplacements/Object 26" xlink:type="simple" xlink:show="embed" xlink:actuate="onLoad"/></draw:frame> (т.е. сколькими способами можно выбрать 10 карт из 24). </text:p>
        <text:p text:style-name="P19">Действуя по аналогии с задачей «о нахождении в прикупе определенного числа карт», исключая неудачные для нас расклады из общего числа таковых, в конечном итоге придем к общей формуле (2.1). <text:line-break/></text:p>
        <table:table table:name="Таблица7" table:style-name="Таблица7">
          <table:table-column table:style-name="Таблица7.A"/>
          <table:table-column table:style-name="Таблица7.B"/>
          <table:table-row table:style-name="Таблица7.1">
            <table:table-cell table:style-name="Таблица7.A1" office:value-type="string">
              <text:p text:style-name="P20"><draw:frame draw:style-name="fr1" draw:name="Объект27" text:anchor-type="as-char" svg:y="-0.744cm" svg:width="7.147cm" svg:height="1.245cm" draw:z-index="5"><draw:object xlink:href="./Object 27" xlink:type="simple" xlink:show="embed" xlink:actuate="onLoad"/><draw:image xlink:href="./ObjectReplacements/Object 27" xlink:type="simple" xlink:show="embed" xlink:actuate="onLoad"/></draw:frame></text:p>
            </table:table-cell>
            <table:table-cell table:style-name="Таблица7.A1" office:value-type="string">
              <text:p text:style-name="P46">(2.1)</text:p>
            </table:table-cell>
          </table:table-row>
        </table:table>
        <text:p text:style-name="P25">где a = m … <text:span text:style-name="T15">1</text:span>. т.е. в каждом аргументе суммы значение переменной a последовательно уменьшается на единицу.<text:line-break/><text:line-break/><text:span text:style-name="T8">Задача 2.1. Вероятность получить на руки 3 любых туза при игре втемную.</text:span><text:line-break/></text:p>
        <text:p text:style-name="P25">Для решения данной задачи найдем частный случай формулы (2.1) для m=3.<text:line-break/></text:p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P20"><draw:frame draw:style-name="fr1" draw:name="Объект29" text:anchor-type="as-char" svg:y="-0.75cm" svg:width="8.414cm" svg:height="1.252cm" draw:z-index="8"><draw:object xlink:href="./Object 29" xlink:type="simple" xlink:show="embed" xlink:actuate="onLoad"/><draw:image xlink:href="./ObjectReplacements/Object 29" xlink:type="simple" xlink:show="embed" xlink:actuate="onLoad"/></draw:frame></text:p>
              <text:p text:style-name="P20"><draw:frame draw:style-name="fr1" draw:name="Объект28" text:anchor-type="as-char" svg:y="-0.437cm" svg:width="2.794cm" svg:height="0.591cm" draw:z-index="9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  </table:table-cell>
            <table:table-cell table:style-name="Таблица4.B1" office:value-type="string">
              <text:p text:style-name="P13"><text:s/>(2.2)</text:p>
            </table:table-cell>
          </table:table-row>
        </table:table>
        <text:p text:style-name="P25">Всего в колоде 4 туза, поэтому искомая вероятность:<draw:frame draw:style-name="fr1" draw:name="Объект30" text:anchor-type="as-char" svg:y="-0.386cm" svg:width="3.083cm" svg:height="0.51cm" draw:z-index="41"><draw:object xlink:href="./Object 30" xlink:type="simple" xlink:show="embed" xlink:actuate="onLoad"/><draw:image xlink:href="./ObjectReplacements/Object 30" xlink:type="simple" xlink:show="embed" xlink:actuate="onLoad"/></draw:frame><text:line-break/><text:line-break/><text:span text:style-name="T8">Задача 2.2. Вероятность наличия на руках хотя бы одной любой пары (хвали) (40, 60, 80, 100) при игре в темную.</text:span></text:p>
        <text:p text:style-name="P30"/>
        <text:p text:style-name="P34">Просто воспользоваться формулой (2.1) здесь не получится, т.к. при решении данной задачи имеет значение взаимное расположение карт. Интересующие нас половины (всего 8 карт) в расклад могут и войти, но пару могут не составлять.</text:p>
        <text:p text:style-name="P34"/>
        <text:p text:style-name="P34">По аналогии с предыдущими расчетами, найдем число раскладов, не удовлетворяющих условию задачи.</text:p>
        <text:p text:style-name="P34"/>
        <text:p text:style-name="P34">1) не вошло ни 1й половины: <draw:frame draw:style-name="fr1" draw:name="Объект31" text:anchor-type="as-char" svg:y="-0.437cm" svg:width="0.778cm" svg:height="0.593cm" draw:z-index="97"><draw:object xlink:href="./Object 31" xlink:type="simple" xlink:show="embed" xlink:actuate="onLoad"/><draw:image xlink:href="./ObjectReplacements/Object 31" xlink:type="simple" xlink:show="embed" xlink:actuate="onLoad"/></draw:frame></text:p>
        <text:p text:style-name="P34">2) вошла только 1 половина:<draw:frame draw:style-name="fr1" draw:name="Объект32" text:anchor-type="as-char" svg:y="-0.437cm" svg:width="0.958cm" svg:height="0.593cm" draw:z-index="98"><draw:object xlink:href="./Object 32" xlink:type="simple" xlink:show="embed" xlink:actuate="onLoad"/><draw:image xlink:href="./ObjectReplacements/Object 32" xlink:type="simple" xlink:show="embed" xlink:actuate="onLoad"/></draw:frame></text:p>
        <text:p text:style-name="P34">3) вошло 2 половины, но нет пары: <draw:frame draw:style-name="fr1" draw:name="Объект33" text:anchor-type="as-char" svg:y="-0.437cm" svg:width="3.494cm" svg:height="0.593cm" draw:z-index="99"><draw:object xlink:href="./Object 33" xlink:type="simple" xlink:show="embed" xlink:actuate="onLoad"/><draw:image xlink:href="./ObjectReplacements/Object 33" xlink:type="simple" xlink:show="embed" xlink:actuate="onLoad"/></draw:frame></text:p>
        <text:p text:style-name="P34">4) вошло 3 половины, но нет пары:<draw:frame draw:style-name="fr1" draw:name="Объект34" text:anchor-type="as-char" svg:y="-0.437cm" svg:width="3.831cm" svg:height="0.593cm" draw:z-index="100"><draw:object xlink:href="./Object 34" xlink:type="simple" xlink:show="embed" xlink:actuate="onLoad"/><draw:image xlink:href="./ObjectReplacements/Object 34" xlink:type="simple" xlink:show="embed" xlink:actuate="onLoad"/></draw:frame></text:p>
        <text:p text:style-name="P34">5) вошло 4 половины, но нет пары: <draw:frame draw:style-name="fr1" draw:name="Объект35" text:anchor-type="as-char" svg:y="-0.437cm" svg:width="5.65cm" svg:height="0.593cm" draw:z-index="101"><draw:object xlink:href="./Object 35" xlink:type="simple" xlink:show="embed" xlink:actuate="onLoad"/><draw:image xlink:href="./ObjectReplacements/Object 35" xlink:type="simple" xlink:show="embed" xlink:actuate="onLoad"/></draw:frame></text:p>
        <text:p text:style-name="P34"/>
        <text:p text:style-name="P34">При любой комбинации из 5, 6, 7, 8 любых половин, так или иначе, есть хотя бы 1 пара.<text:line-break/>Искомая вероятность найдется:<text:span text:style-name="T5"> </text:span><text:span text:style-name="T5"><draw:frame draw:style-name="fr1" draw:name="Объект104" text:anchor-type="as-char" svg:y="-0.619cm" svg:width="11.234cm" svg:height="0.998cm" draw:z-index="102"><draw:object xlink:href="./Object 104" xlink:type="simple" xlink:show="embed" xlink:actuate="onLoad"/><draw:image xlink:href="./ObjectReplacements/Object 104" xlink:type="simple" xlink:show="embed" xlink:actuate="onLoad"/></draw:frame></text:span><text:line-break/><draw:frame draw:style-name="fr1" draw:name="Объект36" text:anchor-type="as-char" svg:y="-0.744cm" svg:width="10.439cm" svg:height="1.245cm" draw:z-index="103"><draw:object xlink:href="./Object 36" xlink:type="simple" xlink:show="embed" xlink:actuate="onLoad"/><draw:image xlink:href="./ObjectReplacements/Object 36" xlink:type="simple" xlink:show="embed" xlink:actuate="onLoad"/></draw:frame><text:line-break/><text:soft-page-break/><text:span text:style-name="T8">Задача 2.3. Вероятность наличия на руках хотя бы одной любой пары (40, 60, 80, 100) с хотя бы одним любым тузом при игре втемную.</text:span></text:p>
        <text:p text:style-name="P30"/>
        <text:p text:style-name="P25">Пойдем другой путё<text:span text:style-name="T16">м</text:span>. Посчитаем число комбинаций, удовлетворяющих условию задачи. Всего имеем дело с 12 интересующими нас картами.<text:line-break/><text:line-break/>1) вошло 3 карты, удачная комбинация половина + туз: <draw:frame draw:style-name="fr1" draw:name="Объект37" text:anchor-type="as-char" svg:y="-0.437cm" svg:width="2.84cm" svg:height="0.593cm" draw:z-index="42"><draw:object xlink:href="./Object 37" xlink:type="simple" xlink:show="embed" xlink:actuate="onLoad"/><draw:image xlink:href="./ObjectReplacements/Object 37" xlink:type="simple" xlink:show="embed" xlink:actuate="onLoad"/></draw:frame><text:line-break/>2) вошло 4 карты, число удачных комбинаций:</text:p>
        <text:p text:style-name="P25">а) пара + туз + любая: <draw:frame draw:style-name="fr1" draw:name="Объект53" text:anchor-type="as-char" svg:y="-0.377cm" svg:width="1.947cm" svg:height="0.469cm" draw:z-index="48"><draw:object xlink:href="./Object 53" xlink:type="simple" xlink:show="embed" xlink:actuate="onLoad"/><draw:image xlink:href="./ObjectReplacements/Object 53" xlink:type="simple" xlink:show="embed" xlink:actuate="onLoad"/></draw:frame></text:p>
        <text:p text:style-name="P25">б) пара + 2 туза:<draw:frame draw:style-name="fr1" draw:name="Объект54" text:anchor-type="as-char" svg:y="-0.437cm" svg:width="1.826cm" svg:height="0.593cm" draw:z-index="22"><draw:object xlink:href="./Object 54" xlink:type="simple" xlink:show="embed" xlink:actuate="onLoad"/><draw:image xlink:href="./ObjectReplacements/Object 54" xlink:type="simple" xlink:show="embed" xlink:actuate="onLoad"/></draw:frame></text:p>
        <text:p text:style-name="P25">итого: <draw:frame draw:style-name="fr1" draw:name="Объект55" text:anchor-type="as-char" svg:y="-0.437cm" svg:width="4.376cm" svg:height="0.593cm" draw:z-index="43"><draw:object xlink:href="./Object 55" xlink:type="simple" xlink:show="embed" xlink:actuate="onLoad"/><draw:image xlink:href="./ObjectReplacements/Object 55" xlink:type="simple" xlink:show="embed" xlink:actuate="onLoad"/></draw:frame></text:p>
        <text:p text:style-name="P21"><text:line-break/>3) вошло 5 карт, число удачных комбинаций:</text:p>
        <text:p text:style-name="P25">а) пара + туз + 2 любых: <draw:frame draw:style-name="fr1" draw:name="Объект56" text:anchor-type="as-char" svg:y="-0.437cm" svg:width="3.251cm" svg:height="0.593cm" draw:z-index="44"><draw:object xlink:href="./Object 56" xlink:type="simple" xlink:show="embed" xlink:actuate="onLoad"/><draw:image xlink:href="./ObjectReplacements/Object 56" xlink:type="simple" xlink:show="embed" xlink:actuate="onLoad"/></draw:frame></text:p>
        <text:p text:style-name="P25">б) пара + 2 туза + любая: <draw:frame draw:style-name="fr1" draw:name="Объект57" text:anchor-type="as-char" svg:y="-0.437cm" svg:width="2.379cm" svg:height="0.593cm" draw:z-index="47"><draw:object xlink:href="./Object 57" xlink:type="simple" xlink:show="embed" xlink:actuate="onLoad"/><draw:image xlink:href="./ObjectReplacements/Object 57" xlink:type="simple" xlink:show="embed" xlink:actuate="onLoad"/></draw:frame></text:p>
        <text:p text:style-name="P25">в) пара + 3 туза: <draw:frame draw:style-name="fr1" draw:name="Объект58" text:anchor-type="as-char" svg:y="-0.437cm" svg:width="1.812cm" svg:height="0.593cm" draw:z-index="62"><draw:object xlink:href="./Object 58" xlink:type="simple" xlink:show="embed" xlink:actuate="onLoad"/><draw:image xlink:href="./ObjectReplacements/Object 58" xlink:type="simple" xlink:show="embed" xlink:actuate="onLoad"/></draw:frame></text:p>
        <text:p text:style-name="P25">г) 2 пары + туз:<draw:frame draw:style-name="fr1" draw:name="Объект59" text:anchor-type="as-char" svg:y="-0.437cm" svg:width="1.826cm" svg:height="0.593cm" draw:z-index="23"><draw:object xlink:href="./Object 59" xlink:type="simple" xlink:show="embed" xlink:actuate="onLoad"/><draw:image xlink:href="./ObjectReplacements/Object 59" xlink:type="simple" xlink:show="embed" xlink:actuate="onLoad"/></draw:frame></text:p>
        <text:p text:style-name="P25">итого: <draw:frame draw:style-name="fr1" draw:name="Объект60" text:anchor-type="as-char" svg:y="-0.437cm" svg:width="5.953cm" svg:height="0.593cm" draw:z-index="45"><draw:object xlink:href="./Object 60" xlink:type="simple" xlink:show="embed" xlink:actuate="onLoad"/><draw:image xlink:href="./ObjectReplacements/Object 60" xlink:type="simple" xlink:show="embed" xlink:actuate="onLoad"/></draw:frame></text:p>
        <text:p text:style-name="P25"><text:line-break/>4) вошло 6 карт, число удачных комбинаций:</text:p>
        <text:p text:style-name="P25">а) пара + туз + 3 любых: <draw:frame draw:style-name="fr1" draw:name="Объект61" text:anchor-type="as-char" svg:y="-0.437cm" svg:width="3.612cm" svg:height="0.593cm" draw:z-index="49"><draw:object xlink:href="./Object 61" xlink:type="simple" xlink:show="embed" xlink:actuate="onLoad"/><draw:image xlink:href="./ObjectReplacements/Object 61" xlink:type="simple" xlink:show="embed" xlink:actuate="onLoad"/></draw:frame></text:p>
        <text:p text:style-name="P25">б) пара + 2 туза + 2 любых: <draw:frame draw:style-name="fr1" draw:name="Объект62" text:anchor-type="as-char" svg:y="-0.386cm" svg:width="4.29cm" svg:height="0.51cm" draw:z-index="50"><draw:object xlink:href="./Object 62" xlink:type="simple" xlink:show="embed" xlink:actuate="onLoad"/><draw:image xlink:href="./ObjectReplacements/Object 62" xlink:type="simple" xlink:show="embed" xlink:actuate="onLoad"/></draw:frame></text:p>
        <text:p text:style-name="P25">в) пара + 3 туза + любая:<draw:frame draw:style-name="fr1" draw:name="Объект63" text:anchor-type="as-char" svg:y="-0.437cm" svg:width="2.171cm" svg:height="0.593cm" draw:z-index="51"><draw:object xlink:href="./Object 63" xlink:type="simple" xlink:show="embed" xlink:actuate="onLoad"/><draw:image xlink:href="./ObjectReplacements/Object 63" xlink:type="simple" xlink:show="embed" xlink:actuate="onLoad"/></draw:frame></text:p>
        <text:p text:style-name="P25">г) пара + 4 туза: <draw:frame draw:style-name="fr1" draw:name="Объект64" text:anchor-type="as-char" svg:y="-0.377cm" svg:width="1.369cm" svg:height="0.469cm" draw:z-index="60"><draw:object xlink:href="./Object 64" xlink:type="simple" xlink:show="embed" xlink:actuate="onLoad"/><draw:image xlink:href="./ObjectReplacements/Object 64" xlink:type="simple" xlink:show="embed" xlink:actuate="onLoad"/></draw:frame></text:p>
        <text:p text:style-name="P25">д) 2 пары + туз + любая: <draw:frame draw:style-name="fr1" draw:name="Объект65" text:anchor-type="as-char" svg:y="-0.437cm" svg:width="2.185cm" svg:height="0.593cm" draw:z-index="77"><draw:object xlink:href="./Object 65" xlink:type="simple" xlink:show="embed" xlink:actuate="onLoad"/><draw:image xlink:href="./ObjectReplacements/Object 65" xlink:type="simple" xlink:show="embed" xlink:actuate="onLoad"/></draw:frame></text:p>
        <text:p text:style-name="P25">е) 2 пары + 2 туза: <draw:frame draw:style-name="fr1" draw:name="Объект66" text:anchor-type="as-char" svg:y="-0.437cm" svg:width="2.041cm" svg:height="0.593cm" draw:z-index="46"><draw:object xlink:href="./Object 66" xlink:type="simple" xlink:show="embed" xlink:actuate="onLoad"/><draw:image xlink:href="./ObjectReplacements/Object 66" xlink:type="simple" xlink:show="embed" xlink:actuate="onLoad"/></draw:frame></text:p>
        <text:p text:style-name="P25">итого: <draw:frame draw:style-name="fr1" draw:name="Объект67" text:anchor-type="as-char" svg:y="-0.437cm" svg:width="7.19cm" svg:height="0.593cm" draw:z-index="52"><draw:object xlink:href="./Object 67" xlink:type="simple" xlink:show="embed" xlink:actuate="onLoad"/><draw:image xlink:href="./ObjectReplacements/Object 67" xlink:type="simple" xlink:show="embed" xlink:actuate="onLoad"/></draw:frame></text:p>
        <text:p text:style-name="P21"/>
        <text:p text:style-name="P21">5) вошло 7 карт, число удачных комбинаций:</text:p>
        <text:p text:style-name="P25">а) пара + туз + 4 любых: <draw:frame draw:style-name="fr1" draw:name="Объект68" text:anchor-type="as-char" svg:y="-0.437cm" svg:width="5.119cm" svg:height="0.593cm" draw:z-index="53"><draw:object xlink:href="./Object 68" xlink:type="simple" xlink:show="embed" xlink:actuate="onLoad"/><draw:image xlink:href="./ObjectReplacements/Object 68" xlink:type="simple" xlink:show="embed" xlink:actuate="onLoad"/></draw:frame>,</text:p>
        <text:p text:style-name="P25">т.к. 4 из 6 половин = пара</text:p>
        <text:p text:style-name="P25">б) пара + 2 туза + 3 любых: <draw:frame draw:style-name="fr1" draw:name="Объект69" text:anchor-type="as-char" svg:y="-0.437cm" svg:width="3.842cm" svg:height="0.593cm" draw:z-index="54"><draw:object xlink:href="./Object 69" xlink:type="simple" xlink:show="embed" xlink:actuate="onLoad"/><draw:image xlink:href="./ObjectReplacements/Object 69" xlink:type="simple" xlink:show="embed" xlink:actuate="onLoad"/></draw:frame></text:p>
        <text:p text:style-name="P25">в) пара + 3 туза + 2 любых: <draw:frame draw:style-name="fr1" draw:name="Объект70" text:anchor-type="as-char" svg:y="-0.437cm" svg:width="3.477cm" svg:height="0.593cm" draw:z-index="55"><draw:object xlink:href="./Object 70" xlink:type="simple" xlink:show="embed" xlink:actuate="onLoad"/><draw:image xlink:href="./ObjectReplacements/Object 70" xlink:type="simple" xlink:show="embed" xlink:actuate="onLoad"/></draw:frame></text:p>
        <text:p text:style-name="P25">г) пара + 4 туза + любая: <draw:frame draw:style-name="fr1" draw:name="Объект71" text:anchor-type="as-char" svg:y="-0.377cm" svg:width="1.933cm" svg:height="0.469cm" draw:z-index="56"><draw:object xlink:href="./Object 71" xlink:type="simple" xlink:show="embed" xlink:actuate="onLoad"/><draw:image xlink:href="./ObjectReplacements/Object 71" xlink:type="simple" xlink:show="embed" xlink:actuate="onLoad"/></draw:frame></text:p>
        <text:p text:style-name="P25">д) 2 пары + туз + 2 любых: <draw:frame draw:style-name="fr1" draw:name="Объект72" text:anchor-type="as-char" svg:y="-0.437cm" svg:width="3.286cm" svg:height="0.593cm" draw:z-index="57"><draw:object xlink:href="./Object 72" xlink:type="simple" xlink:show="embed" xlink:actuate="onLoad"/><draw:image xlink:href="./ObjectReplacements/Object 72" xlink:type="simple" xlink:show="embed" xlink:actuate="onLoad"/></draw:frame></text:p>
        <text:p text:style-name="P25">е) 2 пары + 2 туза + любая:<draw:frame draw:style-name="fr1" draw:name="Объект73" text:anchor-type="as-char" svg:y="-0.437cm" svg:width="2.619cm" svg:height="0.593cm" draw:z-index="59"><draw:object xlink:href="./Object 73" xlink:type="simple" xlink:show="embed" xlink:actuate="onLoad"/><draw:image xlink:href="./ObjectReplacements/Object 73" xlink:type="simple" xlink:show="embed" xlink:actuate="onLoad"/></draw:frame></text:p>
        <text:p text:style-name="P25">ж) 2 пары + 3 туза: <draw:frame draw:style-name="fr1" draw:name="Объект74" text:anchor-type="as-char" svg:y="-0.437cm" svg:width="2.05cm" svg:height="0.593cm" draw:z-index="67"><draw:object xlink:href="./Object 74" xlink:type="simple" xlink:show="embed" xlink:actuate="onLoad"/><draw:image xlink:href="./ObjectReplacements/Object 74" xlink:type="simple" xlink:show="embed" xlink:actuate="onLoad"/></draw:frame></text:p>
        <text:p text:style-name="P25">з) 3 пары + туз: <draw:frame draw:style-name="fr1" draw:name="Объект75" text:anchor-type="as-char" svg:y="-0.437cm" svg:width="1.812cm" svg:height="0.593cm" draw:z-index="24"><draw:object xlink:href="./Object 75" xlink:type="simple" xlink:show="embed" xlink:actuate="onLoad"/><draw:image xlink:href="./ObjectReplacements/Object 75" xlink:type="simple" xlink:show="embed" xlink:actuate="onLoad"/></draw:frame></text:p>
        <text:p text:style-name="P25">итого: <draw:frame draw:style-name="fr1" draw:name="Объект76" text:anchor-type="as-char" svg:y="-0.437cm" svg:width="8.333cm" svg:height="0.593cm" draw:z-index="58"><draw:object xlink:href="./Object 76" xlink:type="simple" xlink:show="embed" xlink:actuate="onLoad"/><draw:image xlink:href="./ObjectReplacements/Object 76" xlink:type="simple" xlink:show="embed" xlink:actuate="onLoad"/></draw:frame><text:line-break/></text:p>
        <text:p text:style-name="P6">6) вошло 8 карт, число удачных комбинаций:</text:p>
        <text:p text:style-name="P10">а) пара + туз + 5 любых: 0<text:line-break/>б) пара + 2 туза + 4 любых: 0<text:line-break/>в) пара + 3 туза + 3 любых: <draw:frame draw:style-name="fr1" draw:name="Объект77" text:anchor-type="as-char" svg:y="-0.437cm" svg:width="3.836cm" svg:height="0.593cm" draw:z-index="80"><draw:object xlink:href="./Object 77" xlink:type="simple" xlink:show="embed" xlink:actuate="onLoad"/><draw:image xlink:href="./ObjectReplacements/Object 77" xlink:type="simple" xlink:show="embed" xlink:actuate="onLoad"/></draw:frame><text:line-break/>г) пара + 4 туза + 2 любых: <draw:frame draw:style-name="fr1" draw:name="Объект78" text:anchor-type="as-char" svg:y="-0.437cm" svg:width="3.029cm" svg:height="0.593cm" draw:z-index="81"><draw:object xlink:href="./Object 78" xlink:type="simple" xlink:show="embed" xlink:actuate="onLoad"/><draw:image xlink:href="./ObjectReplacements/Object 78" xlink:type="simple" xlink:show="embed" xlink:actuate="onLoad"/></draw:frame><text:line-break/>д) 2 пары + туз + 3 любых:<draw:frame draw:style-name="fr1" draw:name="Объект79" text:anchor-type="as-char" svg:y="-0.437cm" svg:width="3.441cm" svg:height="0.593cm" draw:z-index="82"><draw:object xlink:href="./Object 79" xlink:type="simple" xlink:show="embed" xlink:actuate="onLoad"/><draw:image xlink:href="./ObjectReplacements/Object 79" xlink:type="simple" xlink:show="embed" xlink:actuate="onLoad"/></draw:frame>,</text:p>
        <text:p text:style-name="P47">т.к. 3 из 4 половин = пара</text:p>
        <text:p text:style-name="P10"><text:soft-page-break/>е) 2 пары + 2 туза + 2 любых: <draw:frame draw:style-name="fr1" draw:name="Объект80" text:anchor-type="as-char" svg:y="-0.386cm" svg:width="4.8cm" svg:height="0.51cm" draw:z-index="17"><draw:object xlink:href="./Object 80" xlink:type="simple" xlink:show="embed" xlink:actuate="onLoad"/><draw:image xlink:href="./ObjectReplacements/Object 80" xlink:type="simple" xlink:show="embed" xlink:actuate="onLoad"/></draw:frame><text:line-break/>ж) 2 пары + 3 туза + любая: <draw:frame draw:style-name="fr1" draw:name="Объект81" text:anchor-type="as-char" svg:y="-0.437cm" svg:width="2.411cm" svg:height="0.593cm" draw:z-index="20"><draw:object xlink:href="./Object 81" xlink:type="simple" xlink:show="embed" xlink:actuate="onLoad"/><draw:image xlink:href="./ObjectReplacements/Object 81" xlink:type="simple" xlink:show="embed" xlink:actuate="onLoad"/></draw:frame><text:line-break/>з) 2 пары + 4 туза:<draw:frame draw:style-name="fr1" draw:name="Объект82" text:anchor-type="as-char" svg:y="-0.437cm" svg:width="1.58cm" svg:height="0.593cm" draw:z-index="21"><draw:object xlink:href="./Object 82" xlink:type="simple" xlink:show="embed" xlink:actuate="onLoad"/><draw:image xlink:href="./ObjectReplacements/Object 82" xlink:type="simple" xlink:show="embed" xlink:actuate="onLoad"/></draw:frame><text:line-break/>и) 3 пары + туз + любая =<draw:frame draw:style-name="fr1" draw:name="Объект83" text:anchor-type="as-char" svg:y="-0.437cm" svg:width="2.178cm" svg:height="0.593cm" draw:z-index="25"><draw:object xlink:href="./Object 83" xlink:type="simple" xlink:show="embed" xlink:actuate="onLoad"/><draw:image xlink:href="./ObjectReplacements/Object 83" xlink:type="simple" xlink:show="embed" xlink:actuate="onLoad"/></draw:frame><text:line-break/>к) 3 пары + 2 туза = <draw:frame draw:style-name="fr1" draw:name="Объект84" text:anchor-type="as-char" svg:y="-0.437cm" svg:width="2.05cm" svg:height="0.593cm" draw:z-index="27"><draw:object xlink:href="./Object 84" xlink:type="simple" xlink:show="embed" xlink:actuate="onLoad"/><draw:image xlink:href="./ObjectReplacements/Object 84" xlink:type="simple" xlink:show="embed" xlink:actuate="onLoad"/></draw:frame><text:line-break/>итого:<draw:frame draw:style-name="fr1" draw:name="Объект85" text:anchor-type="as-char" svg:y="-0.437cm" svg:width="7.92cm" svg:height="0.593cm" draw:z-index="28"><draw:object xlink:href="./Object 85" xlink:type="simple" xlink:show="embed" xlink:actuate="onLoad"/><draw:image xlink:href="./ObjectReplacements/Object 85" xlink:type="simple" xlink:show="embed" xlink:actuate="onLoad"/></draw:frame></text:p>
        <text:p text:style-name="P21"/>
        <text:p text:style-name="P5">7) вошло 9 карт, любые комбинации удачны: <draw:frame draw:style-name="fr1" draw:name="Объект86" text:anchor-type="as-char" svg:y="-0.437cm" svg:width="1.341cm" svg:height="0.593cm" draw:z-index="29"><draw:object xlink:href="./Object 86" xlink:type="simple" xlink:show="embed" xlink:actuate="onLoad"/><draw:image xlink:href="./ObjectReplacements/Object 86" xlink:type="simple" xlink:show="embed" xlink:actuate="onLoad"/></draw:frame></text:p>
        <text:p text:style-name="P6">8) вошло 10 карт, любые комбинации удачны: <draw:frame draw:style-name="fr1" draw:name="Объект87" text:anchor-type="as-char" svg:y="-0.437cm" svg:width="0.778cm" svg:height="0.593cm" draw:z-index="34"><draw:object xlink:href="./Object 87" xlink:type="simple" xlink:show="embed" xlink:actuate="onLoad"/><draw:image xlink:href="./ObjectReplacements/Object 87" xlink:type="simple" xlink:show="embed" xlink:actuate="onLoad"/></draw:frame><text:line-break/><text:line-break/>Искомая вероятность найдется: <draw:frame draw:style-name="fr1" draw:name="Объект88" text:anchor-type="as-char" svg:y="-0.621cm" svg:width="6.041cm" svg:height="1cm" draw:z-index="35"><draw:object xlink:href="./Object 88" xlink:type="simple" xlink:show="embed" xlink:actuate="onLoad"/><draw:image xlink:href="./ObjectReplacements/Object 88" xlink:type="simple" xlink:show="embed" xlink:actuate="onLoad"/></draw:frame><text:line-break/><text:line-break/><draw:frame draw:style-name="fr1" draw:name="Объект38" text:anchor-type="as-char" svg:y="-0.744cm" svg:width="12.85cm" svg:height="1.245cm" draw:z-index="36"><draw:object xlink:href="./Object 38" xlink:type="simple" xlink:show="embed" xlink:actuate="onLoad"/><draw:image xlink:href="./ObjectReplacements/Object 38" xlink:type="simple" xlink:show="embed" xlink:actuate="onLoad"/></draw:frame><text:line-break/></text:p>
        <text:p text:style-name="P7">Задача 2.4. Вероятность наличия на руках комбинации Т 10 К Д любой одинаковой(!) масти при игре в темную.</text:p>
        <text:p text:style-name="P7"/>
        <text:p text:style-name="P48">По аналогии с задачей 2.3. Найдем число комбинаций, являющихся для нас благоприятными. Всего имеем дело с 16 интересующими нас картами.<text:line-break/><text:line-break/>1) вошло 4 карты, число комбинаций (Т10КД):<draw:frame draw:style-name="fr1" draw:name="Объект89" text:anchor-type="as-char" svg:y="-0.437cm" svg:width="1.021cm" svg:height="0.593cm" draw:z-index="38"><draw:object xlink:href="./Object 89" xlink:type="simple" xlink:show="embed" xlink:actuate="onLoad"/><draw:image xlink:href="./ObjectReplacements/Object 89" xlink:type="simple" xlink:show="embed" xlink:actuate="onLoad"/></draw:frame><text:line-break/>2) вошло 5 карт, число комбинаций (Т10КД + любая): <draw:frame draw:style-name="fr1" draw:name="Объект90" text:anchor-type="as-char" svg:y="-0.437cm" svg:width="3.244cm" svg:height="0.593cm" draw:z-index="40"><draw:object xlink:href="./Object 90" xlink:type="simple" xlink:show="embed" xlink:actuate="onLoad"/><draw:image xlink:href="./ObjectReplacements/Object 90" xlink:type="simple" xlink:show="embed" xlink:actuate="onLoad"/></draw:frame><text:line-break/>3) вошло 6 карт, число комбинаций (Т10КД + 2 любых): <draw:frame draw:style-name="fr1" draw:name="Объект91" text:anchor-type="as-char" svg:y="-0.437cm" svg:width="3.343cm" svg:height="0.593cm" draw:z-index="71"><draw:object xlink:href="./Object 91" xlink:type="simple" xlink:show="embed" xlink:actuate="onLoad"/><draw:image xlink:href="./ObjectReplacements/Object 91" xlink:type="simple" xlink:show="embed" xlink:actuate="onLoad"/></draw:frame><text:line-break/>4) вошло 7 карт, число комбинаций (Т10КД + 3 любых): <draw:frame draw:style-name="fr1" draw:name="Объект92" text:anchor-type="as-char" svg:y="-0.437cm" svg:width="3.311cm" svg:height="0.593cm" draw:z-index="72"><draw:object xlink:href="./Object 92" xlink:type="simple" xlink:show="embed" xlink:actuate="onLoad"/><draw:image xlink:href="./ObjectReplacements/Object 92" xlink:type="simple" xlink:show="embed" xlink:actuate="onLoad"/></draw:frame><text:line-break/>5) вошло 8 карт, число комбинаций:</text:p>
        <text:p text:style-name="P25">а) Т10КД + 4 любых: <draw:frame draw:style-name="fr1" draw:name="Объект93" text:anchor-type="as-char" svg:y="-0.437cm" svg:width="3.209cm" svg:height="0.593cm" draw:z-index="73"><draw:object xlink:href="./Object 93" xlink:type="simple" xlink:show="embed" xlink:actuate="onLoad"/><draw:image xlink:href="./ObjectReplacements/Object 93" xlink:type="simple" xlink:show="embed" xlink:actuate="onLoad"/></draw:frame></text:p>
        <text:p text:style-name="P25">б) Т10КД + Т10КД: <draw:frame draw:style-name="fr1" draw:name="Объект94" text:anchor-type="as-char" svg:y="-0.437cm" svg:width="1.231cm" svg:height="0.593cm" draw:z-index="74"><draw:object xlink:href="./Object 94" xlink:type="simple" xlink:show="embed" xlink:actuate="onLoad"/><draw:image xlink:href="./ObjectReplacements/Object 94" xlink:type="simple" xlink:show="embed" xlink:actuate="onLoad"/></draw:frame></text:p>
        <text:p text:style-name="P25">итого: <draw:frame draw:style-name="fr1" draw:name="Объект95" text:anchor-type="as-char" svg:y="-0.437cm" svg:width="4.256cm" svg:height="0.593cm" draw:z-index="75"><draw:object xlink:href="./Object 95" xlink:type="simple" xlink:show="embed" xlink:actuate="onLoad"/><draw:image xlink:href="./ObjectReplacements/Object 95" xlink:type="simple" xlink:show="embed" xlink:actuate="onLoad"/></draw:frame></text:p>
        <text:p text:style-name="P21"/>
        <text:p text:style-name="P6">6) вошло 9 карт, число комбинаций:</text:p>
        <text:p text:style-name="P10">а) Т10КД + 5 любых: <draw:frame draw:style-name="fr1" draw:name="Объект96" text:anchor-type="as-char" svg:y="-0.437cm" svg:width="4.187cm" svg:height="0.51cm" draw:z-index="76"><draw:object xlink:href="./Object 96" xlink:type="simple" xlink:show="embed" xlink:actuate="onLoad"/><draw:image xlink:href="./ObjectReplacements/Object 96" xlink:type="simple" xlink:show="embed" xlink:actuate="onLoad"/></draw:frame><text:line-break/>б) Т10КД + Т10КД + любая: <draw:frame draw:style-name="fr1" draw:name="Объект97" text:anchor-type="as-char" svg:y="-0.437cm" svg:width="1.797cm" svg:height="0.593cm" draw:z-index="79"><draw:object xlink:href="./Object 97" xlink:type="simple" xlink:show="embed" xlink:actuate="onLoad"/><draw:image xlink:href="./ObjectReplacements/Object 97" xlink:type="simple" xlink:show="embed" xlink:actuate="onLoad"/></draw:frame><text:line-break/>итого: <draw:frame draw:style-name="fr1" draw:name="Объект98" text:anchor-type="as-char" svg:y="-0.437cm" svg:width="4.105cm" svg:height="0.593cm" draw:z-index="83"><draw:object xlink:href="./Object 98" xlink:type="simple" xlink:show="embed" xlink:actuate="onLoad"/><draw:image xlink:href="./ObjectReplacements/Object 98" xlink:type="simple" xlink:show="embed" xlink:actuate="onLoad"/></draw:frame></text:p>
        <text:p text:style-name="P21"/>
        <text:p text:style-name="P6">7) вошло 10 карт, число комбинаций:</text:p>
        <text:p text:style-name="P10">а) Т10КД + 6 любых: <draw:frame draw:style-name="fr1" draw:name="Объект99" text:anchor-type="as-char" svg:y="-0.437cm" svg:width="3.812cm" svg:height="0.593cm" draw:z-index="84"><draw:object xlink:href="./Object 99" xlink:type="simple" xlink:show="embed" xlink:actuate="onLoad"/><draw:image xlink:href="./ObjectReplacements/Object 99" xlink:type="simple" xlink:show="embed" xlink:actuate="onLoad"/></draw:frame><text:line-break/>б) Т10КД + Т10КД + 2 любых: <draw:frame draw:style-name="fr1" draw:name="Объект100" text:anchor-type="as-char" svg:y="-0.437cm" svg:width="2.238cm" svg:height="0.593cm" draw:z-index="85"><draw:object xlink:href="./Object 100" xlink:type="simple" xlink:show="embed" xlink:actuate="onLoad"/><draw:image xlink:href="./ObjectReplacements/Object 100" xlink:type="simple" xlink:show="embed" xlink:actuate="onLoad"/></draw:frame><text:line-break/>итого: <draw:frame draw:style-name="fr1" draw:name="Объект101" text:anchor-type="as-char" svg:y="-0.377cm" svg:width="3.18cm" svg:height="0.467cm" draw:z-index="86"><draw:object xlink:href="./Object 101" xlink:type="simple" xlink:show="embed" xlink:actuate="onLoad"/><draw:image xlink:href="./ObjectReplacements/Object 101" xlink:type="simple" xlink:show="embed" xlink:actuate="onLoad"/></draw:frame></text:p>
        <text:p text:style-name="P10"/>
        <text:p text:style-name="P10">Искомая вероятность найдется: <draw:frame draw:style-name="fr1" draw:name="Объект39" text:anchor-type="as-char" svg:y="-0.621cm" svg:width="8.056cm" svg:height="1cm" draw:z-index="87"><draw:object xlink:href="./Object 39" xlink:type="simple" xlink:show="embed" xlink:actuate="onLoad"/><draw:image xlink:href="./ObjectReplacements/Object 39" xlink:type="simple" xlink:show="embed" xlink:actuate="onLoad"/></draw:frame><text:line-break/></text:p>
        <text:p text:style-name="P38">Игра в светлую.</text:p>
        <text:p text:style-name="P22"/>
        <text:p text:style-name="P22">Карты, пришедшие на руки после раздачи, игроку известны, поэтому рассчитывать вероятности вхождения тех или иных комбинаций в расклад смысла не имеет. Остается вопрос о прикупе. Всего имеется 17 (24-7) неизвестных карт, 3 из которых случайным образом входят в прикуп. Вариантов прикупа <draw:frame draw:style-name="fr1" draw:name="Объект40" text:anchor-type="as-char" svg:y="-0.437cm" svg:width="0.774cm" svg:height="0.593cm" draw:z-index="13"><draw:object xlink:href="./Object 40" xlink:type="simple" xlink:show="embed" xlink:actuate="onLoad"/><draw:image xlink:href="./ObjectReplacements/Object 40" xlink:type="simple" xlink:show="embed" xlink:actuate="onLoad"/></draw:frame>. Формулы практически идентичны формулам прикупа для игры в темную, с той лишь разницей, что число 24 заменяется числом 17. Все же формулы приведены ниже, для полноты картины.<text:line-break/><text:line-break/><text:span text:style-name="T8">Вероятность докупить 1 карту из </text:span><text:span text:style-name="T9">n</text:span><text:span text:style-name="T8"> нужных (</text:span><text:span text:style-name="T8"><draw:frame draw:style-name="fr1" draw:name="Объект41" text:anchor-type="as-char" svg:y="-0.377cm" svg:width="0.995cm" svg:height="0.467cm" draw:z-index="14"><draw:object xlink:href="./Object 41" xlink:type="simple" xlink:show="embed" xlink:actuate="onLoad"/><draw:image xlink:href="./ObjectReplacements/Object 41" xlink:type="simple" xlink:show="embed" xlink:actuate="onLoad"/></draw:frame></text:span><text:span text:style-name="T8">).</text:span><text:line-break/></text:p>
        <table:table table:name="Таблица9" table:style-name="Таблица9">
          <table:table-column table:style-name="Таблица9.A"/>
          <table:table-column table:style-name="Таблица9.B"/>
          <table:table-row>
            <table:table-cell table:style-name="Таблица9.A1" office:value-type="string">
              <text:p text:style-name="P42"><draw:frame draw:style-name="fr4" draw:name="Объект1" text:anchor-type="as-char" svg:y="-0.744cm" svg:width="7.477cm" svg:height="1.245cm" draw:z-index="3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9.B1" office:value-type="string">
              <text:p text:style-name="P49">(3.1)</text:p>
            </table:table-cell>
          </table:table-row>
        </table:table>
        <text:p text:style-name="P22">для n = 15, 16, 17 вероятность равна 100%, т.к. вычитаемое вырождается.<text:line-break/><text:line-break/><text:span text:style-name="T8">Вероятность докупить 2 карты из</text:span><text:span text:style-name="T10"> n </text:span><text:span text:style-name="T8">нужных (</text:span><text:span text:style-name="T8"><draw:frame draw:style-name="fr1" draw:name="Объект11" text:anchor-type="as-char" svg:y="-0.377cm" svg:width="1.011cm" svg:height="0.467cm" draw:z-index="15"><draw:object xlink:href="./Object 11" xlink:type="simple" xlink:show="embed" xlink:actuate="onLoad"/><draw:image xlink:href="./ObjectReplacements/Object 11" xlink:type="simple" xlink:show="embed" xlink:actuate="onLoad"/></draw:frame></text:span><text:span text:style-name="T8">).</text:span></text:p>
        <text:p text:style-name="P56"/>
        <table:table table:name="Таблица10" table:style-name="Таблица10">
          <table:table-column table:style-name="Таблица10.A"/>
          <table:table-column table:style-name="Таблица10.B"/>
          <table:table-row>
            <table:table-cell table:style-name="Таблица10.A1" office:value-type="string">
              <text:p text:style-name="P9"><draw:frame draw:style-name="fr1" draw:name="Объект45" text:anchor-type="as-char" svg:y="-0.75cm" svg:width="9.495cm" svg:height="1.252cm" draw:z-index="78"><draw:object xlink:href="./Object 45" xlink:type="simple" xlink:show="embed" xlink:actuate="onLoad"/><draw:image xlink:href="./ObjectReplacements/Object 45" xlink:type="simple" xlink:show="embed" xlink:actuate="onLoad"/></draw:frame></text:p>
            </table:table-cell>
            <table:table-cell table:style-name="Таблица10.B1" office:value-type="string">
              <text:p text:style-name="P43">(3.2)</text:p>
            </table:table-cell>
          </table:table-row>
        </table:table>
        <text:p text:style-name="P34">для n = 16, 17 вероятность равна 100%, т.к. вычитаемые вырождаются.</text:p>
        <text:p text:style-name="P57"/>
        <text:p text:style-name="P8"><text:span text:style-name="T8">Вероятность докупить 3 карты из </text:span><text:span text:style-name="T9">n </text:span><text:span text:style-name="T8">нужных (</text:span><text:span text:style-name="T8"><draw:frame draw:style-name="fr1" draw:name="Объект105" text:anchor-type="as-char" svg:y="-0.377cm" svg:width="0.998cm" svg:height="0.467cm" draw:z-index="16"><draw:object xlink:href="./Object 105" xlink:type="simple" xlink:show="embed" xlink:actuate="onLoad"/><draw:image xlink:href="./ObjectReplacements/Object 105" xlink:type="simple" xlink:show="embed" xlink:actuate="onLoad"/></draw:frame></text:span><text:span text:style-name="T8">).</text:span></text:p>
        <table:table table:name="Таблица11" table:style-name="Таблица11">
          <table:table-column table:style-name="Таблица11.A"/>
          <table:table-column table:style-name="Таблица11.B"/>
          <table:table-row>
            <table:table-cell table:style-name="Таблица11.A1" office:value-type="string">
              <text:p text:style-name="P42"><draw:frame draw:style-name="fr1" draw:name="Объект12" text:anchor-type="as-char" svg:y="-0.744cm" svg:width="6.115cm" svg:height="1.245cm" draw:z-index="3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able:table-cell>
            <table:table-cell table:style-name="Таблица11.B1" office:value-type="string">
              <text:p text:style-name="P51"><text:s/>(3.2)</text:p>
            </table:table-cell>
          </table:table-row>
        </table:table>
        <text:p text:style-name="P35"/>
        <text:p text:style-name="P34">В довесок к вышеприведенному материалу решим еще несколько задач.<text:line-break/><text:line-break/><text:span text:style-name="T8">Задача 3.1. У игрока на руках тузов нет. Вероятность докупить любого из 4 тузов.</text:span></text:p>
        <text:p text:style-name="P57"/>
        <text:p text:style-name="P34">Речь идет о вероятности докупить хотя бы 1 любую карту из 4. <draw:frame draw:style-name="fr1" draw:name="Объект13" text:anchor-type="as-char" svg:y="-0.744cm" svg:width="6.355cm" svg:height="1.245cm" draw:z-index="88"><draw:object xlink:href="./Object 13" xlink:type="simple" xlink:show="embed" xlink:actuate="onLoad"/><draw:image xlink:href="./ObjectReplacements/Object 13" xlink:type="simple" xlink:show="embed" xlink:actuate="onLoad"/></draw:frame><text:line-break/></text:p>
        <text:p text:style-name="P6"><text:span text:style-name="T8">Задача 3.2. У игрока на руках нет ни одной половины. Вероятность докупить любую пару</text:span><text:span text:style-name="T4"> </text:span><text:span text:style-name="T8">(хваль).</text:span></text:p>
        <text:p text:style-name="P7"/>
        <text:p text:style-name="P52">Всего есть 4 пары, каждая занимает места 2 карт прикупа. Третья карта может быть выбрана из 15 оставшихся. <draw:frame draw:style-name="fr5" draw:name="Объект14" text:anchor-type="as-char" svg:y="-0.621cm" svg:width="4.56cm" svg:height="1.124cm" draw:z-index="33"><draw:object xlink:href="./Object 14" xlink:type="simple" xlink:show="embed" xlink:actuate="onLoad"/><draw:image xlink:href="./ObjectReplacements/Object 14" xlink:type="simple" xlink:show="embed" xlink:actuate="onLoad"/></draw:frame></text:p>
        <text:p text:style-name="P31"/>
        <text:p text:style-name="P7">Задача 3.3. У игрока на руках нет ни тузов, ни половин. Вероятность докупить любую пару (хваль) с любым из тузов.</text:p>
        <text:p text:style-name="P30"/>
        <text:p text:style-name="P25">Всего есть 4 пары и 4 туза, что дает 16 возможных комбинаций взаимного расположения.</text:p>
        <text:p text:style-name="P58"><draw:frame draw:style-name="fr6" draw:name="Объект15" text:anchor-type="as-char" svg:y="-0.621cm" svg:width="4.38cm" svg:height="1.124cm" draw:z-index="104"><draw:object xlink:href="./Object 15" xlink:type="simple" xlink:show="embed" xlink:actuate="onLoad"/><draw:image xlink:href="./ObjectReplacements/Object 15" xlink:type="simple" xlink:show="embed" xlink:actuate="onLoad"/></draw:frame><text:line-break/></text:p>
        <text:p text:style-name="P59"><text:soft-page-break/><text:span text:style-name="T8">Задача 3.4. У игрока на руках есть 4 половины, но нет тузов. Вероятность докупить любого туза с любой из оставшихся половин.</text:span><text:line-break/></text:p>
        <text:p text:style-name="P25"><draw:frame draw:style-name="fr1" draw:name="Объект16" text:anchor-type="as-char" svg:y="-0.621cm" svg:width="5.145cm" svg:height="1.124cm" draw:z-index="26"><draw:object xlink:href="./Object 16" xlink:type="simple" xlink:show="embed" xlink:actuate="onLoad"/><draw:image xlink:href="./ObjectReplacements/Object 16" xlink:type="simple" xlink:show="embed" xlink:actuate="onLoad"/></draw:frame></text:p>
        <text:p text:style-name="P25"/>
        <text:p text:style-name="P25">Ниже рассмотрим более обыденный случай, когда есть чем брать первую взятку и есть несколько половин. Удастся ли игроку докупить до пары?<text:line-break/><text:line-break/><text:span text:style-name="T8">Задача 3.5. У игрока на руках есть 1 половина. Вероятность докупить до пары недостающую половину и/или докупить пару.</text:span></text:p>
        <text:p text:style-name="P30"/>
        <text:p text:style-name="P34">Вероятность докупить половину: <draw:frame draw:style-name="fr1" draw:name="Объект42" text:anchor-type="as-char" svg:y="-0.744cm" svg:width="7.19cm" svg:height="1.245cm" draw:z-index="89"><draw:object xlink:href="./Object 42" xlink:type="simple" xlink:show="embed" xlink:actuate="onLoad"/><draw:image xlink:href="./ObjectReplacements/Object 42" xlink:type="simple" xlink:show="embed" xlink:actuate="onLoad"/></draw:frame></text:p>
        <text:p text:style-name="P34">Вероятность докупить пару: <draw:frame draw:style-name="fr1" draw:name="Объект43" text:anchor-type="as-char" svg:y="-0.621cm" svg:width="4.759cm" svg:height="1.124cm" draw:z-index="90"><draw:object xlink:href="./Object 43" xlink:type="simple" xlink:show="embed" xlink:actuate="onLoad"/><draw:image xlink:href="./ObjectReplacements/Object 43" xlink:type="simple" xlink:show="embed" xlink:actuate="onLoad"/></draw:frame><text:line-break/></text:p>
        <text:p text:style-name="P34">Искомая вероятность:<draw:frame draw:style-name="fr1" draw:name="Объект44" text:anchor-type="as-char" svg:y="-0.377cm" svg:width="3.854cm" svg:height="0.469cm" draw:z-index="91"><draw:object xlink:href="./Object 44" xlink:type="simple" xlink:show="embed" xlink:actuate="onLoad"/><draw:image xlink:href="./ObjectReplacements/Object 44" xlink:type="simple" xlink:show="embed" xlink:actuate="onLoad"/></draw:frame><text:line-break/><text:span text:style-name="T2"><text:line-break/></text:span><text:span text:style-name="T8">Задача 3.6. У игрока на руках есть 2 половины. Вероятность докупить до пары хотя бы одну недостающую половину и/или докупить пару.</text:span><text:line-break/></text:p>
        <text:p text:style-name="P25">Вероятность докупить половину: <draw:frame draw:style-name="fr1" draw:name="Объект46" text:anchor-type="as-char" svg:y="-0.743cm" svg:width="7.049cm" svg:height="1.245cm" draw:z-index="31"><draw:object xlink:href="./Object 46" xlink:type="simple" xlink:show="embed" xlink:actuate="onLoad"/><draw:image xlink:href="./ObjectReplacements/Object 46" xlink:type="simple" xlink:show="embed" xlink:actuate="onLoad"/></draw:frame>.</text:p>
        <text:p text:style-name="P25">Вероятность докупить пару: <draw:frame draw:style-name="fr1" draw:name="Объект47" text:anchor-type="as-char" svg:y="-0.619cm" svg:width="4.768cm" svg:height="1.124cm" draw:z-index="37"><draw:object xlink:href="./Object 47" xlink:type="simple" xlink:show="embed" xlink:actuate="onLoad"/><draw:image xlink:href="./ObjectReplacements/Object 47" xlink:type="simple" xlink:show="embed" xlink:actuate="onLoad"/></draw:frame><text:line-break/></text:p>
        <text:p text:style-name="P25">Искомая вероятность:<draw:frame draw:style-name="fr1" draw:name="Объект48" text:anchor-type="as-char" svg:y="-0.377cm" svg:width="3.99cm" svg:height="0.469cm" draw:z-index="39"><draw:object xlink:href="./Object 48" xlink:type="simple" xlink:show="embed" xlink:actuate="onLoad"/><draw:image xlink:href="./ObjectReplacements/Object 48" xlink:type="simple" xlink:show="embed" xlink:actuate="onLoad"/></draw:frame></text:p>
        <text:p text:style-name="P25"><text:line-break/><text:span text:style-name="T8">Задача 3.7. У игрока на руках есть 3 половины. Вероятность докупить до пары хотя бы одну недостающую половину и/или докупить пару.</text:span><text:line-break/></text:p>
        <text:p text:style-name="P34">Вероятность докупить половину:<draw:frame draw:style-name="fr1" draw:name="Объект49" text:anchor-type="as-char" svg:y="-0.743cm" svg:width="7.207cm" svg:height="1.245cm" draw:z-index="65"><draw:object xlink:href="./Object 49" xlink:type="simple" xlink:show="embed" xlink:actuate="onLoad"/><draw:image xlink:href="./ObjectReplacements/Object 49" xlink:type="simple" xlink:show="embed" xlink:actuate="onLoad"/></draw:frame></text:p>
        <text:p text:style-name="P34">Вероятность докупить пару: <draw:frame draw:style-name="fr1" draw:name="Объект50" text:anchor-type="as-char" svg:y="-0.621cm" svg:width="4.606cm" svg:height="1.124cm" draw:z-index="92"><draw:object xlink:href="./Object 50" xlink:type="simple" xlink:show="embed" xlink:actuate="onLoad"/><draw:image xlink:href="./ObjectReplacements/Object 50" xlink:type="simple" xlink:show="embed" xlink:actuate="onLoad"/></draw:frame><text:line-break/></text:p>
        <text:p text:style-name="P36">Искомая вероятность: <draw:frame draw:style-name="fr1" draw:name="Объект51" text:anchor-type="as-char" svg:y="-0.377cm" svg:width="3.859cm" svg:height="0.469cm" draw:z-index="93"><draw:object xlink:href="./Object 51" xlink:type="simple" xlink:show="embed" xlink:actuate="onLoad"/><draw:image xlink:href="./ObjectReplacements/Object 51" xlink:type="simple" xlink:show="embed" xlink:actuate="onLoad"/></draw:frame><text:line-break/><text:line-break/><text:span text:style-name="T8">Задача 3.8. У игрока на руках есть 4 половины. Вероятность докупить до пары хотя бы одну недостающую половину.</text:span></text:p>
        <text:p text:style-name="P32"/>
        <text:p text:style-name="P32"><draw:frame draw:style-name="fr1" draw:name="Объект52" text:anchor-type="as-char" svg:y="-0.744cm" svg:width="6.207cm" svg:height="1.245cm" draw:z-index="66"><draw:object xlink:href="./Object 52" xlink:type="simple" xlink:show="embed" xlink:actuate="onLoad"/><draw:image xlink:href="./ObjectReplacements/Object 52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ahoma" svg:font-family="Tahoma, Calibri, 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Microsoft Ya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icrosoft YaHei" style:font-size-asian="18pt" style:font-weight-asian="bold" style:font-name-complex="Lohit Hindi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96cm" fo:margin-bottom="1.16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23:20:34</meta:creation-date>
    <dc:date>2013-06-19T16:19:54</dc:date>
    <meta:editing-duration>PT4H9M2S</meta:editing-duration>
    <meta:editing-cycles>10</meta:editing-cycles>
    <meta:generator>LibreOffice/4.0.3.3$FreeBSD_X86_64 LibreOffice_project/400m0$Build-3</meta:generator>
    <dc:creator>Владимир Носков</dc:creator>
    <meta:document-statistic meta:table-count="11" meta:image-count="0" meta:object-count="105" meta:page-count="8" meta:paragraph-count="137" meta:word-count="1670" meta:character-count="9683" meta:non-whitespace-character-count="8026"/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n>1,</mn>
            <mi>n</mi>
          </mrow>
          <mo stretchy="false">)</mo>
        </mrow>
        <mo stretchy="false">=</mo>
        <mrow>
          <mfrac>
            <mrow>
              <mrow>
                <msubsup>
                  <mi>C</mi>
                  <mn>3</mn>
                  <mn>17</mn>
                </msubsup>
                <mo stretchy="false">−</mo>
                <msubsup>
                  <mi>C</mi>
                  <mn>3</mn>
                  <mrow>
                    <mrow>
                      <mn>17</mn>
                      <mo stretchy="false">−</mo>
                      <mi>n</mi>
                    </mrow>
                  </mrow>
                </msubsup>
              </mrow>
            </mrow>
            <mrow>
              <msubsup>
                <mi>C</mi>
                <mn>3</mn>
                <mn>17</mn>
              </msubsup>
            </mrow>
          </mfrac>
          <mo stretchy="false">⋅</mo>
          <mn>100</mn>
        </mrow>
      </mrow>
      <mtext>%</mtext>
      <mi>,</mi>
      <mi mathvariant="italic">где</mi>
      <mrow>
        <mi>n</mi>
        <mo stretchy="false">=</mo>
        <mn>1</mn>
      </mrow>
      <mn>...</mn>
      <mn>17.</mn>
    </mrow>
    <annotation encoding="StarMath 5.0">p(1,n) = {C^17_3 - C^{17-n}_3}over{C^17_3} cdot 100"%", где n=1 ... 17. </annotation>
  </semantics>
</math>
</file>

<file path=Object 10/content.xml><?xml version="1.0" encoding="utf-8"?>
<math xmlns="http://www.w3.org/1998/Math/MathML">
  <semantics>
    <mrow>
      <mi>p</mi>
      <mrow>
        <mrow>
          <mo stretchy="false">(</mo>
          <mrow>
            <mn>1,8</mn>
          </mrow>
          <mo stretchy="false">)</mo>
        </mrow>
        <mo stretchy="false">=</mo>
        <mrow>
          <mfrac>
            <mrow>
              <mrow>
                <msubsup>
                  <mi>C</mi>
                  <mn>3</mn>
                  <mn>24</mn>
                </msubsup>
                <mo stretchy="false">−</mo>
                <msubsup>
                  <mi>C</mi>
                  <mn>3</mn>
                  <mn>16</mn>
                </msubsup>
              </mrow>
            </mrow>
            <mrow>
              <msubsup>
                <mi>C</mi>
                <mn>3</mn>
                <mn>24</mn>
              </msubsup>
            </mrow>
          </mfrac>
          <mo stretchy="false">⋅</mo>
          <mn>100</mn>
        </mrow>
      </mrow>
      <mrow>
        <mtext>%</mtext>
        <mo stretchy="false">=</mo>
        <mn>72.33</mn>
      </mrow>
      <mtext>%</mtext>
    </mrow>
    <annotation encoding="StarMath 5.0">p(1,8) = {C^24_3-C^16_3}over{C^24_3} cdot 100"%" = 72.33"%"</annotation>
  </semantics>
</math>
</file>

<file path=Object 100/content.xml><?xml version="1.0" encoding="utf-8"?>
<math xmlns="http://www.w3.org/1998/Math/MathML">
  <semantics>
    <mrow>
      <mrow>
        <mrow>
          <msubsup>
            <mi>С</mi>
            <mn>2</mn>
            <mn>4</mn>
          </msubsup>
          <mo stretchy="false">⋅</mo>
          <msubsup>
            <mi>С</mi>
            <mn>2</mn>
            <mn>8</mn>
          </msubsup>
        </mrow>
        <mo stretchy="false">=</mo>
        <mn>168</mn>
      </mrow>
    </mrow>
    <annotation encoding="StarMath 5.0">С^4_2 cdot С^8_2 = 168</annotation>
  </semantics>
</math>
</file>

<file path=Object 101/content.xml><?xml version="1.0" encoding="utf-8"?>
<math xmlns="http://www.w3.org/1998/Math/MathML">
  <semantics>
    <mrow>
      <mrow>
        <mrow>
          <mn>3360</mn>
          <mo stretchy="false">+</mo>
          <mn>168</mn>
        </mrow>
        <mo stretchy="false">=</mo>
        <mn>3528</mn>
      </mrow>
    </mrow>
    <annotation encoding="StarMath 5.0">3360+168 = 3528</annotation>
  </semantics>
</math>
</file>

<file path=Object 102/content.xml><?xml version="1.0" encoding="utf-8"?>
<math xmlns="http://www.w3.org/1998/Math/MathML">
  <semantics>
    <mrow>
      <mrow>
        <mi>n</mi>
        <mo stretchy="false">⩾</mo>
        <mi>k</mi>
      </mrow>
    </mrow>
    <annotation encoding="StarMath 5.0">n geslant k </annotation>
  </semantics>
</math>
</file>

<file path=Object 103/content.xml><?xml version="1.0" encoding="utf-8"?>
<math xmlns="http://www.w3.org/1998/Math/MathML">
  <semantics>
    <mrow>
      <mrow>
        <mi>n</mi>
        <mo stretchy="false">⩾</mo>
        <mn>2</mn>
      </mrow>
    </mrow>
    <annotation encoding="StarMath 5.0">n geslant 2</annotation>
  </semantics>
</math>
</file>

<file path=Object 104/content.xml><?xml version="1.0" encoding="utf-8"?>
<math xmlns="http://www.w3.org/1998/Math/MathML">
  <semantics>
    <mrow>
      <mrow>
        <mfrac>
          <mrow>
            <mi mathvariant="italic">общее</mi>
            <mi mathvariant="italic">число</mi>
            <mrow>
              <mi mathvariant="italic">комбинаций</mi>
              <mo stretchy="false">−</mo>
              <mi mathvariant="italic">число</mi>
            </mrow>
            <mi mathvariant="italic">неудачных</mi>
            <mi mathvariant="italic">комбинаций</mi>
          </mrow>
          <mrow>
            <mi mathvariant="italic">общее</mi>
            <mi mathvariant="italic">число</mi>
            <mi mathvariant="italic">комбинаций</mi>
          </mrow>
        </mfrac>
        <mo stretchy="false">⋅</mo>
        <mn>100</mn>
      </mrow>
      <mtext/>
      <mn>.</mn>
    </mrow>
    <annotation encoding="StarMath 5.0">{общее число комбинаций - число неудачных комбинаций}over{общее число комбинаций} cdot 100%.</annotation>
  </semantics>
</math>
</file>

<file path=Object 105/content.xml><?xml version="1.0" encoding="utf-8"?>
<math xmlns="http://www.w3.org/1998/Math/MathML">
  <semantics>
    <mrow>
      <mrow>
        <mi>n</mi>
        <mo stretchy="false">⩾</mo>
        <mn>3</mn>
      </mrow>
    </mrow>
    <annotation encoding="StarMath 5.0">n geslant 3</annotation>
  </semantics>
</math>
</file>

<file path=Object 11/content.xml><?xml version="1.0" encoding="utf-8"?>
<math xmlns="http://www.w3.org/1998/Math/MathML">
  <semantics>
    <mrow>
      <mrow>
        <mi>n</mi>
        <mo stretchy="false">⩾</mo>
        <mn>2</mn>
      </mrow>
    </mrow>
    <annotation encoding="StarMath 5.0">n geslant 2 </annotation>
  </semantics>
</math>
</file>

<file path=Object 12/content.xml><?xml version="1.0" encoding="utf-8"?>
<math xmlns="http://www.w3.org/1998/Math/MathML">
  <semantics>
    <mrow>
      <mi>p</mi>
      <mrow>
        <mrow>
          <mo stretchy="false">(</mo>
          <mrow>
            <mn>2,</mn>
            <mi>n</mi>
          </mrow>
          <mo stretchy="false">)</mo>
        </mrow>
        <mo stretchy="false">=</mo>
        <mrow>
          <mfrac>
            <mrow>
              <msubsup>
                <mi>C</mi>
                <mn>3</mn>
                <mi>n</mi>
              </msubsup>
            </mrow>
            <mrow>
              <msubsup>
                <mi>C</mi>
                <mn>3</mn>
                <mn>17</mn>
              </msubsup>
            </mrow>
          </mfrac>
          <mo stretchy="false">⋅</mo>
          <mn>100</mn>
        </mrow>
      </mrow>
      <mtext>%</mtext>
      <mi>,</mi>
      <mi mathvariant="italic">где</mi>
      <mrow>
        <mi>n</mi>
        <mo stretchy="false">=</mo>
        <mn>3</mn>
      </mrow>
      <mn>...</mn>
      <mn>17</mn>
    </mrow>
    <annotation encoding="StarMath 5.0">p(2,n) = {C^n_3}over{C^17_3} cdot 100"%", где n=3 ... 17</annotation>
  </semantics>
</math>
</file>

<file path=Object 13/content.xml><?xml version="1.0" encoding="utf-8"?>
<math xmlns="http://www.w3.org/1998/Math/MathML">
  <semantics>
    <mrow>
      <mi>p</mi>
      <mrow>
        <mrow>
          <mo stretchy="false">(</mo>
          <mrow>
            <mn>1,4</mn>
          </mrow>
          <mo stretchy="false">)</mo>
        </mrow>
        <mo stretchy="false">=</mo>
        <mrow>
          <mfrac>
            <mrow>
              <mrow>
                <msubsup>
                  <mi>C</mi>
                  <mn>3</mn>
                  <mn>17</mn>
                </msubsup>
                <mo stretchy="false">−</mo>
                <msubsup>
                  <mi>C</mi>
                  <mn>3</mn>
                  <mn>13</mn>
                </msubsup>
              </mrow>
            </mrow>
            <mrow>
              <msubsup>
                <mi>C</mi>
                <mn>3</mn>
                <mn>17</mn>
              </msubsup>
            </mrow>
          </mfrac>
          <mo stretchy="false">⋅</mo>
          <mn>100</mn>
        </mrow>
      </mrow>
      <mrow>
        <mtext>%</mtext>
        <mo stretchy="false">=</mo>
        <mn>57.94</mn>
      </mrow>
      <mtext>%</mtext>
      <mn>.</mn>
    </mrow>
    <annotation encoding="StarMath 5.0">p(1,4) = {C^17_3-C^13_3}over{C^17_3} cdot 100"%" = 57.94"%".</annotation>
  </semantics>
</math>
</file>

<file path=Object 14/content.xml><?xml version="1.0" encoding="utf-8"?>
<math xmlns="http://www.w3.org/1998/Math/MathML">
  <semantics>
    <mrow>
      <mrow>
        <mi>p</mi>
        <mo stretchy="false">=</mo>
        <mrow>
          <mfrac>
            <mrow>
              <mrow>
                <mn>4</mn>
                <mo stretchy="false">⋅</mo>
                <mn>15</mn>
              </mrow>
            </mrow>
            <mrow>
              <msubsup>
                <mi>C</mi>
                <mn>3</mn>
                <mn>17</mn>
              </msubsup>
            </mrow>
          </mfrac>
          <mo stretchy="false">⋅</mo>
          <mn>100</mn>
        </mrow>
      </mrow>
      <mrow>
        <mtext>%</mtext>
        <mo stretchy="false">=</mo>
        <mn>8.82</mn>
      </mrow>
      <mtext>%</mtext>
      <mn>.</mn>
    </mrow>
    <annotation encoding="StarMath 5.0">p = {4 cdot 15}over{C^17_3} cdot 100"%"
 = 8.82"%".</annotation>
  </semantics>
</math>
</file>

<file path=Object 15/content.xml><?xml version="1.0" encoding="utf-8"?>
<math xmlns="http://www.w3.org/1998/Math/MathML">
  <semantics>
    <mrow>
      <mrow>
        <mi>p</mi>
        <mo stretchy="false">=</mo>
        <mrow>
          <mfrac>
            <mrow>
              <mrow>
                <mn>4</mn>
                <mo stretchy="false">⋅</mo>
                <mn>4</mn>
              </mrow>
            </mrow>
            <mrow>
              <msubsup>
                <mi>C</mi>
                <mn>3</mn>
                <mn>17</mn>
              </msubsup>
            </mrow>
          </mfrac>
          <mo stretchy="false">⋅</mo>
          <mn>100</mn>
        </mrow>
      </mrow>
      <mrow>
        <mtext>%</mtext>
        <mo stretchy="false">=</mo>
        <mn>2.35</mn>
      </mrow>
      <mtext>%</mtext>
      <mn>.</mn>
    </mrow>
    <annotation encoding="StarMath 5.0">p = {4 cdot 4}over{C^17_3} cdot 100"%" = 2.35"%".</annotation>
  </semantics>
</math>
</file>

<file path=Object 16/content.xml><?xml version="1.0" encoding="utf-8"?>
<math xmlns="http://www.w3.org/1998/Math/MathML">
  <semantics>
    <mrow>
      <mrow>
        <mi>p</mi>
        <mo stretchy="false">=</mo>
        <mrow>
          <mfrac>
            <mrow>
              <mrow>
                <mrow>
                  <mn>4</mn>
                  <mo stretchy="false">⋅</mo>
                  <mn>4</mn>
                </mrow>
                <mo stretchy="false">⋅</mo>
                <mn>15</mn>
              </mrow>
            </mrow>
            <mrow>
              <msubsup>
                <mi>C</mi>
                <mn>3</mn>
                <mn>17</mn>
              </msubsup>
            </mrow>
          </mfrac>
          <mo stretchy="false">⋅</mo>
          <mn>100</mn>
        </mrow>
      </mrow>
      <mrow>
        <mtext>%</mtext>
        <mo stretchy="false">=</mo>
        <mn>35.29</mn>
      </mrow>
      <mtext>%</mtext>
      <mn>.</mn>
    </mrow>
    <annotation encoding="StarMath 5.0">p = {4 cdot 4 cdot 15}over{C^17_3} cdot 100"%" = 35.29"%".</annotation>
  </semantics>
</math>
</file>

<file path=Object 17/content.xml><?xml version="1.0" encoding="utf-8"?>
<math xmlns="http://www.w3.org/1998/Math/MathML">
  <semantics>
    <mrow>
      <msubsup>
        <mi>C</mi>
        <mi>k</mi>
        <mi>n</mi>
      </msubsup>
    </mrow>
    <annotation encoding="StarMath 5.0">C^n_k
</annotation>
  </semantics>
</math>
</file>

<file path=Object 18/content.xml><?xml version="1.0" encoding="utf-8"?>
<math xmlns="http://www.w3.org/1998/Math/MathML">
  <semantics>
    <mrow>
      <mrow>
        <mi>p</mi>
        <mo stretchy="false">=</mo>
        <mrow>
          <mfrac>
            <mrow>
              <mi mathvariant="italic">всего</mi>
              <mrow>
                <mi mathvariant="italic">прикупов</mi>
                <mo stretchy="false">−</mo>
                <mi mathvariant="italic">число</mi>
              </mrow>
              <mi mathvariant="italic">неудачных</mi>
              <mi mathvariant="italic">прикупов</mi>
            </mrow>
            <mrow>
              <mi mathvariant="italic">всего</mi>
              <mi mathvariant="italic">прикупов</mi>
            </mrow>
          </mfrac>
          <mo stretchy="false">⋅</mo>
          <mn>100</mn>
        </mrow>
      </mrow>
      <mtext>%</mtext>
    </mrow>
    <annotation encoding="StarMath 5.0">p = {всего прикупов - число неудачных прикупов} over { всего прикупов } cdot 100"%"</annotation>
  </semantics>
</math>
</file>

<file path=Object 19/content.xml><?xml version="1.0" encoding="utf-8"?>
<math xmlns="http://www.w3.org/1998/Math/MathML">
  <semantics>
    <mrow>
      <mrow>
        <mi>n</mi>
        <mo stretchy="false">⩾</mo>
        <mn>1</mn>
      </mrow>
    </mrow>
    <annotation encoding="StarMath 5.0">n geslant 1</annotation>
  </semantics>
</math>
</file>

<file path=Object 2/content.xml><?xml version="1.0" encoding="utf-8"?>
<math xmlns="http://www.w3.org/1998/Math/MathML">
  <semantics>
    <mrow>
      <mrow>
        <msubsup>
          <mi>C</mi>
          <mi>k</mi>
          <mi>n</mi>
        </msubsup>
        <mo stretchy="false">=</mo>
        <mfrac>
          <mrow>
            <mi>n</mi>
            <mi>!</mi>
          </mrow>
          <mrow>
            <mi>k</mi>
            <mi>!</mi>
            <mrow>
              <mo stretchy="false">(</mo>
              <mrow>
                <mrow>
                  <mi>n</mi>
                  <mo stretchy="false">−</mo>
                  <mi>k</mi>
                </mrow>
              </mrow>
              <mo stretchy="false">)</mo>
            </mrow>
            <mi>!</mi>
          </mrow>
        </mfrac>
      </mrow>
    </mrow>
    <annotation encoding="StarMath 5.0"> C^n_k = {n!} over {k!(n-k)!}

 </annotation>
  </semantics>
</math>
</file>

<file path=Object 20/content.xml><?xml version="1.0" encoding="utf-8"?>
<math xmlns="http://www.w3.org/1998/Math/MathML">
  <semantics>
    <mrow>
      <mrow>
        <msubsup>
          <mi>C</mi>
          <mn>3</mn>
          <mn>24</mn>
        </msubsup>
        <mo stretchy="false">=</mo>
        <mn>2024</mn>
      </mrow>
    </mrow>
    <annotation encoding="StarMath 5.0"> C^24_3 = 2024</annotation>
  </semantics>
</math>
</file>

<file path=Object 21/content.xml><?xml version="1.0" encoding="utf-8"?>
<math xmlns="http://www.w3.org/1998/Math/MathML">
  <semantics>
    <mrow>
      <mrow>
        <mrow>
          <msubsup>
            <mi>С</mi>
            <mn>3</mn>
            <mrow>
              <mrow>
                <mn>24</mn>
                <mo stretchy="false">−</mo>
                <mn>1</mn>
              </mrow>
            </mrow>
          </msubsup>
          <mo stretchy="false">=</mo>
          <msubsup>
            <mi>С</mi>
            <mn>3</mn>
            <mn>23</mn>
          </msubsup>
        </mrow>
        <mo stretchy="false">=</mo>
        <mn>1771</mn>
      </mrow>
    </mrow>
    <annotation encoding="StarMath 5.0">С^{24-1}_3 = С^23_3 = 1771</annotation>
  </semantics>
</math>
</file>

<file path=Object 22/content.xml><?xml version="1.0" encoding="utf-8"?>
<math xmlns="http://www.w3.org/1998/Math/MathML">
  <semantics>
    <mrow>
      <mrow>
        <mi>n</mi>
        <mo stretchy="false">⩾</mo>
        <mn>3</mn>
      </mrow>
    </mrow>
    <annotation encoding="StarMath 5.0">n geslant 3</annotation>
  </semantics>
</math>
</file>

<file path=Object 23/content.xml><?xml version="1.0" encoding="utf-8"?>
<math xmlns="http://www.w3.org/1998/Math/MathML">
  <semantics>
    <mrow>
      <msubsup>
        <mi>С</mi>
        <mn>3</mn>
        <mn>24</mn>
      </msubsup>
    </mrow>
    <annotation encoding="StarMath 5.0">С^24_3</annotation>
  </semantics>
</math>
</file>

<file path=Object 24/content.xml><?xml version="1.0" encoding="utf-8"?>
<math xmlns="http://www.w3.org/1998/Math/MathML">
  <semantics>
    <mrow>
      <mi>p</mi>
      <mrow>
        <mrow>
          <mo stretchy="false">(</mo>
          <mrow>
            <mn>2,8</mn>
          </mrow>
          <mo stretchy="false">)</mo>
        </mrow>
        <mo stretchy="false">=</mo>
        <mn>24.90</mn>
      </mrow>
      <mtext>%</mtext>
      <mn>.</mn>
    </mrow>
    <annotation encoding="StarMath 5.0">p(2,8) = 24.90"%".</annotation>
  </semantics>
</math>
</file>

<file path=Object 25/content.xml><?xml version="1.0" encoding="utf-8"?>
<math xmlns="http://www.w3.org/1998/Math/MathML">
  <semantics>
    <mrow>
      <mrow>
        <mo stretchy="false">(</mo>
        <mrow>
          <mrow>
            <mi>n</mi>
            <mo stretchy="false">⩾</mo>
            <mi>m</mi>
          </mrow>
        </mrow>
        <mo stretchy="false">)</mo>
      </mrow>
    </mrow>
    <annotation encoding="StarMath 5.0">(n geslant m)</annotation>
  </semantics>
</math>
</file>

<file path=Object 26/content.xml><?xml version="1.0" encoding="utf-8"?>
<math xmlns="http://www.w3.org/1998/Math/MathML">
  <semantics>
    <mrow>
      <msubsup>
        <mi>С</mi>
        <mn>10</mn>
        <mn>24</mn>
      </msubsup>
    </mrow>
    <annotation encoding="StarMath 5.0">С^24_10</annotation>
  </semantics>
</math>
</file>

<file path=Object 27/content.xml><?xml version="1.0" encoding="utf-8"?>
<math xmlns="http://www.w3.org/1998/Math/MathML">
  <semantics>
    <mrow>
      <mi>p</mi>
      <mrow>
        <mrow>
          <mo stretchy="false">(</mo>
          <mrow>
            <mi>m</mi>
            <mi>,</mi>
            <mi>n</mi>
          </mrow>
          <mo stretchy="false">)</mo>
        </mrow>
        <mo stretchy="false">=</mo>
        <mrow>
          <mfrac>
            <mrow>
              <mrow>
                <msubsup>
                  <mi>C</mi>
                  <mn>10</mn>
                  <mn>24</mn>
                </msubsup>
                <mo stretchy="false">−</mo>
                <mrow>
                  <mo stretchy="false">∑</mo>
                  <mrow>
                    <mo stretchy="false">[</mo>
                    <mrow>
                      <mrow>
                        <msubsup>
                          <mi>C</mi>
                          <mrow>
                            <mrow>
                              <mi>a</mi>
                              <mo stretchy="false">−</mo>
                              <mn>1</mn>
                            </mrow>
                          </mrow>
                          <mi>n</mi>
                        </msubsup>
                        <mo stretchy="false">⋅</mo>
                        <msubsup>
                          <mi>C</mi>
                          <mrow>
                            <mrow>
                              <mrow>
                                <mn>10</mn>
                                <mo stretchy="false">−</mo>
                                <mi>a</mi>
                              </mrow>
                              <mo stretchy="false">+</mo>
                              <mn>1</mn>
                            </mrow>
                          </mrow>
                          <mrow>
                            <mrow>
                              <mn>24</mn>
                              <mo stretchy="false">−</mo>
                              <mi>n</mi>
                            </mrow>
                          </mrow>
                        </msubsup>
                      </mrow>
                    </mrow>
                    <mo stretchy="false">]</mo>
                  </mrow>
                </mrow>
              </mrow>
            </mrow>
            <mrow>
              <msubsup>
                <mi>C</mi>
                <mn>10</mn>
                <mn>24</mn>
              </msubsup>
            </mrow>
          </mfrac>
          <mo stretchy="false">⋅</mo>
          <mn>100</mn>
        </mrow>
      </mrow>
      <mtext>%</mtext>
    </mrow>
    <annotation encoding="StarMath 5.0">p(m,n) = {C^24_10 - sum[C^n_{a-1} cdot C^{24-n}_{10-a+1}]} over {C^24_10} cdot 100"%"</annotation>
  </semantics>
</math>
</file>

<file path=Object 28/content.xml><?xml version="1.0" encoding="utf-8"?>
<math xmlns="http://www.w3.org/1998/Math/MathML">
  <semantics>
    <mrow>
      <mrow>
        <mo stretchy="false">(</mo>
        <mrow>
          <mrow>
            <msubsup>
              <mi>C</mi>
              <mn>1</mn>
              <mi>n</mi>
            </msubsup>
            <mo stretchy="false">=</mo>
            <mi>n</mi>
          </mrow>
          <mi>,</mi>
          <mrow>
            <msubsup>
              <mi>C</mi>
              <mn>0</mn>
              <mi>n</mi>
            </msubsup>
            <mo stretchy="false">=</mo>
            <mn>1</mn>
          </mrow>
        </mrow>
        <mo stretchy="false">)</mo>
      </mrow>
    </mrow>
    <annotation encoding="StarMath 5.0">(C^n_1 = n, C^n_0 = 1)</annotation>
  </semantics>
</math>
</file>

<file path=Object 29/content.xml><?xml version="1.0" encoding="utf-8"?>
<math xmlns="http://www.w3.org/1998/Math/MathML">
  <semantics>
    <mrow>
      <mi>p</mi>
      <mrow>
        <mrow>
          <mo stretchy="false">(</mo>
          <mrow>
            <mn>3,</mn>
            <mi>n</mi>
          </mrow>
          <mo stretchy="false">)</mo>
        </mrow>
        <mo stretchy="false">=</mo>
        <mrow>
          <mfrac>
            <mrow>
              <mrow>
                <mrow>
                  <mrow>
                    <msubsup>
                      <mi>C</mi>
                      <mn>10</mn>
                      <mn>24</mn>
                    </msubsup>
                    <mo stretchy="false">−</mo>
                    <mrow>
                      <msubsup>
                        <mi>C</mi>
                        <mn>2</mn>
                        <mi>n</mi>
                      </msubsup>
                      <mo stretchy="false">⋅</mo>
                      <msubsup>
                        <mi>C</mi>
                        <mn>8</mn>
                        <mrow>
                          <mrow>
                            <mn>24</mn>
                            <mo stretchy="false">−</mo>
                            <mi>n</mi>
                          </mrow>
                        </mrow>
                      </msubsup>
                    </mrow>
                  </mrow>
                  <mo stretchy="false">−</mo>
                  <msubsup>
                    <mi>C</mi>
                    <mn>9</mn>
                    <mrow>
                      <mi>n</mi>
                      <mrow>
                        <mo stretchy="false">(</mo>
                        <mrow>
                          <mrow>
                            <mn>24</mn>
                            <mo stretchy="false">−</mo>
                            <mi>n</mi>
                          </mrow>
                        </mrow>
                        <mo stretchy="false">)</mo>
                      </mrow>
                    </mrow>
                  </msubsup>
                </mrow>
                <mo stretchy="false">−</mo>
                <msubsup>
                  <mi>C</mi>
                  <mn>10</mn>
                  <mrow>
                    <mrow>
                      <mn>24</mn>
                      <mo stretchy="false">−</mo>
                      <mi>n</mi>
                    </mrow>
                  </mrow>
                </msubsup>
              </mrow>
            </mrow>
            <mrow>
              <msubsup>
                <mi>C</mi>
                <mn>10</mn>
                <mn>24</mn>
              </msubsup>
            </mrow>
          </mfrac>
          <mo stretchy="false">⋅</mo>
          <mn>100</mn>
        </mrow>
      </mrow>
      <mtext>%</mtext>
    </mrow>
    <annotation encoding="StarMath 5.0">p(3,n) = {C^24_10 - C^n_2 cdot C^{24-n}_8 - C^{n(24-n)}_9 - C^{24-n}_10} over {C^24_10} cdot 100"%"</annotation>
  </semantics>
</math>
</file>

<file path=Object 3/content.xml><?xml version="1.0" encoding="utf-8"?>
<math xmlns="http://www.w3.org/1998/Math/MathML">
  <semantics>
    <mrow>
      <mi>p</mi>
      <mrow>
        <mrow>
          <mo stretchy="false">(</mo>
          <mrow>
            <mn>1,1</mn>
          </mrow>
          <mo stretchy="false">)</mo>
        </mrow>
        <mo stretchy="false">=</mo>
        <mrow>
          <mfrac>
            <mrow>
              <mrow>
                <msubsup>
                  <mi>C</mi>
                  <mn>3</mn>
                  <mn>24</mn>
                </msubsup>
                <mo stretchy="false">−</mo>
                <msubsup>
                  <mi>C</mi>
                  <mn>3</mn>
                  <mn>23</mn>
                </msubsup>
              </mrow>
            </mrow>
            <mrow>
              <msubsup>
                <mi>C</mi>
                <mn>3</mn>
                <mn>24</mn>
              </msubsup>
            </mrow>
          </mfrac>
          <mo stretchy="false">⋅</mo>
          <mn>100</mn>
        </mrow>
      </mrow>
      <mrow>
        <mtext>%</mtext>
        <mo stretchy="false">=</mo>
        <mn>12.50</mn>
      </mrow>
      <mtext>%</mtext>
    </mrow>
    <annotation encoding="StarMath 5.0">p(1,1) = {C^24_3-C^23_3}over{C^24_3} cdot 100"%" = 12.50"%"
</annotation>
  </semantics>
</math>
</file>

<file path=Object 30/content.xml><?xml version="1.0" encoding="utf-8"?>
<math xmlns="http://www.w3.org/1998/Math/MathML">
  <semantics>
    <mrow>
      <mi>p</mi>
      <mrow>
        <mrow>
          <mo stretchy="false">(</mo>
          <mrow>
            <mn>3,4</mn>
          </mrow>
          <mo stretchy="false">)</mo>
        </mrow>
        <mo stretchy="false">=</mo>
        <mn>17.79</mn>
      </mrow>
      <mtext>%</mtext>
    </mrow>
    <annotation encoding="StarMath 5.0">p(3,4) = 17.79"%"</annotation>
  </semantics>
</math>
</file>

<file path=Object 31/content.xml><?xml version="1.0" encoding="utf-8"?>
<math xmlns="http://www.w3.org/1998/Math/MathML">
  <semantics>
    <mrow>
      <msubsup>
        <mi>С</mi>
        <mn>10</mn>
        <mn>16</mn>
      </msubsup>
    </mrow>
    <annotation encoding="StarMath 5.0">С^16_10</annotation>
  </semantics>
</math>
</file>

<file path=Object 32/content.xml><?xml version="1.0" encoding="utf-8"?>
<math xmlns="http://www.w3.org/1998/Math/MathML">
  <semantics>
    <mrow>
      <msubsup>
        <mn>8С</mn>
        <mn>9</mn>
        <mn>16</mn>
      </msubsup>
    </mrow>
    <annotation encoding="StarMath 5.0"> 8С^16_9</annotation>
  </semantics>
</math>
</file>

<file path=Object 33/content.xml><?xml version="1.0" encoding="utf-8"?>
<math xmlns="http://www.w3.org/1998/Math/MathML">
  <semantics>
    <mrow>
      <msubsup>
        <mi>С</mi>
        <mn>8</mn>
        <mn>16</mn>
      </msubsup>
      <mrow>
        <mrow>
          <mo stretchy="false">(</mo>
          <mrow>
            <mrow>
              <msubsup>
                <mi>С</mi>
                <mn>4</mn>
                <mn>8</mn>
              </msubsup>
              <mo stretchy="false">−</mo>
              <mn>4</mn>
            </mrow>
          </mrow>
          <mo stretchy="false">)</mo>
        </mrow>
        <mo stretchy="false">=</mo>
        <msubsup>
          <mn>24С</mn>
          <mn>8</mn>
          <mn>16</mn>
        </msubsup>
      </mrow>
    </mrow>
    <annotation encoding="StarMath 5.0">С^16_8(С^8_4-4) = 24С^16_8</annotation>
  </semantics>
</math>
</file>

<file path=Object 34/content.xml><?xml version="1.0" encoding="utf-8"?>
<math xmlns="http://www.w3.org/1998/Math/MathML">
  <semantics>
    <mrow>
      <msubsup>
        <mi>С</mi>
        <mn>7</mn>
        <mn>16</mn>
      </msubsup>
      <mrow>
        <mrow>
          <mo stretchy="false">(</mo>
          <mrow>
            <mrow>
              <msubsup>
                <mi>С</mi>
                <mn>3</mn>
                <mn>8</mn>
              </msubsup>
              <mo stretchy="false">−</mo>
              <mrow>
                <mn>4</mn>
                <mo stretchy="false">⋅</mo>
                <mn>6</mn>
              </mrow>
            </mrow>
          </mrow>
          <mo stretchy="false">)</mo>
        </mrow>
        <mo stretchy="false">=</mo>
        <msubsup>
          <mn>32С</mn>
          <mn>7</mn>
          <mn>16</mn>
        </msubsup>
      </mrow>
    </mrow>
    <annotation encoding="StarMath 5.0">С^16_7(С^8_3-4 cdot 6) = 32С^16_7</annotation>
  </semantics>
</math>
</file>

<file path=Object 35/content.xml><?xml version="1.0" encoding="utf-8"?>
<math xmlns="http://www.w3.org/1998/Math/MathML">
  <semantics>
    <mrow>
      <msubsup>
        <mi>С</mi>
        <mn>6</mn>
        <mn>16</mn>
      </msubsup>
      <mrow>
        <mrow>
          <mo stretchy="false">(</mo>
          <mrow>
            <mrow>
              <msubsup>
                <mi>С</mi>
                <mn>4</mn>
                <mn>8</mn>
              </msubsup>
              <mo stretchy="false">−</mo>
              <mn>4</mn>
            </mrow>
            <mrow>
              <mrow>
                <mo stretchy="false">(</mo>
                <mrow>
                  <mrow>
                    <msubsup>
                      <mi>С</mi>
                      <mn>3</mn>
                      <mn>6</mn>
                    </msubsup>
                    <mo stretchy="false">−</mo>
                    <mn>3</mn>
                  </mrow>
                </mrow>
                <mo stretchy="false">)</mo>
              </mrow>
              <mo stretchy="false">−</mo>
              <msubsup>
                <mi>С</mi>
                <mn>2</mn>
                <mn>4</mn>
              </msubsup>
            </mrow>
          </mrow>
          <mo stretchy="false">)</mo>
        </mrow>
        <mo stretchy="false">=</mo>
        <msubsup>
          <mn>16С</mn>
          <mn>6</mn>
          <mn>16</mn>
        </msubsup>
      </mrow>
    </mrow>
    <annotation encoding="StarMath 5.0">С^16_6(С^8_4-4(С^6_3-3)-С^4_2) = 16С^16_6</annotation>
  </semantics>
</math>
</file>

<file path=Object 36/content.xml><?xml version="1.0" encoding="utf-8"?>
<math xmlns="http://www.w3.org/1998/Math/MathML">
  <semantics>
    <mrow>
      <mrow>
        <mi>p</mi>
        <mo stretchy="false">=</mo>
        <mrow>
          <mfrac>
            <mrow>
              <mrow>
                <mrow>
                  <mrow>
                    <mrow>
                      <mrow>
                        <msubsup>
                          <mi>С</mi>
                          <mn>10</mn>
                          <mn>24</mn>
                        </msubsup>
                        <mo stretchy="false">−</mo>
                        <msubsup>
                          <mi>С</mi>
                          <mn>10</mn>
                          <mn>16</mn>
                        </msubsup>
                      </mrow>
                      <mo stretchy="false">−</mo>
                      <msubsup>
                        <mn>8С</mn>
                        <mn>9</mn>
                        <mn>16</mn>
                      </msubsup>
                    </mrow>
                    <mo stretchy="false">−</mo>
                    <msubsup>
                      <mn>24С</mn>
                      <mn>8</mn>
                      <mn>16</mn>
                    </msubsup>
                  </mrow>
                  <mo stretchy="false">−</mo>
                  <msubsup>
                    <mn>32С</mn>
                    <mn>7</mn>
                    <mn>16</mn>
                  </msubsup>
                </mrow>
                <mo stretchy="false">−</mo>
                <msubsup>
                  <mn>16С</mn>
                  <mn>6</mn>
                  <mn>16</mn>
                </msubsup>
              </mrow>
            </mrow>
            <mrow>
              <msubsup>
                <mi>C</mi>
                <mn>10</mn>
                <mn>24</mn>
              </msubsup>
            </mrow>
          </mfrac>
          <mo stretchy="false">⋅</mo>
          <mn>100</mn>
        </mrow>
      </mrow>
      <mrow>
        <mtext>%</mtext>
        <mo stretchy="false">=</mo>
        <mn>53.98</mn>
      </mrow>
      <mtext>%</mtext>
    </mrow>
    <annotation encoding="StarMath 5.0">p = {С^24_10-С^16_10-8С^16_9-24С^16_8-32С^16_7-16С^16_6}over{C^24_10} cdot 100"%" =53.98"%"</annotation>
  </semantics>
</math>
</file>

<file path=Object 37/content.xml><?xml version="1.0" encoding="utf-8"?>
<math xmlns="http://www.w3.org/1998/Math/MathML">
  <semantics>
    <mrow>
      <mrow>
        <mrow>
          <mrow>
            <mn>4</mn>
            <mo stretchy="false">⋅</mo>
            <mn>4</mn>
          </mrow>
          <mo stretchy="false">⋅</mo>
          <msubsup>
            <mi>С</mi>
            <mn>7</mn>
            <mn>12</mn>
          </msubsup>
        </mrow>
        <mo stretchy="false">=</mo>
        <msubsup>
          <mn>16С</mn>
          <mn>7</mn>
          <mn>16</mn>
        </msubsup>
      </mrow>
    </mrow>
    <annotation encoding="StarMath 5.0">4 cdot 4 cdot С^12_7 = 16С^16_7</annotation>
  </semantics>
</math>
</file>

<file path=Object 38/content.xml><?xml version="1.0" encoding="utf-8"?>
<math xmlns="http://www.w3.org/1998/Math/MathML">
  <semantics>
    <mrow>
      <mrow>
        <mi>p</mi>
        <mo stretchy="false">=</mo>
        <mrow>
          <mfrac>
            <mrow>
              <mrow>
                <mrow>
                  <mrow>
                    <mrow>
                      <mrow>
                        <mrow>
                          <msubsup>
                            <mn>16С</mn>
                            <mn>7</mn>
                            <mn>12</mn>
                          </msubsup>
                          <mo stretchy="false">+</mo>
                          <msubsup>
                            <mn>120С</mn>
                            <mn>6</mn>
                            <mn>12</mn>
                          </msubsup>
                        </mrow>
                        <mo stretchy="false">+</mo>
                        <msubsup>
                          <mn>376С</mn>
                          <mn>5</mn>
                          <mn>12</mn>
                        </msubsup>
                      </mrow>
                      <mo stretchy="false">+</mo>
                      <msubsup>
                        <mn>648С</mn>
                        <mn>4</mn>
                        <mn>12</mn>
                      </msubsup>
                    </mrow>
                    <mo stretchy="false">+</mo>
                    <msubsup>
                      <mn>478С</mn>
                      <mn>2</mn>
                      <mn>12</mn>
                    </msubsup>
                  </mrow>
                  <mo stretchy="false">+</mo>
                  <msubsup>
                    <mn>12С</mn>
                    <mn>9</mn>
                    <mn>12</mn>
                  </msubsup>
                </mrow>
                <mo stretchy="false">+</mo>
                <msubsup>
                  <mi>С</mi>
                  <mn>10</mn>
                  <mn>12</mn>
                </msubsup>
              </mrow>
            </mrow>
            <mrow>
              <msubsup>
                <mi>C</mi>
                <mn>10</mn>
                <mn>24</mn>
              </msubsup>
            </mrow>
          </mfrac>
          <mo stretchy="false">⋅</mo>
          <mn>100</mn>
        </mrow>
      </mrow>
      <mrow>
        <mtext>%</mtext>
        <mo stretchy="false">=</mo>
        <mn>47.30</mn>
      </mrow>
      <mtext>%</mtext>
    </mrow>
    <annotation encoding="StarMath 5.0">p = {16С^12_7+120С^12_6+376С^12_5 + 648С^12_4+478С^12_2+12С^12_9+С^12_10}over{C^24_10} cdot 100"%" = 47.30"%"</annotation>
  </semantics>
</math>
</file>

<file path=Object 39/content.xml><?xml version="1.0" encoding="utf-8"?>
<math xmlns="http://www.w3.org/1998/Math/MathML">
  <semantics>
    <mrow>
      <mrow>
        <mfrac>
          <mrow>
            <mi mathvariant="italic">число</mi>
            <mi mathvariant="italic">удачных</mi>
          </mrow>
          <mrow>
            <mi mathvariant="italic">общее</mi>
            <mi mathvariant="italic">число</mi>
            <mi mathvariant="italic">комбинаций</mi>
          </mrow>
        </mfrac>
        <mo stretchy="false">⋅</mo>
        <mn>100</mn>
      </mrow>
      <mtext>%</mtext>
      <mi>,</mi>
      <mrow>
        <mi>p</mi>
        <mo stretchy="false">=</mo>
        <mn>7.87</mn>
      </mrow>
      <mtext>%</mtext>
      <mn>.</mn>
    </mrow>
    <annotation encoding="StarMath 5.0">{число удачных} over{общее число комбинаций} cdot 100"%",  
p = 7.87"%".</annotation>
  </semantics>
</math>
</file>

<file path=Object 4/content.xml><?xml version="1.0" encoding="utf-8"?>
<math xmlns="http://www.w3.org/1998/Math/MathML">
  <semantics>
    <mrow>
      <mi>p</mi>
      <mrow>
        <mrow>
          <mo stretchy="false">(</mo>
          <mrow>
            <mn>1,</mn>
            <mi>n</mi>
          </mrow>
          <mo stretchy="false">)</mo>
        </mrow>
        <mo stretchy="false">=</mo>
        <mrow>
          <mfrac>
            <mrow>
              <mrow>
                <msubsup>
                  <mi>C</mi>
                  <mn>3</mn>
                  <mn>24</mn>
                </msubsup>
                <mo stretchy="false">−</mo>
                <msubsup>
                  <mi>C</mi>
                  <mn>3</mn>
                  <mrow>
                    <mrow>
                      <mn>24</mn>
                      <mo stretchy="false">−</mo>
                      <mi>n</mi>
                    </mrow>
                  </mrow>
                </msubsup>
              </mrow>
            </mrow>
            <mrow>
              <msubsup>
                <mi>C</mi>
                <mn>33</mn>
                <mn>24</mn>
              </msubsup>
            </mrow>
          </mfrac>
          <mo stretchy="false">⋅</mo>
          <mn>100</mn>
        </mrow>
      </mrow>
      <mtext>%</mtext>
      <mi>,</mi>
      <mi mathvariant="italic">где</mi>
      <mrow>
        <mi>n</mi>
        <mo stretchy="false">=</mo>
        <mn>1..21</mn>
      </mrow>
    </mrow>
    <annotation encoding="StarMath 5.0">p(1,n) = {C^24_3 - C^{24-n}_3} over {C^24_33} cdot 100"%", где n = 1..21</annotation>
  </semantics>
</math>
</file>

<file path=Object 40/content.xml><?xml version="1.0" encoding="utf-8"?>
<math xmlns="http://www.w3.org/1998/Math/MathML">
  <semantics>
    <mrow>
      <msubsup>
        <mi>С</mi>
        <mn>3</mn>
        <mn>17</mn>
      </msubsup>
    </mrow>
    <annotation encoding="StarMath 5.0">С^17_3</annotation>
  </semantics>
</math>
</file>

<file path=Object 41/content.xml><?xml version="1.0" encoding="utf-8"?>
<math xmlns="http://www.w3.org/1998/Math/MathML">
  <semantics>
    <mrow>
      <mrow>
        <mi>n</mi>
        <mo stretchy="false">⩾</mo>
        <mn>1</mn>
      </mrow>
    </mrow>
    <annotation encoding="StarMath 5.0">n geslant 1</annotation>
  </semantics>
</math>
</file>

<file path=Object 42/content.xml><?xml version="1.0" encoding="utf-8"?>
<math xmlns="http://www.w3.org/1998/Math/MathML">
  <semantics>
    <mrow>
      <mrow>
        <mi mathvariant="italic">p1</mi>
        <mo stretchy="false">=</mo>
        <mi>p</mi>
      </mrow>
      <mrow>
        <mrow>
          <mo stretchy="false">(</mo>
          <mrow>
            <mn>1,1</mn>
          </mrow>
          <mo stretchy="false">)</mo>
        </mrow>
        <mo stretchy="false">=</mo>
        <mrow>
          <mfrac>
            <mrow>
              <mrow>
                <msubsup>
                  <mi>C</mi>
                  <mn>3</mn>
                  <mn>17</mn>
                </msubsup>
                <mo stretchy="false">−</mo>
                <msubsup>
                  <mi>C</mi>
                  <mn>3</mn>
                  <mn>16</mn>
                </msubsup>
              </mrow>
            </mrow>
            <mrow>
              <msubsup>
                <mi>C</mi>
                <mn>3</mn>
                <mn>17</mn>
              </msubsup>
            </mrow>
          </mfrac>
          <mo stretchy="false">⋅</mo>
          <mn>100</mn>
        </mrow>
      </mrow>
      <mrow>
        <mtext>%</mtext>
        <mo stretchy="false">=</mo>
        <mn>17.65</mn>
      </mrow>
      <mtext>%</mtext>
      <mn>.</mn>
    </mrow>
    <annotation encoding="StarMath 5.0">p1 = p(1,1) = {C^17_3-C^16_3}over{C^17_3} cdot 100"%" = 17.65"%".</annotation>
  </semantics>
</math>
</file>

<file path=Object 43/content.xml><?xml version="1.0" encoding="utf-8"?>
<math xmlns="http://www.w3.org/1998/Math/MathML">
  <semantics>
    <mrow>
      <mrow>
        <mi mathvariant="italic">p2</mi>
        <mo stretchy="false">=</mo>
        <mrow>
          <mfrac>
            <mrow>
              <mrow>
                <mn>3</mn>
                <mo stretchy="false">⋅</mo>
                <mn>14</mn>
              </mrow>
            </mrow>
            <mrow>
              <msubsup>
                <mi>C</mi>
                <mn>3</mn>
                <mn>17</mn>
              </msubsup>
            </mrow>
          </mfrac>
          <mo stretchy="false">⋅</mo>
          <mn>100</mn>
        </mrow>
      </mrow>
      <mrow>
        <mtext>%</mtext>
        <mo stretchy="false">=</mo>
        <mn>6.18</mn>
      </mrow>
      <mtext>%</mtext>
      <mn>.</mn>
    </mrow>
    <annotation encoding="StarMath 5.0">p2 = {3 cdot 14}over{C^17_3} cdot 100"%" = 6.18"%".</annotation>
  </semantics>
</math>
</file>

<file path=Object 44/content.xml><?xml version="1.0" encoding="utf-8"?>
<math xmlns="http://www.w3.org/1998/Math/MathML">
  <semantics>
    <mrow>
      <mrow>
        <mrow>
          <mi>p</mi>
          <mo stretchy="false">=</mo>
          <mrow>
            <mi mathvariant="italic">p1</mi>
            <mo stretchy="false">+</mo>
            <mi mathvariant="italic">p2</mi>
          </mrow>
        </mrow>
        <mo stretchy="false">=</mo>
        <mn>23.82</mn>
      </mrow>
      <mtext>%</mtext>
    </mrow>
    <annotation encoding="StarMath 5.0"> p = p1 + p2 = 23.82"%"</annotation>
  </semantics>
</math>
</file>

<file path=Object 45/content.xml><?xml version="1.0" encoding="utf-8"?>
<math xmlns="http://www.w3.org/1998/Math/MathML">
  <semantics>
    <mrow>
      <mi>p</mi>
      <mrow>
        <mrow>
          <mo stretchy="false">(</mo>
          <mrow>
            <mn>2,</mn>
            <mi>n</mi>
          </mrow>
          <mo stretchy="false">)</mo>
        </mrow>
        <mo stretchy="false">=</mo>
        <mrow>
          <mfrac>
            <mrow>
              <mrow>
                <mrow>
                  <msubsup>
                    <mi>C</mi>
                    <mn>3</mn>
                    <mn>17</mn>
                  </msubsup>
                  <mo stretchy="false">−</mo>
                  <mrow>
                    <mi>n</mi>
                    <mo stretchy="false">⋅</mo>
                    <msubsup>
                      <mi>C</mi>
                      <mn>2</mn>
                      <mrow>
                        <mo stretchy="false">(</mo>
                        <mrow>
                          <mrow>
                            <mn>17</mn>
                            <mo stretchy="false">−</mo>
                            <mi>n</mi>
                          </mrow>
                        </mrow>
                        <mo stretchy="false">)</mo>
                      </mrow>
                    </msubsup>
                  </mrow>
                </mrow>
                <mo stretchy="false">−</mo>
                <msubsup>
                  <mi>C</mi>
                  <mn>3</mn>
                  <mrow>
                    <mo stretchy="false">(</mo>
                    <mrow>
                      <mrow>
                        <mn>17</mn>
                        <mo stretchy="false">−</mo>
                        <mi>n</mi>
                      </mrow>
                    </mrow>
                    <mo stretchy="false">)</mo>
                  </mrow>
                </msubsup>
              </mrow>
            </mrow>
            <mrow>
              <msubsup>
                <mi>C</mi>
                <mn>3</mn>
                <mn>17</mn>
              </msubsup>
            </mrow>
          </mfrac>
          <mo stretchy="false">⋅</mo>
          <mn>100</mn>
        </mrow>
      </mrow>
      <mtext>%</mtext>
      <mi>,</mi>
      <mi mathvariant="italic">где</mi>
      <mrow>
        <mi>n</mi>
        <mo stretchy="false">=</mo>
        <mn>2</mn>
      </mrow>
      <mn>...</mn>
      <mn>17.</mn>
    </mrow>
    <annotation encoding="StarMath 5.0">p(2,n) = {C^17_3 - n cdot C^(17-n)_2 - C^(17-n)_3}over{C^17_3} cdot 100"%", где n=2 ... 17. </annotation>
  </semantics>
</math>
</file>

<file path=Object 46/content.xml><?xml version="1.0" encoding="utf-8"?>
<math xmlns="http://www.w3.org/1998/Math/MathML">
  <semantics>
    <mrow>
      <mrow>
        <mi mathvariant="italic">p1</mi>
        <mo stretchy="false">=</mo>
        <mi>p</mi>
      </mrow>
      <mrow>
        <mrow>
          <mo stretchy="false">(</mo>
          <mrow>
            <mn>1,2</mn>
          </mrow>
          <mo stretchy="false">)</mo>
        </mrow>
        <mo stretchy="false">=</mo>
        <mrow>
          <mfrac>
            <mrow>
              <mrow>
                <msubsup>
                  <mi>C</mi>
                  <mn>3</mn>
                  <mn>17</mn>
                </msubsup>
                <mo stretchy="false">−</mo>
                <msubsup>
                  <mi>C</mi>
                  <mn>3</mn>
                  <mn>15</mn>
                </msubsup>
              </mrow>
            </mrow>
            <mrow>
              <msubsup>
                <mi>C</mi>
                <mn>3</mn>
                <mn>17</mn>
              </msubsup>
            </mrow>
          </mfrac>
          <mo stretchy="false">⋅</mo>
          <mn>100</mn>
        </mrow>
      </mrow>
      <mrow>
        <mtext>%</mtext>
        <mo stretchy="false">=</mo>
        <mn>33.09</mn>
      </mrow>
      <mtext>%</mtext>
    </mrow>
    <annotation encoding="StarMath 5.0">p1 = p(1,2) = {C^17_3-C^15_3}over{C^17_3} cdot 100"%" = 33.09"%"</annotation>
  </semantics>
</math>
</file>

<file path=Object 47/content.xml><?xml version="1.0" encoding="utf-8"?>
<math xmlns="http://www.w3.org/1998/Math/MathML">
  <semantics>
    <mrow>
      <mrow>
        <mi mathvariant="italic">p2</mi>
        <mo stretchy="false">=</mo>
        <mrow>
          <mfrac>
            <mrow>
              <mrow>
                <mn>2</mn>
                <mo stretchy="false">⋅</mo>
                <mn>13</mn>
              </mrow>
            </mrow>
            <mrow>
              <msubsup>
                <mi>C</mi>
                <mn>3</mn>
                <mn>17</mn>
              </msubsup>
            </mrow>
          </mfrac>
          <mo stretchy="false">⋅</mo>
          <mn>100</mn>
        </mrow>
      </mrow>
      <mrow>
        <mtext>%</mtext>
        <mo stretchy="false">=</mo>
        <mn>3.82</mn>
      </mrow>
      <mtext>%</mtext>
      <mn>.</mn>
    </mrow>
    <annotation encoding="StarMath 5.0">p2 = {2 cdot 13}over{C^17_3} cdot 100"%" = 3.82"%".</annotation>
  </semantics>
</math>
</file>

<file path=Object 48/content.xml><?xml version="1.0" encoding="utf-8"?>
<math xmlns="http://www.w3.org/1998/Math/MathML">
  <semantics>
    <mrow>
      <mrow>
        <mrow>
          <mi>p</mi>
          <mo stretchy="false">=</mo>
          <mrow>
            <mi mathvariant="italic">p1</mi>
            <mo stretchy="false">+</mo>
            <mi mathvariant="italic">p2</mi>
          </mrow>
        </mrow>
        <mo stretchy="false">=</mo>
        <mn>36.91</mn>
      </mrow>
      <mtext>%</mtext>
      <mn>.</mn>
    </mrow>
    <annotation encoding="StarMath 5.0"> p = p1 + p2 = 36.91"%".</annotation>
  </semantics>
</math>
</file>

<file path=Object 49/content.xml><?xml version="1.0" encoding="utf-8"?>
<math xmlns="http://www.w3.org/1998/Math/MathML">
  <semantics>
    <mrow>
      <mrow>
        <mi mathvariant="italic">p1</mi>
        <mo stretchy="false">=</mo>
        <mi>p</mi>
      </mrow>
      <mrow>
        <mrow>
          <mo stretchy="false">(</mo>
          <mrow>
            <mn>1,3</mn>
          </mrow>
          <mo stretchy="false">)</mo>
        </mrow>
        <mo stretchy="false">=</mo>
        <mrow>
          <mfrac>
            <mrow>
              <mrow>
                <msubsup>
                  <mi>C</mi>
                  <mn>3</mn>
                  <mn>17</mn>
                </msubsup>
                <mo stretchy="false">−</mo>
                <msubsup>
                  <mi>C</mi>
                  <mn>3</mn>
                  <mn>14</mn>
                </msubsup>
              </mrow>
            </mrow>
            <mrow>
              <msubsup>
                <mi>C</mi>
                <mn>3</mn>
                <mn>17</mn>
              </msubsup>
            </mrow>
          </mfrac>
          <mo stretchy="false">⋅</mo>
          <mn>100</mn>
        </mrow>
      </mrow>
      <mrow>
        <mtext>%</mtext>
        <mo stretchy="false">=</mo>
        <mn>46.47</mn>
      </mrow>
      <mtext>%</mtext>
      <mn>.</mn>
    </mrow>
    <annotation encoding="StarMath 5.0"> p1 = p(1,3) = {C^17_3-C^14_3}over{C^17_3} cdot 100"%" = 46.47"%".</annotation>
  </semantics>
</math>
</file>

<file path=Object 5/content.xml><?xml version="1.0" encoding="utf-8"?>
<math xmlns="http://www.w3.org/1998/Math/MathML">
  <semantics>
    <mrow>
      <mi>p</mi>
      <mrow>
        <mrow>
          <mo stretchy="false">(</mo>
          <mrow>
            <mn>1,4</mn>
          </mrow>
          <mo stretchy="false">)</mo>
        </mrow>
        <mo stretchy="false">=</mo>
        <mrow>
          <mfrac>
            <mrow>
              <mrow>
                <msubsup>
                  <mi>C</mi>
                  <mn>3</mn>
                  <mn>24</mn>
                </msubsup>
                <mo stretchy="false">−</mo>
                <msubsup>
                  <mi>C</mi>
                  <mn>3</mn>
                  <mn>20</mn>
                </msubsup>
              </mrow>
            </mrow>
            <mrow>
              <msubsup>
                <mi>C</mi>
                <mn>3</mn>
                <mn>24</mn>
              </msubsup>
            </mrow>
          </mfrac>
          <mo stretchy="false">⋅</mo>
          <mn>100</mn>
        </mrow>
      </mrow>
      <mrow>
        <mtext>%</mtext>
        <mo stretchy="false">=</mo>
        <mn>43.68</mn>
      </mrow>
      <mtext>%</mtext>
    </mrow>
    <annotation encoding="StarMath 5.0"> p(1,4) = {C^24_3-C^20_3} over {C^24_3} cdot 100"%" = 43.68"%"</annotation>
  </semantics>
</math>
</file>

<file path=Object 50/content.xml><?xml version="1.0" encoding="utf-8"?>
<math xmlns="http://www.w3.org/1998/Math/MathML">
  <semantics>
    <mrow>
      <mrow>
        <mi mathvariant="italic">p2</mi>
        <mo stretchy="false">=</mo>
        <mrow>
          <mfrac>
            <mrow>
              <mrow>
                <mn>1</mn>
                <mo stretchy="false">⋅</mo>
                <mn>12</mn>
              </mrow>
            </mrow>
            <mrow>
              <msubsup>
                <mi>C</mi>
                <mn>3</mn>
                <mn>17</mn>
              </msubsup>
            </mrow>
          </mfrac>
          <mo stretchy="false">⋅</mo>
          <mn>100</mn>
        </mrow>
      </mrow>
      <mrow>
        <mtext>%</mtext>
        <mo stretchy="false">=</mo>
        <mn>1.76</mn>
      </mrow>
      <mtext>%</mtext>
    </mrow>
    <annotation encoding="StarMath 5.0">p2 = {1 cdot 12}over{C^17_3} cdot 100"%" = 1.76"%"</annotation>
  </semantics>
</math>
</file>

<file path=Object 51/content.xml><?xml version="1.0" encoding="utf-8"?>
<math xmlns="http://www.w3.org/1998/Math/MathML">
  <semantics>
    <mrow>
      <mrow>
        <mrow>
          <mi>p</mi>
          <mo stretchy="false">=</mo>
          <mrow>
            <mi mathvariant="italic">p1</mi>
            <mo stretchy="false">+</mo>
            <mi mathvariant="italic">p2</mi>
          </mrow>
        </mrow>
        <mo stretchy="false">=</mo>
        <mn>48.24</mn>
      </mrow>
      <mtext>%</mtext>
    </mrow>
    <annotation encoding="StarMath 5.0">p = p1 + p2 = 48.24"%"</annotation>
  </semantics>
</math>
</file>

<file path=Object 52/content.xml><?xml version="1.0" encoding="utf-8"?>
<math xmlns="http://www.w3.org/1998/Math/MathML">
  <semantics>
    <mrow>
      <mi>p</mi>
      <mrow>
        <mrow>
          <mo stretchy="false">(</mo>
          <mrow>
            <mn>1,4</mn>
          </mrow>
          <mo stretchy="false">)</mo>
        </mrow>
        <mo stretchy="false">=</mo>
        <mrow>
          <mfrac>
            <mrow>
              <mrow>
                <msubsup>
                  <mi>C</mi>
                  <mn>3</mn>
                  <mn>17</mn>
                </msubsup>
                <mo stretchy="false">−</mo>
                <msubsup>
                  <mi>C</mi>
                  <mn>3</mn>
                  <mn>13</mn>
                </msubsup>
              </mrow>
            </mrow>
            <mrow>
              <msubsup>
                <mi>C</mi>
                <mn>3</mn>
                <mn>17</mn>
              </msubsup>
            </mrow>
          </mfrac>
          <mo stretchy="false">⋅</mo>
          <mn>100</mn>
        </mrow>
      </mrow>
      <mrow>
        <mtext>%</mtext>
        <mo stretchy="false">=</mo>
        <mn>57.94</mn>
      </mrow>
      <mtext>%</mtext>
    </mrow>
    <annotation encoding="StarMath 5.0">
p(1,4) = {C^17_3-C^13_3}over{C^17_3} cdot 100"%" = 57.94"%"</annotation>
  </semantics>
</math>
</file>

<file path=Object 53/content.xml><?xml version="1.0" encoding="utf-8"?>
<math xmlns="http://www.w3.org/1998/Math/MathML">
  <semantics>
    <mrow>
      <mrow>
        <mrow>
          <mrow>
            <mn>4</mn>
            <mo stretchy="false">⋅</mo>
            <mn>4</mn>
          </mrow>
          <mo stretchy="false">⋅</mo>
          <mn>6</mn>
        </mrow>
        <mo stretchy="false">=</mo>
        <mn>96</mn>
      </mrow>
    </mrow>
    <annotation encoding="StarMath 5.0">4 cdot 4 cdot 6 = 96</annotation>
  </semantics>
</math>
</file>

<file path=Object 54/content.xml><?xml version="1.0" encoding="utf-8"?>
<math xmlns="http://www.w3.org/1998/Math/MathML">
  <semantics>
    <mrow>
      <mrow>
        <mrow>
          <mn>4</mn>
          <mo stretchy="false">⋅</mo>
          <msubsup>
            <mi>С</mi>
            <mn>2</mn>
            <mn>4</mn>
          </msubsup>
        </mrow>
        <mo stretchy="false">=</mo>
        <mn>24</mn>
      </mrow>
    </mrow>
    <annotation encoding="StarMath 5.0"> 4 cdot С^4_2 = 24 </annotation>
  </semantics>
</math>
</file>

<file path=Object 55/content.xml><?xml version="1.0" encoding="utf-8"?>
<math xmlns="http://www.w3.org/1998/Math/MathML">
  <semantics>
    <mrow>
      <mrow>
        <mrow>
          <mrow>
            <mo stretchy="false">(</mo>
            <mrow>
              <mrow>
                <mn>96</mn>
                <mo stretchy="false">+</mo>
                <mn>24</mn>
              </mrow>
            </mrow>
            <mo stretchy="false">)</mo>
          </mrow>
          <mo stretchy="false">∗</mo>
          <msubsup>
            <mi>С</mi>
            <mn>6</mn>
            <mn>12</mn>
          </msubsup>
        </mrow>
        <mo stretchy="false">=</mo>
        <mrow>
          <mn>120</mn>
          <mo stretchy="false">∗</mo>
          <msubsup>
            <mi>С</mi>
            <mn>6</mn>
            <mn>12</mn>
          </msubsup>
        </mrow>
      </mrow>
    </mrow>
    <annotation encoding="StarMath 5.0">(96+24)*С^12_6 = 120*С^12_6</annotation>
  </semantics>
</math>
</file>

<file path=Object 56/content.xml><?xml version="1.0" encoding="utf-8"?>
<math xmlns="http://www.w3.org/1998/Math/MathML">
  <semantics>
    <mrow>
      <mrow>
        <mrow>
          <mrow>
            <mn>4</mn>
            <mo stretchy="false">⋅</mo>
            <mn>4</mn>
          </mrow>
          <mo stretchy="false">⋅</mo>
          <mrow>
            <mo stretchy="false">(</mo>
            <mrow>
              <mrow>
                <msubsup>
                  <mi>С</mi>
                  <mn>2</mn>
                  <mn>6</mn>
                </msubsup>
                <mo stretchy="false">−</mo>
                <mn>3</mn>
              </mrow>
            </mrow>
            <mo stretchy="false">)</mo>
          </mrow>
        </mrow>
        <mo stretchy="false">=</mo>
        <mn>192</mn>
      </mrow>
    </mrow>
    <annotation encoding="StarMath 5.0">4 cdot 4 cdot (С^6_2-3) = 192</annotation>
  </semantics>
</math>
</file>

<file path=Object 57/content.xml><?xml version="1.0" encoding="utf-8"?>
<math xmlns="http://www.w3.org/1998/Math/MathML">
  <semantics>
    <mrow>
      <mrow>
        <mrow>
          <mrow>
            <mn>4</mn>
            <mo stretchy="false">⋅</mo>
            <msubsup>
              <mi>С</mi>
              <mn>2</mn>
              <mn>4</mn>
            </msubsup>
          </mrow>
          <mo stretchy="false">⋅</mo>
          <mn>6</mn>
        </mrow>
        <mo stretchy="false">=</mo>
        <mn>144</mn>
      </mrow>
    </mrow>
    <annotation encoding="StarMath 5.0">4 cdot С^4_2 cdot 6 = 144</annotation>
  </semantics>
</math>
</file>

<file path=Object 58/content.xml><?xml version="1.0" encoding="utf-8"?>
<math xmlns="http://www.w3.org/1998/Math/MathML">
  <semantics>
    <mrow>
      <mrow>
        <mrow>
          <mn>4</mn>
          <mo stretchy="false">⋅</mo>
          <msubsup>
            <mi>С</mi>
            <mn>3</mn>
            <mn>4</mn>
          </msubsup>
        </mrow>
        <mo stretchy="false">=</mo>
        <mn>16</mn>
      </mrow>
    </mrow>
    <annotation encoding="StarMath 5.0">4 cdot С^4_3 = 16</annotation>
  </semantics>
</math>
</file>

<file path=Object 59/content.xml><?xml version="1.0" encoding="utf-8"?>
<math xmlns="http://www.w3.org/1998/Math/MathML">
  <semantics>
    <mrow>
      <mrow>
        <mrow>
          <msubsup>
            <mi>С</mi>
            <mn>2</mn>
            <mn>4</mn>
          </msubsup>
          <mo stretchy="false">⋅</mo>
          <mn>4</mn>
        </mrow>
        <mo stretchy="false">=</mo>
        <mn>24</mn>
      </mrow>
    </mrow>
    <annotation encoding="StarMath 5.0"> С^4_2 cdot 4 = 24</annotation>
  </semantics>
</math>
</file>

<file path=Object 6/content.xml><?xml version="1.0" encoding="utf-8"?>
<math xmlns="http://www.w3.org/1998/Math/MathML">
  <semantics>
    <mrow>
      <mi>p</mi>
      <mrow>
        <mrow>
          <mo stretchy="false">(</mo>
          <mrow>
            <mn>2,</mn>
            <mi>n</mi>
          </mrow>
          <mo stretchy="false">)</mo>
        </mrow>
        <mo stretchy="false">=</mo>
        <mfrac>
          <mrow>
            <mrow>
              <mrow>
                <msubsup>
                  <mi>C</mi>
                  <mn>3</mn>
                  <mn>24</mn>
                </msubsup>
                <mo stretchy="false">−</mo>
                <msubsup>
                  <mi>C</mi>
                  <mn>2</mn>
                  <mrow>
                    <mi>n</mi>
                    <mrow>
                      <mo stretchy="false">(</mo>
                      <mrow>
                        <mrow>
                          <mn>24</mn>
                          <mo stretchy="false">−</mo>
                          <mi>n</mi>
                        </mrow>
                      </mrow>
                      <mo stretchy="false">)</mo>
                    </mrow>
                  </mrow>
                </msubsup>
              </mrow>
              <mo stretchy="false">−</mo>
              <msubsup>
                <mi>C</mi>
                <mn>3</mn>
                <mrow>
                  <mrow>
                    <mn>24</mn>
                    <mo stretchy="false">−</mo>
                    <mi>n</mi>
                  </mrow>
                </mrow>
              </msubsup>
            </mrow>
          </mrow>
          <mrow>
            <mrow>
              <msubsup>
                <mi>C</mi>
                <mn>3</mn>
                <mn>24</mn>
              </msubsup>
              <mo stretchy="false">⋅</mo>
              <mn>100</mn>
            </mrow>
            <mtext>%</mtext>
          </mrow>
        </mfrac>
      </mrow>
      <mi>,</mi>
      <mi mathvariant="italic">где</mi>
      <mrow>
        <mi>n</mi>
        <mo stretchy="false">=</mo>
        <mn>2..22.</mn>
      </mrow>
    </mrow>
    <annotation encoding="StarMath 5.0">p(2,n) = {C^24_3 - C^{n(24-n)}_2-C^{24-n}_3}over{C^24_3 cdot 100"%"}, где n=2..22. 

</annotation>
  </semantics>
</math>
</file>

<file path=Object 60/content.xml><?xml version="1.0" encoding="utf-8"?>
<math xmlns="http://www.w3.org/1998/Math/MathML">
  <semantics>
    <mrow>
      <mrow>
        <mrow>
          <mrow>
            <mo stretchy="false">(</mo>
            <mrow>
              <mrow>
                <mrow>
                  <mrow>
                    <mn>192</mn>
                    <mo stretchy="false">+</mo>
                    <mn>144</mn>
                  </mrow>
                  <mo stretchy="false">+</mo>
                  <mn>16</mn>
                </mrow>
                <mo stretchy="false">+</mo>
                <mn>24</mn>
              </mrow>
            </mrow>
            <mo stretchy="false">)</mo>
          </mrow>
          <mo stretchy="false">⋅</mo>
          <msubsup>
            <mi>С</mi>
            <mn>5</mn>
            <mn>12</mn>
          </msubsup>
        </mrow>
        <mo stretchy="false">=</mo>
        <mrow>
          <mn>376</mn>
          <mo stretchy="false">⋅</mo>
          <msubsup>
            <mi>С</mi>
            <mn>5</mn>
            <mn>12</mn>
          </msubsup>
        </mrow>
      </mrow>
    </mrow>
    <annotation encoding="StarMath 5.0">(192+144+16+24) cdot С^12_5 = 376 cdot С^12_5</annotation>
  </semantics>
</math>
</file>

<file path=Object 61/content.xml><?xml version="1.0" encoding="utf-8"?>
<math xmlns="http://www.w3.org/1998/Math/MathML">
  <semantics>
    <mrow>
      <mrow>
        <mrow>
          <mrow>
            <mn>4</mn>
            <mo stretchy="false">⋅</mo>
            <mn>4</mn>
          </mrow>
          <mo stretchy="false">⋅</mo>
          <mrow>
            <mo stretchy="false">(</mo>
            <mrow>
              <mrow>
                <msubsup>
                  <mi>С</mi>
                  <mn>3</mn>
                  <mn>6</mn>
                </msubsup>
                <mo stretchy="false">−</mo>
                <mrow>
                  <mn>3</mn>
                  <mo stretchy="false">⋅</mo>
                  <mn>4</mn>
                </mrow>
              </mrow>
            </mrow>
            <mo stretchy="false">)</mo>
          </mrow>
        </mrow>
        <mo stretchy="false">=</mo>
        <mn>128</mn>
      </mrow>
    </mrow>
    <annotation encoding="StarMath 5.0">4 cdot 4 cdot (С^6_3-3 cdot 4) = 128</annotation>
  </semantics>
</math>
</file>

<file path=Object 62/content.xml><?xml version="1.0" encoding="utf-8"?>
<math xmlns="http://www.w3.org/1998/Math/MathML">
  <semantics>
    <mrow>
      <mrow>
        <mrow>
          <mrow>
            <mn>4</mn>
            <mo stretchy="false">∗</mo>
            <mn>4С2</mn>
          </mrow>
          <mo stretchy="false">∗</mo>
          <mrow>
            <mo stretchy="false">(</mo>
            <mrow>
              <mrow>
                <mn>6С2</mn>
                <mo stretchy="false">−</mo>
                <mn>3</mn>
              </mrow>
            </mrow>
            <mo stretchy="false">)</mo>
          </mrow>
        </mrow>
        <mo stretchy="false">=</mo>
        <mn>288</mn>
      </mrow>
    </mrow>
    <annotation encoding="StarMath 5.0">4*4С2*(6С2-3) = 288</annotation>
  </semantics>
</math>
</file>

<file path=Object 63/content.xml><?xml version="1.0" encoding="utf-8"?>
<math xmlns="http://www.w3.org/1998/Math/MathML">
  <semantics>
    <mrow>
      <mrow>
        <mrow>
          <mrow>
            <mn>4</mn>
            <mo stretchy="false">⋅</mo>
            <msubsup>
              <mi>С</mi>
              <mn>3</mn>
              <mn>4</mn>
            </msubsup>
          </mrow>
          <mo stretchy="false">⋅</mo>
          <mn>6</mn>
        </mrow>
        <mo stretchy="false">=</mo>
        <mn>96</mn>
      </mrow>
    </mrow>
    <annotation encoding="StarMath 5.0">4 cdot С^4_3 cdot 6 = 96</annotation>
  </semantics>
</math>
</file>

<file path=Object 64/content.xml><?xml version="1.0" encoding="utf-8"?>
<math xmlns="http://www.w3.org/1998/Math/MathML">
  <semantics>
    <mrow>
      <mrow>
        <mrow>
          <mn>4</mn>
          <mo stretchy="false">⋅</mo>
          <mn>1</mn>
        </mrow>
        <mo stretchy="false">=</mo>
        <mn>4</mn>
      </mrow>
    </mrow>
    <annotation encoding="StarMath 5.0">4 cdot 1 = 4</annotation>
  </semantics>
</math>
</file>

<file path=Object 65/content.xml><?xml version="1.0" encoding="utf-8"?>
<math xmlns="http://www.w3.org/1998/Math/MathML">
  <semantics>
    <mrow>
      <mrow>
        <mrow>
          <mrow>
            <msubsup>
              <mi>С</mi>
              <mn>2</mn>
              <mn>4</mn>
            </msubsup>
            <mo stretchy="false">⋅</mo>
            <mn>4</mn>
          </mrow>
          <mo stretchy="false">⋅</mo>
          <mn>4</mn>
        </mrow>
        <mo stretchy="false">=</mo>
        <mn>96</mn>
      </mrow>
    </mrow>
    <annotation encoding="StarMath 5.0">С^4_2 cdot 4 cdot 4 = 96</annotation>
  </semantics>
</math>
</file>

<file path=Object 66/content.xml><?xml version="1.0" encoding="utf-8"?>
<math xmlns="http://www.w3.org/1998/Math/MathML">
  <semantics>
    <mrow>
      <mrow>
        <mrow>
          <msubsup>
            <mi>С</mi>
            <mn>2</mn>
            <mn>4</mn>
          </msubsup>
          <mo stretchy="false">⋅</mo>
          <msubsup>
            <mi>С</mi>
            <mn>2</mn>
            <mn>4</mn>
          </msubsup>
        </mrow>
        <mo stretchy="false">=</mo>
        <mn>36</mn>
      </mrow>
    </mrow>
    <annotation encoding="StarMath 5.0">С^4_2 cdot С^4_2 = 36</annotation>
  </semantics>
</math>
</file>

<file path=Object 67/content.xml><?xml version="1.0" encoding="utf-8"?>
<math xmlns="http://www.w3.org/1998/Math/MathML">
  <semantics>
    <mrow>
      <mrow>
        <mrow>
          <mrow>
            <mo stretchy="false">(</mo>
            <mrow>
              <mrow>
                <mrow>
                  <mrow>
                    <mrow>
                      <mrow>
                        <mn>128</mn>
                        <mo stretchy="false">+</mo>
                        <mn>288</mn>
                      </mrow>
                      <mo stretchy="false">+</mo>
                      <mn>96</mn>
                    </mrow>
                    <mo stretchy="false">+</mo>
                    <mn>4</mn>
                  </mrow>
                  <mo stretchy="false">+</mo>
                  <mn>96</mn>
                </mrow>
                <mo stretchy="false">+</mo>
                <mn>36</mn>
              </mrow>
            </mrow>
            <mo stretchy="false">)</mo>
          </mrow>
          <mo stretchy="false">⋅</mo>
          <msubsup>
            <mi>С</mi>
            <mn>4</mn>
            <mn>12</mn>
          </msubsup>
        </mrow>
        <mo stretchy="false">=</mo>
        <mrow>
          <mn>648</mn>
          <mo stretchy="false">⋅</mo>
          <msubsup>
            <mi>С</mi>
            <mn>4</mn>
            <mn>12</mn>
          </msubsup>
        </mrow>
      </mrow>
    </mrow>
    <annotation encoding="StarMath 5.0">(128+288+96+4+96+36) cdot С^12_4 = 648 cdot С^12_4</annotation>
  </semantics>
</math>
</file>

<file path=Object 68/content.xml><?xml version="1.0" encoding="utf-8"?>
<math xmlns="http://www.w3.org/1998/Math/MathML">
  <semantics>
    <mrow>
      <mrow>
        <mrow>
          <mrow>
            <mn>4</mn>
            <mo stretchy="false">⋅</mo>
            <mn>4</mn>
          </mrow>
          <mo stretchy="false">⋅</mo>
          <mrow>
            <mo stretchy="false">(</mo>
            <mrow>
              <mrow>
                <mrow>
                  <msubsup>
                    <mi>С</mi>
                    <mn>4</mn>
                    <mn>6</mn>
                  </msubsup>
                  <mo stretchy="false">−</mo>
                  <mrow>
                    <mn>3</mn>
                    <mo stretchy="false">⋅</mo>
                    <mrow>
                      <mo stretchy="false">(</mo>
                      <mrow>
                        <mrow>
                          <msubsup>
                            <mi>С</mi>
                            <mn>2</mn>
                            <mn>4</mn>
                          </msubsup>
                          <mo stretchy="false">−</mo>
                          <mn>2</mn>
                        </mrow>
                      </mrow>
                      <mo stretchy="false">)</mo>
                    </mrow>
                  </mrow>
                </mrow>
                <mo stretchy="false">−</mo>
                <msubsup>
                  <mi>С</mi>
                  <mn>2</mn>
                  <mn>3</mn>
                </msubsup>
              </mrow>
            </mrow>
            <mo stretchy="false">)</mo>
          </mrow>
        </mrow>
        <mo stretchy="false">=</mo>
        <mn>0</mn>
      </mrow>
    </mrow>
    <annotation encoding="StarMath 5.0">4 cdot 4 cdot (С^6_4-3 cdot (С^4_2-2)-С^3_2) = 0</annotation>
  </semantics>
</math>
</file>

<file path=Object 69/content.xml><?xml version="1.0" encoding="utf-8"?>
<math xmlns="http://www.w3.org/1998/Math/MathML">
  <semantics>
    <mrow>
      <mrow>
        <mrow>
          <mrow>
            <mn>4</mn>
            <mo stretchy="false">⋅</mo>
            <msubsup>
              <mi>С</mi>
              <mn>2</mn>
              <mn>4</mn>
            </msubsup>
          </mrow>
          <mo stretchy="false">⋅</mo>
          <mrow>
            <mo stretchy="false">(</mo>
            <mrow>
              <mrow>
                <msubsup>
                  <mi>С</mi>
                  <mn>3</mn>
                  <mn>6</mn>
                </msubsup>
                <mo stretchy="false">−</mo>
                <mrow>
                  <mn>3</mn>
                  <mo stretchy="false">⋅</mo>
                  <mn>4</mn>
                </mrow>
              </mrow>
            </mrow>
            <mo stretchy="false">)</mo>
          </mrow>
        </mrow>
        <mo stretchy="false">=</mo>
        <mn>192</mn>
      </mrow>
    </mrow>
    <annotation encoding="StarMath 5.0">4 cdot С^4_2 cdot (С^6_3-3 cdot 4) = 192</annotation>
  </semantics>
</math>
</file>

<file path=Object 7/content.xml><?xml version="1.0" encoding="utf-8"?>
<math xmlns="http://www.w3.org/1998/Math/MathML">
  <semantics>
    <mrow>
      <mi>p</mi>
      <mrow>
        <mrow>
          <mo stretchy="false">(</mo>
          <mrow>
            <mn>3,</mn>
            <mi>n</mi>
          </mrow>
          <mo stretchy="false">)</mo>
        </mrow>
        <mo stretchy="false">=</mo>
        <mrow>
          <mfrac>
            <mrow>
              <mi mathvariant="italic">nC3</mi>
            </mrow>
            <mrow>
              <msubsup>
                <mi>C</mi>
                <mn>3</mn>
                <mn>24</mn>
              </msubsup>
            </mrow>
          </mfrac>
          <mo stretchy="false">⋅</mo>
          <mn>100</mn>
        </mrow>
      </mrow>
      <mtext>%</mtext>
      <mi>,</mi>
      <mi mathvariant="italic">где</mi>
      <mrow>
        <mi>n</mi>
        <mo stretchy="false">=</mo>
        <mn>3...24.</mn>
      </mrow>
    </mrow>
    <annotation encoding="StarMath 5.0">p(3,n) = {nC3}over{C^24_3} cdot 100"%", где n = 3...24. </annotation>
  </semantics>
</math>
</file>

<file path=Object 70/content.xml><?xml version="1.0" encoding="utf-8"?>
<math xmlns="http://www.w3.org/1998/Math/MathML">
  <semantics>
    <mrow>
      <mrow>
        <mrow>
          <mrow>
            <mn>4</mn>
            <mo stretchy="false">⋅</mo>
            <msubsup>
              <mi>С</mi>
              <mn>3</mn>
              <mn>4</mn>
            </msubsup>
          </mrow>
          <mo stretchy="false">⋅</mo>
          <mrow>
            <mo stretchy="false">(</mo>
            <mrow>
              <mrow>
                <msubsup>
                  <mi>С</mi>
                  <mn>2</mn>
                  <mn>6</mn>
                </msubsup>
                <mo stretchy="false">−</mo>
                <mn>3</mn>
              </mrow>
            </mrow>
            <mo stretchy="false">)</mo>
          </mrow>
        </mrow>
        <mo stretchy="false">=</mo>
        <mn>192</mn>
      </mrow>
    </mrow>
    <annotation encoding="StarMath 5.0">4 cdot С^4_3 cdot (С^6_2-3) = 192</annotation>
  </semantics>
</math>
</file>

<file path=Object 71/content.xml><?xml version="1.0" encoding="utf-8"?>
<math xmlns="http://www.w3.org/1998/Math/MathML">
  <semantics>
    <mrow>
      <mrow>
        <mrow>
          <mrow>
            <mn>4</mn>
            <mo stretchy="false">⋅</mo>
            <mn>1</mn>
          </mrow>
          <mo stretchy="false">⋅</mo>
          <mn>6</mn>
        </mrow>
        <mo stretchy="false">=</mo>
        <mn>24</mn>
      </mrow>
    </mrow>
    <annotation encoding="StarMath 5.0">4 cdot 1 cdot 6 = 24</annotation>
  </semantics>
</math>
</file>

<file path=Object 72/content.xml><?xml version="1.0" encoding="utf-8"?>
<math xmlns="http://www.w3.org/1998/Math/MathML">
  <semantics>
    <mrow>
      <mrow>
        <mrow>
          <mrow>
            <msubsup>
              <mi>С</mi>
              <mn>2</mn>
              <mn>4</mn>
            </msubsup>
            <mo stretchy="false">⋅</mo>
            <mn>4</mn>
          </mrow>
          <mo stretchy="false">⋅</mo>
          <mrow>
            <mo stretchy="false">(</mo>
            <mrow>
              <mrow>
                <msubsup>
                  <mi>С</mi>
                  <mn>2</mn>
                  <mn>4</mn>
                </msubsup>
                <mo stretchy="false">−</mo>
                <mn>2</mn>
              </mrow>
            </mrow>
            <mo stretchy="false">)</mo>
          </mrow>
        </mrow>
        <mo stretchy="false">=</mo>
        <mn>96</mn>
      </mrow>
    </mrow>
    <annotation encoding="StarMath 5.0">С^4_2 cdot 4 cdot (С^4_2-2) = 96</annotation>
  </semantics>
</math>
</file>

<file path=Object 73/content.xml><?xml version="1.0" encoding="utf-8"?>
<math xmlns="http://www.w3.org/1998/Math/MathML">
  <semantics>
    <mrow>
      <mrow>
        <mrow>
          <mrow>
            <msubsup>
              <mi>С</mi>
              <mn>2</mn>
              <mn>4</mn>
            </msubsup>
            <mo stretchy="false">⋅</mo>
            <msubsup>
              <mi>С</mi>
              <mn>2</mn>
              <mn>4</mn>
            </msubsup>
          </mrow>
          <mo stretchy="false">⋅</mo>
          <mn>4</mn>
        </mrow>
        <mo stretchy="false">=</mo>
        <mn>144</mn>
      </mrow>
    </mrow>
    <annotation encoding="StarMath 5.0">С^4_2 cdot С^4_2 cdot 4 = 144</annotation>
  </semantics>
</math>
</file>

<file path=Object 74/content.xml><?xml version="1.0" encoding="utf-8"?>
<math xmlns="http://www.w3.org/1998/Math/MathML">
  <semantics>
    <mrow>
      <mrow>
        <mrow>
          <msubsup>
            <mi>С</mi>
            <mn>2</mn>
            <mn>4</mn>
          </msubsup>
          <mo stretchy="false">⋅</mo>
          <msubsup>
            <mi>С</mi>
            <mn>3</mn>
            <mn>4</mn>
          </msubsup>
        </mrow>
        <mo stretchy="false">=</mo>
        <mn>24</mn>
      </mrow>
    </mrow>
    <annotation encoding="StarMath 5.0">С^4_2 cdot С^4_3 = 24</annotation>
  </semantics>
</math>
</file>

<file path=Object 75/content.xml><?xml version="1.0" encoding="utf-8"?>
<math xmlns="http://www.w3.org/1998/Math/MathML">
  <semantics>
    <mrow>
      <mrow>
        <mrow>
          <msubsup>
            <mi>С</mi>
            <mn>3</mn>
            <mn>4</mn>
          </msubsup>
          <mo stretchy="false">⋅</mo>
          <mn>4</mn>
        </mrow>
        <mo stretchy="false">=</mo>
        <mn>16</mn>
      </mrow>
    </mrow>
    <annotation encoding="StarMath 5.0">С^4_3 cdot 4 = 16</annotation>
  </semantics>
</math>
</file>

<file path=Object 76/content.xml><?xml version="1.0" encoding="utf-8"?>
<math xmlns="http://www.w3.org/1998/Math/MathML">
  <semantics>
    <mrow>
      <mrow>
        <mrow>
          <mrow>
            <mo stretchy="false">(</mo>
            <mrow>
              <mrow>
                <mrow>
                  <mrow>
                    <mrow>
                      <mrow>
                        <mrow>
                          <mn>192</mn>
                          <mo stretchy="false">+</mo>
                          <mn>192</mn>
                        </mrow>
                        <mo stretchy="false">+</mo>
                        <mn>24</mn>
                      </mrow>
                      <mo stretchy="false">+</mo>
                      <mn>96</mn>
                    </mrow>
                    <mo stretchy="false">+</mo>
                    <mn>144</mn>
                  </mrow>
                  <mo stretchy="false">+</mo>
                  <mn>24</mn>
                </mrow>
                <mo stretchy="false">+</mo>
                <mn>16</mn>
              </mrow>
            </mrow>
            <mo stretchy="false">)</mo>
          </mrow>
          <mo stretchy="false">⋅</mo>
          <msubsup>
            <mi>С</mi>
            <mn>3</mn>
            <mn>12</mn>
          </msubsup>
        </mrow>
        <mo stretchy="false">=</mo>
        <mrow>
          <mn>688</mn>
          <mo stretchy="false">⋅</mo>
          <msubsup>
            <mi>С</mi>
            <mn>3</mn>
            <mn>12</mn>
          </msubsup>
        </mrow>
      </mrow>
    </mrow>
    <annotation encoding="StarMath 5.0">(192+192+24+96+144+24+16) cdot С^12_3 = 688 cdot С^12_3</annotation>
  </semantics>
</math>
</file>

<file path=Object 77/content.xml><?xml version="1.0" encoding="utf-8"?>
<math xmlns="http://www.w3.org/1998/Math/MathML">
  <semantics>
    <mrow>
      <mrow>
        <mrow>
          <mrow>
            <mn>4</mn>
            <mo stretchy="false">⋅</mo>
            <msubsup>
              <mi>С</mi>
              <mn>3</mn>
              <mn>4</mn>
            </msubsup>
          </mrow>
          <mo stretchy="false">⋅</mo>
          <mrow>
            <mo stretchy="false">(</mo>
            <mrow>
              <mrow>
                <msubsup>
                  <mi>С</mi>
                  <mn>3</mn>
                  <mn>6</mn>
                </msubsup>
                <mo stretchy="false">−</mo>
                <mrow>
                  <mn>3</mn>
                  <mo stretchy="false">⋅</mo>
                  <mn>4</mn>
                </mrow>
              </mrow>
            </mrow>
            <mo stretchy="false">)</mo>
          </mrow>
        </mrow>
        <mo stretchy="false">=</mo>
        <mn>128</mn>
      </mrow>
    </mrow>
    <annotation encoding="StarMath 5.0">4 cdot С^4_3 cdot (С^6_3-3 cdot 4) = 128</annotation>
  </semantics>
</math>
</file>

<file path=Object 78/content.xml><?xml version="1.0" encoding="utf-8"?>
<math xmlns="http://www.w3.org/1998/Math/MathML">
  <semantics>
    <mrow>
      <mrow>
        <mrow>
          <mrow>
            <mn>4</mn>
            <mo stretchy="false">⋅</mo>
            <mn>1</mn>
          </mrow>
          <mo stretchy="false">⋅</mo>
          <mrow>
            <mo stretchy="false">(</mo>
            <mrow>
              <mrow>
                <msubsup>
                  <mi>С</mi>
                  <mn>2</mn>
                  <mn>6</mn>
                </msubsup>
                <mo stretchy="false">−</mo>
                <mn>3</mn>
              </mrow>
            </mrow>
            <mo stretchy="false">)</mo>
          </mrow>
        </mrow>
        <mo stretchy="false">=</mo>
        <mn>48</mn>
      </mrow>
    </mrow>
    <annotation encoding="StarMath 5.0">4 cdot 1 cdot (С^6_2-3) = 48</annotation>
  </semantics>
</math>
</file>

<file path=Object 79/content.xml><?xml version="1.0" encoding="utf-8"?>
<math xmlns="http://www.w3.org/1998/Math/MathML">
  <semantics>
    <mrow>
      <mrow>
        <mrow>
          <mrow>
            <msubsup>
              <mi>С</mi>
              <mn>2</mn>
              <mn>4</mn>
            </msubsup>
            <mo stretchy="false">⋅</mo>
            <mn>4</mn>
          </mrow>
          <mo stretchy="false">⋅</mo>
          <mrow>
            <mo stretchy="false">(</mo>
            <mrow>
              <mrow>
                <msubsup>
                  <mi>С</mi>
                  <mn>3</mn>
                  <mn>4</mn>
                </msubsup>
                <mo stretchy="false">−</mo>
                <mrow>
                  <mn>2</mn>
                  <mo stretchy="false">⋅</mo>
                  <mn>2</mn>
                </mrow>
              </mrow>
            </mrow>
            <mo stretchy="false">)</mo>
          </mrow>
        </mrow>
        <mo stretchy="false">=</mo>
        <mn>0</mn>
      </mrow>
    </mrow>
    <annotation encoding="StarMath 5.0">С^4_2 cdot 4 cdot (С^4_3-2 cdot 2) = 0</annotation>
  </semantics>
</math>
</file>

<file path=Object 8/content.xml><?xml version="1.0" encoding="utf-8"?>
<math xmlns="http://www.w3.org/1998/Math/MathML">
  <semantics>
    <mrow>
      <mrow>
        <mi>p</mi>
        <mo stretchy="false">=</mo>
        <mrow>
          <mfrac>
            <mrow>
              <mrow>
                <msubsup>
                  <mi>C</mi>
                  <mn>2</mn>
                  <mn>8</mn>
                </msubsup>
                <mo stretchy="false">⋅</mo>
                <mn>22</mn>
              </mrow>
            </mrow>
            <mrow>
              <msubsup>
                <mi>С</mi>
                <mn>3</mn>
                <mn>24</mn>
              </msubsup>
            </mrow>
          </mfrac>
          <mo stretchy="false">⋅</mo>
          <mn>100</mn>
        </mrow>
      </mrow>
      <mrow>
        <mtext>%</mtext>
        <mo stretchy="false">=</mo>
        <mn>30.43</mn>
      </mrow>
      <mtext>%</mtext>
      <mn>.</mn>
    </mrow>
    <annotation encoding="StarMath 5.0"> p = {C^8_2 cdot 22}over{С^24_3} cdot 100"%" = 30.43"%".</annotation>
  </semantics>
</math>
</file>

<file path=Object 80/content.xml><?xml version="1.0" encoding="utf-8"?>
<math xmlns="http://www.w3.org/1998/Math/MathML">
  <semantics>
    <mrow>
      <mrow>
        <mrow>
          <mrow>
            <mn>4С2</mn>
            <mo stretchy="false">∗</mo>
            <mn>4С2</mn>
          </mrow>
          <mo stretchy="false">∗</mo>
          <mrow>
            <mo stretchy="false">(</mo>
            <mrow>
              <mrow>
                <mn>4С2</mn>
                <mo stretchy="false">−</mo>
                <mn>2</mn>
              </mrow>
            </mrow>
            <mo stretchy="false">)</mo>
          </mrow>
        </mrow>
        <mo stretchy="false">=</mo>
        <mn>144</mn>
      </mrow>
    </mrow>
    <annotation encoding="StarMath 5.0">4С2*4С2*(4С2-2) = 144</annotation>
  </semantics>
</math>
</file>

<file path=Object 81/content.xml><?xml version="1.0" encoding="utf-8"?>
<math xmlns="http://www.w3.org/1998/Math/MathML">
  <semantics>
    <mrow>
      <mrow>
        <mrow>
          <mrow>
            <msubsup>
              <mi>С</mi>
              <mn>2</mn>
              <mn>4</mn>
            </msubsup>
            <mo stretchy="false">⋅</mo>
            <msubsup>
              <mi>С</mi>
              <mn>3</mn>
              <mn>4</mn>
            </msubsup>
          </mrow>
          <mo stretchy="false">⋅</mo>
          <mn>4</mn>
        </mrow>
        <mo stretchy="false">=</mo>
        <mn>96</mn>
      </mrow>
    </mrow>
    <annotation encoding="StarMath 5.0">С^4_2 cdot С^4_3 cdot 4 = 96</annotation>
  </semantics>
</math>
</file>

<file path=Object 82/content.xml><?xml version="1.0" encoding="utf-8"?>
<math xmlns="http://www.w3.org/1998/Math/MathML">
  <semantics>
    <mrow>
      <mrow>
        <mrow>
          <msubsup>
            <mi>С</mi>
            <mn>2</mn>
            <mn>4</mn>
          </msubsup>
          <mo stretchy="false">⋅</mo>
          <mn>1</mn>
        </mrow>
        <mo stretchy="false">=</mo>
        <mn>6</mn>
      </mrow>
    </mrow>
    <annotation encoding="StarMath 5.0">С^4_2 cdot 1 = 6</annotation>
  </semantics>
</math>
</file>

<file path=Object 83/content.xml><?xml version="1.0" encoding="utf-8"?>
<math xmlns="http://www.w3.org/1998/Math/MathML">
  <semantics>
    <mrow>
      <mrow>
        <mrow>
          <mrow>
            <msubsup>
              <mi>С</mi>
              <mn>3</mn>
              <mn>4</mn>
            </msubsup>
            <mo stretchy="false">⋅</mo>
            <mn>4</mn>
          </mrow>
          <mo stretchy="false">⋅</mo>
          <mn>2</mn>
        </mrow>
        <mo stretchy="false">=</mo>
        <mn>32</mn>
      </mrow>
    </mrow>
    <annotation encoding="StarMath 5.0"> С^4_3 cdot 4 cdot 2 = 32</annotation>
  </semantics>
</math>
</file>

<file path=Object 84/content.xml><?xml version="1.0" encoding="utf-8"?>
<math xmlns="http://www.w3.org/1998/Math/MathML">
  <semantics>
    <mrow>
      <mrow>
        <mrow>
          <msubsup>
            <mi>С</mi>
            <mn>3</mn>
            <mn>4</mn>
          </msubsup>
          <mo stretchy="false">⋅</mo>
          <msubsup>
            <mi>С</mi>
            <mn>2</mn>
            <mn>4</mn>
          </msubsup>
        </mrow>
        <mo stretchy="false">=</mo>
        <mn>24</mn>
      </mrow>
    </mrow>
    <annotation encoding="StarMath 5.0">С^4_3 cdot С^4_2 = 24</annotation>
  </semantics>
</math>
</file>

<file path=Object 85/content.xml><?xml version="1.0" encoding="utf-8"?>
<math xmlns="http://www.w3.org/1998/Math/MathML">
  <semantics>
    <mrow>
      <mrow>
        <mrow>
          <mrow>
            <mo stretchy="false">(</mo>
            <mrow>
              <mrow>
                <mrow>
                  <mrow>
                    <mrow>
                      <mrow>
                        <mrow>
                          <mn>128</mn>
                          <mo stretchy="false">+</mo>
                          <mn>48</mn>
                        </mrow>
                        <mo stretchy="false">+</mo>
                        <mn>144</mn>
                      </mrow>
                      <mo stretchy="false">+</mo>
                      <mn>96</mn>
                    </mrow>
                    <mo stretchy="false">+</mo>
                    <mn>6</mn>
                  </mrow>
                  <mo stretchy="false">+</mo>
                  <mn>32</mn>
                </mrow>
                <mo stretchy="false">+</mo>
                <mn>24</mn>
              </mrow>
            </mrow>
            <mo stretchy="false">)</mo>
          </mrow>
          <mo stretchy="false">⋅</mo>
          <msubsup>
            <mi>С</mi>
            <mn>2</mn>
            <mn>12</mn>
          </msubsup>
        </mrow>
        <mo stretchy="false">=</mo>
        <mrow>
          <mn>478</mn>
          <mo stretchy="false">⋅</mo>
          <msubsup>
            <mi>С</mi>
            <mn>2</mn>
            <mn>12</mn>
          </msubsup>
        </mrow>
      </mrow>
    </mrow>
    <annotation encoding="StarMath 5.0"> (128+48+144+96+6+32+24) cdot С^12_2 = 478 cdot С^12_2</annotation>
  </semantics>
</math>
</file>

<file path=Object 86/content.xml><?xml version="1.0" encoding="utf-8"?>
<math xmlns="http://www.w3.org/1998/Math/MathML">
  <semantics>
    <mrow>
      <mrow>
        <msubsup>
          <mi>С</mi>
          <mn>9</mn>
          <mn>12</mn>
        </msubsup>
        <mo stretchy="false">⋅</mo>
        <mn>12</mn>
      </mrow>
    </mrow>
    <annotation encoding="StarMath 5.0">С^12_9 cdot 12</annotation>
  </semantics>
</math>
</file>

<file path=Object 87/content.xml><?xml version="1.0" encoding="utf-8"?>
<math xmlns="http://www.w3.org/1998/Math/MathML">
  <semantics>
    <mrow>
      <msubsup>
        <mi>С</mi>
        <mn>10</mn>
        <mn>12</mn>
      </msubsup>
    </mrow>
    <annotation encoding="StarMath 5.0">С^12_10</annotation>
  </semantics>
</math>
</file>

<file path=Object 88/content.xml><?xml version="1.0" encoding="utf-8"?>
<math xmlns="http://www.w3.org/1998/Math/MathML">
  <semantics>
    <mrow>
      <mrow>
        <mfrac>
          <mrow>
            <mi mathvariant="italic">число</mi>
            <mi mathvariant="italic">удачных</mi>
          </mrow>
          <mrow>
            <mi mathvariant="italic">общее</mi>
            <mi mathvariant="italic">число</mi>
            <mi mathvariant="italic">комбинаций</mi>
          </mrow>
        </mfrac>
        <mo stretchy="false">⋅</mo>
        <mn>100</mn>
      </mrow>
      <mtext>%</mtext>
      <mn>.</mn>
    </mrow>
    <annotation encoding="StarMath 5.0">{число удачных}over{общее число комбинаций} cdot 100"%".</annotation>
  </semantics>
</math>
</file>

<file path=Object 89/content.xml><?xml version="1.0" encoding="utf-8"?>
<math xmlns="http://www.w3.org/1998/Math/MathML">
  <semantics>
    <mrow>
      <mrow>
        <mn>4</mn>
        <mo stretchy="false">⋅</mo>
        <msubsup>
          <mi>С</mi>
          <mn>6</mn>
          <mn>8</mn>
        </msubsup>
      </mrow>
    </mrow>
    <annotation encoding="StarMath 5.0"> 4 cdot С^8_6</annotation>
  </semantics>
</math>
</file>

<file path=Object 9/content.xml><?xml version="1.0" encoding="utf-8"?>
<math xmlns="http://www.w3.org/1998/Math/MathML">
  <semantics>
    <mrow>
      <mrow>
        <mi>p</mi>
        <mo stretchy="false">=</mo>
        <mrow>
          <mfrac>
            <mrow>
              <mrow>
                <mn>4</mn>
                <mo stretchy="false">⋅</mo>
                <mn>22</mn>
              </mrow>
            </mrow>
            <mrow>
              <msubsup>
                <mi>С</mi>
                <mn>3</mn>
                <mn>24</mn>
              </msubsup>
            </mrow>
          </mfrac>
          <mo stretchy="false">⋅</mo>
          <mn>100</mn>
        </mrow>
      </mrow>
      <mrow>
        <mtext>%</mtext>
        <mo stretchy="false">=</mo>
        <mn>4.35</mn>
      </mrow>
      <mtext>%</mtext>
    </mrow>
    <annotation encoding="StarMath 5.0">p={4 cdot 22}over{С^24_3} cdot 100"%" = 4.35"%"</annotation>
  </semantics>
</math>
</file>

<file path=Object 90/content.xml><?xml version="1.0" encoding="utf-8"?>
<math xmlns="http://www.w3.org/1998/Math/MathML">
  <semantics>
    <mrow>
      <mrow>
        <mrow>
          <mrow>
            <mn>4</mn>
            <mo stretchy="false">∗</mo>
            <msubsup>
              <mi>С</mi>
              <mn>1</mn>
              <mn>12</mn>
            </msubsup>
          </mrow>
          <mo stretchy="false">⋅</mo>
          <msubsup>
            <mi>С</mi>
            <mn>5</mn>
            <mn>8</mn>
          </msubsup>
        </mrow>
        <mo stretchy="false">=</mo>
        <mrow>
          <mn>48</mn>
          <mo stretchy="false">⋅</mo>
          <msubsup>
            <mi>С</mi>
            <mn>5</mn>
            <mn>8</mn>
          </msubsup>
        </mrow>
      </mrow>
    </mrow>
    <annotation encoding="StarMath 5.0">4*С^12_1 cdot С^8_5 = 48 cdot С^8_5</annotation>
  </semantics>
</math>
</file>

<file path=Object 91/content.xml><?xml version="1.0" encoding="utf-8"?>
<math xmlns="http://www.w3.org/1998/Math/MathML">
  <semantics>
    <mrow>
      <mrow>
        <mrow>
          <mrow>
            <mn>4</mn>
            <mo stretchy="false">⋅</mo>
            <msubsup>
              <mi>С</mi>
              <mn>2</mn>
              <mn>12</mn>
            </msubsup>
          </mrow>
          <mo stretchy="false">⋅</mo>
          <msubsup>
            <mi>С</mi>
            <mn>4</mn>
            <mn>8</mn>
          </msubsup>
        </mrow>
        <mo stretchy="false">=</mo>
        <mrow>
          <mn>264</mn>
          <mo stretchy="false">⋅</mo>
          <msubsup>
            <mi>C</mi>
            <mn>4</mn>
            <mn>8</mn>
          </msubsup>
        </mrow>
      </mrow>
    </mrow>
    <annotation encoding="StarMath 5.0">4 cdot С^12_2 cdot С^8_4 = 264 cdot C^8_4</annotation>
  </semantics>
</math>
</file>

<file path=Object 92/content.xml><?xml version="1.0" encoding="utf-8"?>
<math xmlns="http://www.w3.org/1998/Math/MathML">
  <semantics>
    <mrow>
      <mrow>
        <mrow>
          <mrow>
            <mn>4</mn>
            <mo stretchy="false">⋅</mo>
            <msubsup>
              <mi>С</mi>
              <mn>3</mn>
              <mn>12</mn>
            </msubsup>
          </mrow>
          <mo stretchy="false">⋅</mo>
          <msubsup>
            <mi>С</mi>
            <mn>3</mn>
            <mn>8</mn>
          </msubsup>
        </mrow>
        <mo stretchy="false">=</mo>
        <mrow>
          <mn>880</mn>
          <mo stretchy="false">⋅</mo>
          <msubsup>
            <mi>C</mi>
            <mn>3</mn>
            <mn>8</mn>
          </msubsup>
        </mrow>
      </mrow>
    </mrow>
    <annotation encoding="StarMath 5.0">4 cdot С^12_3 cdot С^8_3 = 880 cdot C^8_3</annotation>
  </semantics>
</math>
</file>

<file path=Object 93/content.xml><?xml version="1.0" encoding="utf-8"?>
<math xmlns="http://www.w3.org/1998/Math/MathML">
  <semantics>
    <mrow>
      <mrow>
        <mrow>
          <mn>4</mn>
          <mo stretchy="false">⋅</mo>
          <mrow>
            <mo stretchy="false">(</mo>
            <mrow>
              <mrow>
                <msubsup>
                  <mi>С</mi>
                  <mn>4</mn>
                  <mn>12</mn>
                </msubsup>
                <mo stretchy="false">−</mo>
                <mn>3</mn>
              </mrow>
            </mrow>
            <mo stretchy="false">)</mo>
          </mrow>
        </mrow>
        <mo stretchy="false">=</mo>
        <mn>1968</mn>
      </mrow>
    </mrow>
    <annotation encoding="StarMath 5.0">4 cdot (С^12_4-3) = 1968</annotation>
  </semantics>
</math>
</file>

<file path=Object 94/content.xml><?xml version="1.0" encoding="utf-8"?>
<math xmlns="http://www.w3.org/1998/Math/MathML">
  <semantics>
    <mrow>
      <mrow>
        <msubsup>
          <mi>С</mi>
          <mn>2</mn>
          <mn>4</mn>
        </msubsup>
        <mo stretchy="false">=</mo>
        <mn>6</mn>
      </mrow>
    </mrow>
    <annotation encoding="StarMath 5.0">С^4_2 = 6</annotation>
  </semantics>
</math>
</file>

<file path=Object 95/content.xml><?xml version="1.0" encoding="utf-8"?>
<math xmlns="http://www.w3.org/1998/Math/MathML">
  <semantics>
    <mrow>
      <mrow>
        <mrow>
          <mrow>
            <mo stretchy="false">(</mo>
            <mrow>
              <mrow>
                <mn>1968</mn>
                <mo stretchy="false">+</mo>
                <mn>6</mn>
              </mrow>
            </mrow>
            <mo stretchy="false">)</mo>
          </mrow>
          <mo stretchy="false">⋅</mo>
          <msubsup>
            <mi>С</mi>
            <mn>2</mn>
            <mn>8</mn>
          </msubsup>
        </mrow>
        <mo stretchy="false">=</mo>
        <mrow>
          <mn>1974</mn>
          <mo stretchy="false">⋅</mo>
          <msubsup>
            <mi>С</mi>
            <mn>2</mn>
            <mn>8</mn>
          </msubsup>
        </mrow>
      </mrow>
    </mrow>
    <annotation encoding="StarMath 5.0">(1968+6) cdot С^8_2 = 1974 cdot С^8_2</annotation>
  </semantics>
</math>
</file>

<file path=Object 96/content.xml><?xml version="1.0" encoding="utf-8"?>
<math xmlns="http://www.w3.org/1998/Math/MathML">
  <semantics>
    <mrow>
      <mrow>
        <mrow>
          <mn>4</mn>
          <mo stretchy="false">∗</mo>
          <mrow>
            <mo stretchy="false">(</mo>
            <mrow>
              <mrow>
                <mn>12С5</mn>
                <mo stretchy="false">−</mo>
                <mrow>
                  <mn>3</mn>
                  <mo stretchy="false">∗</mo>
                  <mn>8</mn>
                </mrow>
              </mrow>
            </mrow>
            <mo stretchy="false">)</mo>
          </mrow>
        </mrow>
        <mo stretchy="false">=</mo>
        <mn>3072</mn>
      </mrow>
    </mrow>
    <annotation encoding="StarMath 5.0">4*(12С5-3*8) = 3072</annotation>
  </semantics>
</math>
</file>

<file path=Object 97/content.xml><?xml version="1.0" encoding="utf-8"?>
<math xmlns="http://www.w3.org/1998/Math/MathML">
  <semantics>
    <mrow>
      <mrow>
        <mrow>
          <msubsup>
            <mi>С</mi>
            <mn>2</mn>
            <mn>4</mn>
          </msubsup>
          <mo stretchy="false">⋅</mo>
          <mn>8</mn>
        </mrow>
        <mo stretchy="false">=</mo>
        <mn>48</mn>
      </mrow>
    </mrow>
    <annotation encoding="StarMath 5.0">С^4_2 cdot 8 = 48</annotation>
  </semantics>
</math>
</file>

<file path=Object 98/content.xml><?xml version="1.0" encoding="utf-8"?>
<math xmlns="http://www.w3.org/1998/Math/MathML">
  <semantics>
    <mrow>
      <mrow>
        <mrow>
          <mrow>
            <mo stretchy="false">(</mo>
            <mrow>
              <mrow>
                <mn>3072</mn>
                <mo stretchy="false">+</mo>
                <mn>48</mn>
              </mrow>
            </mrow>
            <mo stretchy="false">)</mo>
          </mrow>
          <mo stretchy="false">⋅</mo>
          <msubsup>
            <mi>C</mi>
            <mn>1</mn>
            <mn>8</mn>
          </msubsup>
        </mrow>
        <mo stretchy="false">=</mo>
        <mn>24960</mn>
      </mrow>
    </mrow>
    <annotation encoding="StarMath 5.0">(3072+48) cdot C^8_1 = 24960</annotation>
  </semantics>
</math>
</file>

<file path=Object 99/content.xml><?xml version="1.0" encoding="utf-8"?>
<math xmlns="http://www.w3.org/1998/Math/MathML">
  <semantics>
    <mrow>
      <mrow>
        <mrow>
          <mn>4</mn>
          <mo stretchy="false">⋅</mo>
          <mrow>
            <mo stretchy="false">(</mo>
            <mrow>
              <mrow>
                <msubsup>
                  <mi>С</mi>
                  <mn>6</mn>
                  <mn>12</mn>
                </msubsup>
                <mo stretchy="false">−</mo>
                <mrow>
                  <mn>3</mn>
                  <mo stretchy="false">⋅</mo>
                  <msubsup>
                    <mi>С</mi>
                    <mn>2</mn>
                    <mn>8</mn>
                  </msubsup>
                </mrow>
              </mrow>
            </mrow>
            <mo stretchy="false">)</mo>
          </mrow>
        </mrow>
        <mo stretchy="false">=</mo>
        <mn>3360</mn>
      </mrow>
    </mrow>
    <annotation encoding="StarMath 5.0">4 cdot (С^12_6-3 cdot С^8_2) = 3360</annotation>
  </semantics>
</math>
</file>